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uliaMono1" svg:font-family="JuliaMono" style:font-pitch="fixed"/>
    <style:font-face style:name="JuliaMono" svg:font-family="JuliaMon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99cm" fo:min-width="1.376cm" fo:padding-top="0.229cm" fo:padding-bottom="0.229cm" fo:padding-left="0.354cm" fo:padding-right="0.354cm"/>
      <style:paragraph-properties style:writing-mode="lr-tb"/>
    </style:style>
    <style:style style:name="gr2" style:family="graphic" style:parent-style-name="objectwithoutfill">
      <style:graphic-properties svg:stroke-width="0.212cm" svg:stroke-color="#000000" draw:marker-start-width="0.517cm" draw:marker-end-width="0.517cm" draw:fill="solid" draw:textarea-vertical-align="middle" fo:padding-top="0.23cm" fo:padding-bottom="0.23cm" fo:padding-left="0.355cm" fo:padding-right="0.35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552cm"/>
      <style:paragraph-properties style:writing-mode="lr-tb"/>
    </style:style>
    <style:style style:name="gr4" style:family="graphic" style:parent-style-name="standard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3.712cm" fo:padding-top="0.229cm" fo:padding-bottom="0.229cm" fo:padding-left="0.354cm" fo:padding-right="0.354cm"/>
      <style:paragraph-properties style:writing-mode="lr-tb"/>
    </style:style>
    <style:style style:name="gr5" style:family="graphic" style:parent-style-name="standard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6.013cm" fo:padding-top="0.229cm" fo:padding-bottom="0.229cm" fo:padding-left="0.354cm" fo:padding-right="0.35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  <style:paragraph-properties style:writing-mode="lr-tb"/>
    </style:style>
    <style:style style:name="gr7" style:family="graphic" style:parent-style-name="standard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8" style:family="graphic" style:parent-style-name="standard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3.606cm" fo:min-width="1.324cm" fo:padding-top="0.229cm" fo:padding-bottom="0.229cm" fo:padding-left="0.354cm" fo:padding-right="0.35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5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2.54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0.849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78cm" fo:min-width="5.082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576cm" fo:min-width="2.03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.01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2.05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78cm" fo:min-width="2.54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4cm" fo:min-width="1.39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6cm" fo:min-width="1.018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78cm" fo:min-width="1.95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1.69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4.235cm"/>
      <style:paragraph-properties style:writing-mode="lr-tb"/>
    </style:style>
    <style:style style:name="gr22" style:family="graphic" style:parent-style-name="standard">
      <style:graphic-properties draw:stroke="none" draw:fill="none" fo:min-height="1.67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018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576cm" fo:min-width="2.034cm"/>
      <style:paragraph-properties style:writing-mode="lr-tb"/>
    </style:style>
    <style:style style:name="gr25" style:family="graphic" style:parent-style-name="standard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3.552cm" fo:min-width="1.324cm" fo:padding-top="0.229cm" fo:padding-bottom="0.229cm" fo:padding-left="0.354cm" fo:padding-right="0.354cm"/>
      <style:paragraph-properties style:writing-mode="lr-tb"/>
    </style:style>
    <style:style style:name="gr26" style:family="graphic" style:parent-style-name="standard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3.539cm" fo:padding-top="0.229cm" fo:padding-bottom="0.229cm" fo:padding-left="0.354cm" fo:padding-right="0.35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861cm"/>
      <style:paragraph-properties style:writing-mode="lr-tb"/>
    </style:style>
    <style:style style:name="gr2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24cm" fo:min-width="1.52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1.526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3.151cm" fo:min-width="6.098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693cm" fo:min-width="2.03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1.95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52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31cm" fo:min-width="2.03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3.38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25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66cm" fo:min-width="3.05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6.301cm" fo:min-width="6.098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4.159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5cm" fo:min-width="2.54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1.27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4.659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.711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.034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2.034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357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2.034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1.357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5cm" fo:min-width="3.372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5.421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1.255cm"/>
      <style:paragraph-properties style:writing-mode="lr-tb"/>
    </style:style>
    <style:style style:name="gr53" style:family="graphic" style:parent-style-name="standard">
      <style:graphic-properties draw:stroke="none" draw:fill="none" fo:min-height="1.577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3.727cm"/>
      <style:paragraph-properties style:writing-mode="lr-tb"/>
    </style:style>
    <style:style style:name="gr55" style:family="graphic" style:parent-style-name="standard">
      <style:graphic-properties draw:stroke="none" draw:fill="none" fo:min-height="1.347cm"/>
      <style:paragraph-properties style:writing-mode="lr-tb"/>
    </style:style>
    <style:style style:name="gr56" style:family="graphic" style:parent-style-name="standard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8.186cm" fo:min-width="1.324cm" fo:padding-top="0.229cm" fo:padding-bottom="0.229cm" fo:padding-left="0.354cm" fo:padding-right="0.354cm"/>
      <style:paragraph-properties style:writing-mode="lr-tb"/>
    </style:style>
    <style:style style:name="gr57" style:family="graphic" style:parent-style-name="standard">
      <style:graphic-properties draw:stroke="none" draw:fill="none" fo:min-height="3.786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78cm" fo:min-width="0.849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78cm" fo:min-width="0.849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78cm" fo:min-width="0.849cm"/>
      <style:paragraph-properties style:writing-mode="lr-tb"/>
    </style:style>
    <style:style style:name="gr61" style:family="graphic" style:parent-style-name="standard" style:list-style-name="L1">
      <style:graphic-properties draw:stroke="none" draw:fill="none" fo:min-height="1.347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85cm" fo:min-width="1.399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259cm"/>
      <style:paragraph-properties style:writing-mode="lr-tb"/>
    </style:style>
    <style:style style:name="gr64" style:family="graphic" style:parent-style-name="standard">
      <style:graphic-properties draw:stroke="none" draw:fill="none" fo:min-height="2.605cm"/>
      <style:paragraph-properties style:writing-mode="lr-tb"/>
    </style:style>
    <style:style style:name="gr65" style:family="graphic" style:parent-style-name="standard">
      <style:graphic-properties draw:stroke="none" draw:fill="none" fo:min-height="4.031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78cm" fo:min-width="0.849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78cm" fo:min-width="0.849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78cm" fo:min-width="0.849cm"/>
      <style:paragraph-properties style:writing-mode="lr-tb"/>
    </style:style>
    <style:style style:name="gr69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70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71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72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73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74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75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76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77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1.526cm"/>
      <style:paragraph-properties style:writing-mode="lr-tb"/>
    </style:style>
    <style:style style:name="gr79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80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81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82" style:family="graphic" style:parent-style-name="standard">
      <style:graphic-properties draw:stroke="none" draw:fill="none" fo:min-height="1.576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1.259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4.066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576cm" fo:min-width="3.388cm"/>
      <style:paragraph-properties style:writing-mode="lr-tb"/>
    </style:style>
    <style:style style:name="gr86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87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88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3cm" fo:min-width="2.034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4cm" fo:min-width="2.034cm"/>
      <style:paragraph-properties style:writing-mode="lr-tb"/>
    </style:style>
    <style:style style:name="gr91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4.14cm" fo:min-width="1.324cm" fo:padding-top="0.229cm" fo:padding-bottom="0.229cm" fo:padding-left="0.354cm" fo:padding-right="0.354cm"/>
      <style:paragraph-properties style:writing-mode="lr-tb"/>
    </style:style>
    <style:style style:name="gr92" style:family="graphic" style:parent-style-name="standard">
      <style:graphic-properties draw:stroke="none" draw:marker-start="" draw:fill-color="#ffffff" draw:textarea-horizontal-align="justify" draw:textarea-vertical-align="middle" draw:auto-grow-height="false" fo:min-height="1.782cm" fo:min-width="1.913cm"/>
    </style:style>
    <style:style style:name="gr93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4.14cm" fo:min-width="1.324cm" fo:padding-top="0.229cm" fo:padding-bottom="0.229cm" fo:padding-left="0.354cm" fo:padding-right="0.354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78cm" fo:min-width="12.702cm"/>
      <style:paragraph-properties style:writing-mode="lr-tb"/>
    </style:style>
    <style:style style:name="gr95" style:family="graphic" style:parent-style-name="standard">
      <style:graphic-properties draw:stroke="none" draw:fill="none" fo:min-height="1.679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93cm" fo:min-width="2.034cm"/>
      <style:paragraph-properties style:writing-mode="lr-tb"/>
    </style:style>
    <style:style style:name="gr97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98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99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JuliaMono1" fo:font-size="40pt" fo:font-weight="bold" style:font-size-asian="40pt" style:font-weight-asian="bold" style:font-size-complex="40pt" style:font-weight-complex="bold"/>
    </style:style>
    <style:style style:name="P2" style:family="paragraph">
      <loext:graphic-properties draw:fill-color="#b4c7dc"/>
      <style:paragraph-properties fo:text-align="center" style:writing-mode="lr-tb"/>
      <style:text-properties style:font-name="JuliaMono1"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="solid"/>
      <style:paragraph-properties fo:text-align="center" style:writing-mode="lr-tb"/>
      <style:text-properties fo:color="#c9211e" style:font-name="JuliaMono1"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color="#c9211e" style:font-name="JuliaMono1" fo:font-size="24pt" fo:font-weight="bold" style:font-size-asian="40pt" style:font-weight-asian="bold" style:font-size-complex="40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000000" style:font-name="JuliaMono1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color="#000000" style:font-name="JuliaMono1" fo:font-size="66pt" fo:font-weight="bold" style:font-size-asian="66pt" style:font-weight-asian="bold" style:font-size-complex="66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color="#000000" style:font-name="JuliaMono1" fo:font-size="40pt" fo:font-weight="bold" style:font-size-asian="40pt" style:font-weight-asian="bold" style:font-size-complex="40pt" style:font-weight-complex="bold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style:font-name="JuliaMono1"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style:font-name="JuliaMono1" fo:font-size="32pt" fo:font-weight="bold" style:font-size-asian="32pt" style:font-weight-asian="bold" style:font-size-complex="32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color="#000000" style:font-name="JuliaMono1" fo:font-size="48pt" fo:font-weight="normal" style:font-size-asian="48pt" style:font-weight-asian="normal" style:font-size-complex="48pt" style:font-weight-complex="normal"/>
    </style:style>
    <style:style style:name="P12" style:family="paragraph">
      <loext:graphic-properties draw:fill="none" draw:fill-color="#ffffff"/>
      <style:paragraph-properties style:writing-mode="lr-tb"/>
      <style:text-properties fo:color="#000000" style:font-name="JuliaMono1" fo:font-size="48pt" fo:font-weight="normal" style:font-size-asian="66pt" style:font-weight-asian="normal" style:font-size-complex="66pt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color="#c9211e" style:font-name="JuliaMono1"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color="#000000" style:font-name="JuliaMono1" fo:font-size="48pt" fo:font-weight="bold" style:font-size-asian="48pt" style:font-weight-asian="bold" style:font-size-complex="48pt" style:font-weight-complex="bold"/>
    </style:style>
    <style:style style:name="P15" style:family="paragraph">
      <style:paragraph-properties fo:text-align="center" style:writing-mode="lr-tb"/>
      <style:text-properties style:font-name="JuliaMono1" fo:font-size="28pt" fo:font-weight="bold" style:font-size-asian="28pt" style:font-weight-asian="bold" style:font-size-complex="28pt" style:font-weight-complex="bold"/>
    </style:style>
    <style:style style:name="P16" style:family="paragraph">
      <loext:graphic-properties draw:fill-color="#b4c7dc"/>
      <style:paragraph-properties fo:text-align="center" style:writing-mode="lr-tb"/>
      <style:text-properties style:font-name="JuliaMono1" fo:font-size="28pt" fo:font-weight="bold" style:font-size-asian="28pt" style:font-weight-asian="bold" style:font-size-complex="28pt" style:font-weight-complex="bold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style:font-name="JuliaMono1" fo:font-size="66pt" fo:font-weight="bold" style:font-size-asian="66pt" style:font-weight-asian="bold" style:font-size-complex="66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color="#000000" style:font-name="JuliaMono1" fo:font-size="66pt" fo:font-weight="normal" style:font-size-asian="66pt" style:font-weight-asian="normal" style:font-size-complex="66pt" style:font-weight-complex="normal"/>
    </style:style>
    <style:style style:name="P19" style:family="paragraph">
      <loext:graphic-properties draw:fill="none"/>
      <style:paragraph-properties style:writing-mode="lr-tb"/>
      <style:text-properties style:font-name="JuliaMono1"/>
    </style:style>
    <style:style style:name="P20" style:family="paragraph">
      <loext:graphic-properties draw:fill="none" draw:fill-color="#ffffff"/>
      <style:paragraph-properties style:writing-mode="lr-tb"/>
      <style:text-properties fo:color="#000000" style:font-name="JuliaMono1" fo:font-size="66pt" fo:font-weight="normal" style:font-size-asian="96pt" style:font-weight-asian="normal" style:font-size-complex="96pt" style:font-weight-complex="normal"/>
    </style:style>
    <style:style style:name="P21" style:family="paragraph">
      <style:paragraph-properties fo:text-align="center"/>
      <style:text-properties style:font-name="JuliaMono1"/>
    </style:style>
    <style:style style:name="P22" style:family="paragraph">
      <loext:graphic-properties draw:fill="none" draw:fill-color="#ffffff"/>
      <style:paragraph-properties style:writing-mode="lr-tb"/>
      <style:text-properties fo:color="#000000" style:font-name="JuliaMono1" fo:font-size="72pt" fo:font-weight="normal" style:font-size-asian="72pt" style:font-weight-asian="bold" style:font-size-complex="72pt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color="#000000" style:font-name="JuliaMono1" fo:font-size="72pt" fo:font-weight="normal" style:font-size-asian="72pt" style:font-weight-asian="normal" style:font-size-complex="72pt" style:font-weight-complex="normal"/>
    </style:style>
    <style:style style:name="P24" style:family="paragraph">
      <loext:graphic-properties draw:fill="none" draw:fill-color="#ffffff"/>
      <style:paragraph-properties style:writing-mode="lr-tb"/>
      <style:text-properties fo:color="#000000" style:font-name="JuliaMono1" fo:font-size="96pt" fo:font-weight="normal" style:font-size-asian="96pt" style:font-weight-asian="normal" style:font-size-complex="96pt" style:font-weight-complex="normal"/>
    </style:style>
    <style:style style:name="P25" style:family="paragraph">
      <loext:graphic-properties draw:fill="none" draw:fill-color="#ffffff"/>
      <style:paragraph-properties style:writing-mode="lr-tb"/>
      <style:text-properties fo:color="#000000" style:font-name="JuliaMono1" fo:font-size="144pt" fo:font-weight="normal" style:font-size-asian="96pt" style:font-weight-asian="bold" style:font-size-complex="96pt" style:font-weight-complex="bold"/>
    </style:style>
    <style:style style:name="P26" style:family="paragraph">
      <loext:graphic-properties draw:fill="none" draw:fill-color="#ffffff"/>
      <style:paragraph-properties style:writing-mode="lr-tb"/>
      <style:text-properties fo:color="#000000" style:font-name="JuliaMono1" fo:font-size="144pt" fo:font-weight="normal" style:font-size-asian="192pt" style:font-weight-asian="normal" style:font-size-complex="192pt" style:font-weight-complex="normal"/>
    </style:style>
    <style:style style:name="P27" style:family="paragraph">
      <style:paragraph-properties fo:text-align="center" style:writing-mode="lr-tb"/>
      <style:text-properties style:font-name="JuliaMono1" fo:font-size="14pt" fo:font-weight="bold" style:font-size-asian="14pt" style:font-weight-asian="bold" style:font-size-complex="14pt" style:font-weight-complex="bold"/>
    </style:style>
    <style:style style:name="P28" style:family="paragraph">
      <loext:graphic-properties draw:fill-color="#b4c7dc"/>
      <style:paragraph-properties fo:text-align="center" style:writing-mode="lr-tb"/>
      <style:text-properties style:font-name="JuliaMono1" fo:font-size="14pt" fo:font-weight="bold" style:font-size-asian="14pt" style:font-weight-asian="bold" style:font-size-complex="14pt" style:font-weight-complex="bold"/>
    </style:style>
    <style:style style:name="P29" style:family="paragraph">
      <style:paragraph-properties fo:text-align="center" style:writing-mode="lr-tb"/>
      <style:text-properties style:font-name="JuliaMono1" fo:font-size="10pt" fo:font-weight="bold" style:font-size-asian="10pt" style:font-weight-asian="bold" style:font-size-complex="10pt" style:font-weight-complex="bold"/>
    </style:style>
    <style:style style:name="P30" style:family="paragraph">
      <loext:graphic-properties draw:fill-color="#b4c7dc"/>
      <style:paragraph-properties fo:text-align="center" style:writing-mode="lr-tb"/>
      <style:text-properties style:font-name="JuliaMono1" fo:font-size="10pt" fo:font-weight="bold" style:font-size-asian="10pt" style:font-weight-asian="bold" style:font-size-complex="10pt" style:font-weight-complex="bold"/>
    </style:style>
    <style:style style:name="P31" style:family="paragraph">
      <style:paragraph-properties fo:text-align="center" style:writing-mode="lr-tb"/>
      <style:text-properties style:font-name="JuliaMono1" fo:font-size="32pt" fo:font-weight="bold" style:font-size-asian="32pt" style:font-weight-asian="bold" style:font-size-complex="32pt" style:font-weight-complex="bold"/>
    </style:style>
    <style:style style:name="P32" style:family="paragraph">
      <loext:graphic-properties draw:fill-color="#b4c7dc"/>
      <style:paragraph-properties fo:text-align="center" style:writing-mode="lr-tb"/>
      <style:text-properties style:font-name="JuliaMono1" fo:font-size="32pt" fo:font-weight="bold" style:font-size-asian="32pt" style:font-weight-asian="bold" style:font-size-complex="32pt" style:font-weight-complex="bold"/>
    </style:style>
    <style:style style:name="P33" style:family="paragraph">
      <loext:graphic-properties draw:fill="none" draw:fill-color="#ffffff"/>
      <style:paragraph-properties style:writing-mode="lr-tb"/>
      <style:text-properties fo:color="#000000" style:font-name="JuliaMono1" fo:font-size="60pt" fo:font-weight="bold" style:font-size-asian="66pt" style:font-weight-asian="bold" style:font-size-complex="66pt" style:font-weight-complex="bold"/>
    </style:style>
    <style:style style:name="P34" style:family="paragraph">
      <loext:graphic-properties draw:fill="solid"/>
      <style:paragraph-properties fo:text-align="center" style:writing-mode="lr-tb"/>
      <style:text-properties fo:color="#c9211e" style:font-name="JuliaMono1" fo:font-size="24pt" fo:font-weight="bold" style:font-size-asian="40pt" style:font-weight-asian="bold" style:font-size-complex="40pt" style:font-weight-complex="bold"/>
    </style:style>
    <style:style style:name="P35" style:family="paragraph">
      <loext:graphic-properties draw:fill="none" draw:fill-color="#ffffff"/>
      <style:paragraph-properties style:writing-mode="lr-tb"/>
      <style:text-properties fo:color="#c9211e" style:font-name="JuliaMono1" fo:font-size="24pt" fo:font-weight="bold" style:font-size-asian="32pt" style:font-weight-asian="bold" style:font-size-complex="32pt" style:font-weight-complex="bold"/>
    </style:style>
    <style:style style:name="P36" style:family="paragraph">
      <style:paragraph-properties fo:text-align="center" style:writing-mode="lr-tb"/>
      <style:text-properties style:font-name="JuliaMono1" fo:font-size="16pt" fo:font-weight="bold" style:font-size-asian="16pt" style:font-weight-asian="bold" style:font-size-complex="16pt" style:font-weight-complex="bold"/>
    </style:style>
    <style:style style:name="P37" style:family="paragraph">
      <loext:graphic-properties draw:fill-color="#b4c7dc"/>
      <style:paragraph-properties fo:text-align="center" style:writing-mode="lr-tb"/>
      <style:text-properties style:font-name="JuliaMono1" fo:font-size="16pt" fo:font-weight="bold" style:font-size-asian="16pt" style:font-weight-asian="bold" style:font-size-complex="16pt" style:font-weight-complex="bold"/>
    </style:style>
    <style:style style:name="P38" style:family="paragraph">
      <loext:graphic-properties draw:fill="none" draw:fill-color="#ffffff"/>
      <style:paragraph-properties style:writing-mode="lr-tb"/>
      <style:text-properties fo:color="#000000" style:font-name="JuliaMono1" fo:font-size="24pt" fo:font-weight="bold" style:font-size-asian="40pt" style:font-weight-asian="bold" style:font-size-complex="40pt" style:font-weight-complex="bold"/>
    </style:style>
    <style:style style:name="P39" style:family="paragraph">
      <style:paragraph-properties fo:text-align="center" style:writing-mode="lr-tb"/>
      <style:text-properties style:font-name="JuliaMono1" fo:font-size="20pt" fo:font-weight="bold" style:font-size-asian="20pt" style:font-weight-asian="bold" style:font-size-complex="20pt" style:font-weight-complex="bold"/>
    </style:style>
    <style:style style:name="P40" style:family="paragraph">
      <loext:graphic-properties draw:fill-color="#b4c7dc"/>
      <style:paragraph-properties fo:text-align="center" style:writing-mode="lr-tb"/>
      <style:text-properties style:font-name="JuliaMono1" fo:font-size="20pt" fo:font-weight="bold" style:font-size-asian="20pt" style:font-weight-asian="bold" style:font-size-complex="20pt" style:font-weight-complex="bold"/>
    </style:style>
    <style:style style:name="P41" style:family="paragraph">
      <loext:graphic-properties draw:fill="none" draw:fill-color="#ffffff"/>
      <style:paragraph-properties style:writing-mode="lr-tb"/>
      <style:text-properties fo:color="#000000" style:font-name="JuliaMono1" fo:font-size="60pt" fo:font-weight="bold" style:font-size-asian="60pt" style:font-weight-asian="bold" style:font-size-complex="60pt" style:font-weight-complex="bold"/>
    </style:style>
    <style:style style:name="P42" style:family="paragraph">
      <style:paragraph-properties fo:text-align="center" style:writing-mode="lr-tb"/>
      <style:text-properties style:font-name="JuliaMono1" fo:font-size="32pt" fo:font-weight="bold" style:font-size-asian="40pt" style:font-weight-asian="bold" style:font-size-complex="40pt" style:font-weight-complex="bold"/>
    </style:style>
    <style:style style:name="P43" style:family="paragraph">
      <loext:graphic-properties draw:fill-color="#b4c7dc"/>
      <style:paragraph-properties fo:text-align="center" style:writing-mode="lr-tb"/>
      <style:text-properties style:font-name="JuliaMono1" fo:font-size="32pt" fo:font-weight="bold" style:font-size-asian="40pt" style:font-weight-asian="bold" style:font-size-complex="40pt" style:font-weight-complex="bold"/>
    </style:style>
    <style:style style:name="P44" style:family="paragraph">
      <loext:graphic-properties draw:fill="none" draw:fill-color="#ffffff"/>
      <style:paragraph-properties style:writing-mode="lr-tb"/>
      <style:text-properties fo:color="#000000" style:font-name="JuliaMono1" fo:font-size="96pt" fo:font-weight="normal" style:font-size-asian="144pt" style:font-weight-asian="normal" style:font-size-complex="144pt" style:font-weight-complex="normal"/>
    </style:style>
    <style:style style:name="P45" style:family="paragraph">
      <loext:graphic-properties draw:fill="none"/>
      <style:paragraph-properties style:writing-mode="lr-tb"/>
      <style:text-properties style:font-name="JuliaMono1" fo:font-size="32pt" style:font-size-asian="32pt" style:font-size-complex="32pt"/>
    </style:style>
    <style:style style:name="P46" style:family="paragraph">
      <loext:graphic-properties draw:fill="none" draw:fill-color="#ffffff"/>
      <style:paragraph-properties style:writing-mode="lr-tb"/>
      <style:text-properties fo:color="#000000" style:font-name="JuliaMono1" fo:font-size="32pt" fo:font-weight="bold" style:font-size-asian="40pt" style:font-weight-asian="bold" style:font-size-complex="40pt" style:font-weight-complex="bold"/>
    </style:style>
    <style:style style:name="P47" style:family="paragraph">
      <loext:graphic-properties draw:fill="none"/>
      <style:paragraph-properties style:writing-mode="lr-tb"/>
      <style:text-properties style:font-name="JuliaMono1" fo:font-size="32pt" fo:font-weight="bold"/>
    </style:style>
    <style:style style:name="P48" style:family="paragraph">
      <loext:graphic-properties draw:fill="none"/>
      <style:paragraph-properties style:writing-mode="lr-tb"/>
      <style:text-properties style:font-name="JuliaMono1" fo:font-size="40pt" fo:font-weight="bold" style:font-size-asian="40pt" style:font-weight-asian="bold" style:font-size-complex="40pt" style:font-weight-complex="bold"/>
    </style:style>
    <style:style style:name="P49" style:family="paragraph">
      <loext:graphic-properties draw:fill="none"/>
      <style:paragraph-properties style:writing-mode="lr-tb"/>
      <style:text-properties fo:color="#2a6099" style:font-name="JuliaMono1" fo:font-size="44pt" fo:font-weight="bold" style:font-size-asian="96pt" style:font-weight-asian="bold" style:font-size-complex="96pt" style:font-weight-complex="bold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2a6099" style:font-name="JuliaMono1" fo:font-size="66pt" fo:font-weight="bold" style:font-size-asian="66pt" style:font-weight-asian="bold" style:font-size-complex="66pt" style:font-weight-complex="bold"/>
    </style:style>
    <style:style style:name="P51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style:font-name="JuliaMono1" fo:font-size="32pt" style:font-size-asian="32pt" style:font-size-complex="32pt"/>
    </style:style>
    <style:style style:name="P52" style:family="paragraph">
      <loext:graphic-properties draw:fill="none" draw:fill-color="#ffffff"/>
      <style:paragraph-properties style:writing-mode="lr-tb"/>
      <style:text-properties fo:color="#000000" style:font-name="JuliaMono1" fo:font-size="66pt" fo:font-weight="bold" style:font-size-asian="96pt" style:font-weight-asian="bold" style:font-size-complex="96pt" style:font-weight-complex="bold"/>
    </style:style>
    <style:style style:name="P53" style:family="paragraph">
      <loext:graphic-properties draw:fill="none"/>
      <style:paragraph-properties style:writing-mode="lr-tb"/>
      <style:text-properties style:font-name="JuliaMono1" fo:font-size="48pt" style:font-size-asian="48pt" style:font-size-complex="48pt"/>
    </style:style>
    <style:style style:name="P5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JuliaMono1" fo:font-size="40pt" fo:font-weight="bold" style:font-size-asian="40pt" style:font-weight-asian="bold" style:font-size-complex="40pt" style:font-weight-complex="bold"/>
    </style:style>
    <style:style style:name="P55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style:font-name="JuliaMono1" fo:font-size="40pt" fo:font-weight="bold" style:font-size-asian="40pt" style:font-weight-asian="bold" style:font-size-complex="40pt" style:font-weight-complex="bold"/>
    </style:style>
    <style:style style:name="P56" style:family="paragraph">
      <loext:graphic-properties draw:fill="none"/>
      <style:paragraph-properties style:writing-mode="lr-tb"/>
      <style:text-properties fo:color="#2a6099" style:font-name="JuliaMono1" fo:font-size="66pt" fo:font-weight="bold" style:font-size-asian="96pt" style:font-weight-asian="bold" style:font-size-complex="96pt" style:font-weight-complex="bold"/>
    </style:style>
    <style:style style:name="P57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JuliaMono1" fo:font-size="32pt" fo:font-weight="bold" style:font-size-asian="40pt" style:font-weight-asian="bold" style:font-size-complex="40pt" style:font-weight-complex="bold"/>
    </style:style>
    <style:style style:name="P58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style:font-name="JuliaMono1" fo:font-size="32pt" fo:font-weight="bold" style:font-size-asian="40pt" style:font-weight-asian="bold" style:font-size-complex="40pt" style:font-weight-complex="bold"/>
    </style:style>
    <style:style style:name="P59" style:family="paragraph">
      <loext:graphic-properties draw:fill="none"/>
      <style:paragraph-properties style:writing-mode="lr-tb"/>
      <style:text-properties style:font-name="JuliaMono1" fo:font-size="24pt" fo:font-weight="bold" style:font-size-asian="40pt" style:font-weight-asian="bold" style:font-size-complex="40pt" style:font-weight-complex="bold"/>
    </style:style>
    <style:style style:name="P6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JuliaMono1" fo:font-size="14pt" fo:font-weight="bold" style:font-size-asian="14pt" style:font-weight-asian="bold" style:font-size-complex="14pt" style:font-weight-complex="bold"/>
    </style:style>
    <style:style style:name="P61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style:font-name="JuliaMono1" fo:font-size="14pt" fo:font-weight="bold" style:font-size-asian="14pt" style:font-weight-asian="bold" style:font-size-complex="14pt" style:font-weight-complex="bold"/>
    </style:style>
    <style:style style:name="P62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JuliaMono1" fo:font-size="32pt" fo:font-weight="bold" style:font-size-asian="32pt" style:font-weight-asian="bold" style:font-size-complex="32pt" style:font-weight-complex="bold"/>
    </style:style>
    <style:style style:name="P63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style:font-name="JuliaMono1" fo:font-size="32pt" fo:font-weight="bold" style:font-size-asian="32pt" style:font-weight-asian="bold" style:font-size-complex="32pt" style:font-weight-complex="bold"/>
    </style:style>
    <style:style style:name="P64" style:family="paragraph">
      <loext:graphic-properties draw:fill-color="#ffffff"/>
      <style:paragraph-properties fo:text-align="center"/>
      <style:text-properties style:font-name="JuliaMono1" fo:font-size="24pt"/>
    </style:style>
    <style:style style:name="P65" style:family="paragraph">
      <loext:graphic-properties draw:fill="none"/>
      <style:paragraph-properties style:writing-mode="lr-tb"/>
    </style:style>
    <style:style style:name="T1" style:family="text">
      <style:text-properties style:font-name="JuliaMono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c9211e" style:font-name="JuliaMono1" fo:font-size="24pt" fo:font-weight="bold" style:font-size-asian="40pt" style:font-weight-asian="bold" style:font-size-complex="40pt" style:font-weight-complex="bold"/>
    </style:style>
    <style:style style:name="T3" style:family="text">
      <style:text-properties fo:color="#000000" style:font-name="JuliaMono1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000000" style:font-name="JuliaMono1" fo:font-size="40pt" fo:font-weight="bold" style:font-size-asian="40pt" style:font-weight-asian="bold" style:font-size-complex="40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JuliaMono1" fo:font-size="40pt" fo:font-style="normal" fo:text-shadow="none" style:text-underline-style="none" fo:font-weight="bold" style:letter-kerning="true" style:font-name-asian="Noto Sans CJK SC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JuliaMono1" fo:font-size="32pt" fo:font-style="normal" fo:text-shadow="none" style:text-underline-style="none" fo:font-weight="bold" style:letter-kerning="true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font-name="JuliaMono1" fo:font-size="48pt" fo:font-weight="normal" style:font-size-asian="48pt" style:font-weight-asian="normal" style:font-size-complex="48pt" style:font-weight-complex="normal"/>
    </style:style>
    <style:style style:name="T8" style:family="text">
      <style:text-properties fo:color="#000000" style:font-name="JuliaMono1" fo:font-size="48pt" fo:font-weight="normal" style:font-size-asian="66pt" style:font-weight-asian="normal" style:font-size-complex="66pt" style:font-weight-complex="normal"/>
    </style:style>
    <style:style style:name="T9" style:family="text">
      <style:text-properties fo:color="#c9211e" style:font-name="JuliaMono1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000000" style:font-name="JuliaMono1" fo:font-size="48pt" fo:font-weight="bold" style:font-size-asian="48pt" style:font-weight-asian="bold" style:font-size-complex="48pt" style:font-weight-complex="bold"/>
    </style:style>
    <style:style style:name="T11" style:family="text">
      <style:text-properties style:font-name="JuliaMono1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000000" style:font-name="JuliaMono1" fo:font-size="66pt" fo:font-weight="normal" style:font-size-asian="66pt" style:font-weight-asian="normal" style:font-size-complex="66pt" style:font-weight-complex="normal"/>
    </style:style>
    <style:style style:name="T13" style:family="text">
      <style:text-properties fo:font-variant="normal" fo:text-transform="none" fo:color="#c9211e" style:text-outline="false" style:text-line-through-style="none" style:text-line-through-type="none" style:font-name="JuliaMono1" fo:font-size="24pt" fo:font-style="normal" fo:text-shadow="none" style:text-underline-style="none" fo:font-weight="bold" style:letter-kerning="true" style:font-name-asian="Noto Sans CJK SC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000000" style:font-name="JuliaMono1" fo:font-size="66pt" fo:font-weight="normal" style:font-size-asian="96pt" style:font-weight-asian="normal" style:font-size-complex="96pt" style:font-weight-complex="normal"/>
    </style:style>
    <style:style style:name="T15" style:family="text">
      <style:text-properties fo:color="#000000" style:font-name="JuliaMono1" fo:font-size="72pt" fo:font-weight="normal" style:font-size-asian="72pt" style:font-weight-asian="bold" style:font-size-complex="72pt" style:font-weight-complex="bold"/>
    </style:style>
    <style:style style:name="T16" style:family="text">
      <style:text-properties fo:color="#000000" style:font-name="JuliaMono1" fo:font-size="72pt" fo:font-weight="normal" style:font-size-asian="72pt" style:font-weight-asian="normal" style:font-size-complex="72pt" style:font-weight-complex="normal"/>
    </style:style>
    <style:style style:name="T17" style:family="text">
      <style:text-properties fo:color="#000000" style:font-name="JuliaMono1" fo:font-size="96pt" fo:font-weight="normal" style:font-size-asian="96pt" style:font-weight-asian="normal" style:font-size-complex="96pt" style:font-weight-complex="normal"/>
    </style:style>
    <style:style style:name="T18" style:family="text">
      <style:text-properties fo:color="#000000" style:font-name="JuliaMono1" fo:font-size="144pt" fo:font-weight="normal" style:font-size-asian="96pt" style:font-weight-asian="bold" style:font-size-complex="96pt" style:font-weight-complex="bold"/>
    </style:style>
    <style:style style:name="T19" style:family="text">
      <style:text-properties fo:color="#000000" style:font-name="JuliaMono1" fo:font-size="144pt" fo:font-weight="normal" style:font-size-asian="192pt" style:font-weight-asian="normal" style:font-size-complex="192pt" style:font-weight-complex="normal"/>
    </style:style>
    <style:style style:name="T20" style:family="text">
      <style:text-properties style:font-name="JuliaMono1" fo:font-size="14pt" fo:font-weight="bold" style:font-size-asian="14pt" style:font-weight-asian="bold" style:font-size-complex="14pt" style:font-weight-complex="bold"/>
    </style:style>
    <style:style style:name="T21" style:family="text">
      <style:text-properties style:font-name="JuliaMono1" fo:font-size="10pt" fo:font-weight="bold" style:font-size-asian="10pt" style:font-weight-asian="bold" style:font-size-complex="10pt" style:font-weight-complex="bold"/>
    </style:style>
    <style:style style:name="T22" style:family="text">
      <style:text-properties style:font-name="JuliaMono1" fo:font-size="32pt" fo:font-weight="bold" style:font-size-asian="32pt" style:font-weight-asian="bold" style:font-size-complex="32pt" style:font-weight-complex="bold"/>
    </style:style>
    <style:style style:name="T23" style:family="text">
      <style:text-properties fo:color="#000000" style:font-name="JuliaMono1" fo:font-size="60pt" fo:font-weight="bold" style:font-size-asian="66pt" style:font-weight-asian="bold" style:font-size-complex="66pt" style:font-weight-complex="bold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JuliaMono1" fo:font-size="20pt" fo:font-style="normal" fo:text-shadow="none" style:text-underline-style="none" fo:font-weight="bold" style:letter-kerning="true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c9211e" style:font-name="JuliaMono1" fo:font-size="24pt" fo:font-weight="bold" style:font-size-asian="32pt" style:font-weight-asian="bold" style:font-size-complex="32pt" style:font-weight-complex="bold"/>
    </style:style>
    <style:style style:name="T26" style:family="text">
      <style:text-properties style:font-name="JuliaMono1" fo:font-size="16pt" fo:font-weight="bold" style:font-size-asian="16pt" style:font-weight-asian="bold" style:font-size-complex="16pt" style:font-weight-complex="bold"/>
    </style:style>
    <style:style style:name="T27" style:family="text">
      <style:text-properties fo:color="#000000" style:font-name="JuliaMono1" fo:font-size="24pt" fo:font-weight="bold" style:font-size-asian="40pt" style:font-weight-asian="bold" style:font-size-complex="40pt" style:font-weight-complex="bold"/>
    </style:style>
    <style:style style:name="T28" style:family="text">
      <style:text-properties style:font-name="JuliaMono1" fo:font-size="20pt" fo:font-weight="bold" style:font-size-asian="20pt" style:font-weight-asian="bold" style:font-size-complex="20pt" style:font-weight-complex="bold"/>
    </style:style>
    <style:style style:name="T29" style:family="text">
      <style:text-properties fo:color="#000000" style:font-name="JuliaMono1" fo:font-size="60pt" fo:font-weight="bold" style:font-size-asian="60pt" style:font-weight-asian="bold" style:font-size-complex="60pt" style:font-weight-complex="bold"/>
    </style:style>
    <style:style style:name="T30" style:family="text">
      <style:text-properties style:font-name="JuliaMono1" fo:font-size="32pt" fo:font-weight="bold" style:font-size-asian="40pt" style:font-weight-asian="bold" style:font-size-complex="40pt" style:font-weight-complex="bold"/>
    </style:style>
    <style:style style:name="T31" style:family="text">
      <style:text-properties fo:color="#000000" style:font-name="JuliaMono1" fo:font-size="96pt" fo:font-weight="normal" style:font-size-asian="144pt" style:font-weight-asian="normal" style:font-size-complex="144pt" style:font-weight-complex="normal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JuliaMono1" fo:font-size="32pt" fo:font-style="normal" fo:text-shadow="none" style:text-underline-style="none" fo:font-weight="bold" style:letter-kerning="true" style:font-name-asian="Noto Sans CJK SC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000000" style:font-name="JuliaMono1" fo:font-size="32pt" fo:font-weight="bold" style:font-size-asian="40pt" style:font-weight-asian="bold" style:font-size-complex="40pt" style:font-weight-complex="bold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JuliaMono1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style:font-name="JuliaMono1" fo:font-size="32pt" fo:font-weight="bold"/>
    </style:style>
    <style:style style:name="T36" style:family="text">
      <style:text-properties fo:color="#2a6099" style:font-name="JuliaMono1" fo:font-size="44pt" fo:font-weight="bold" style:font-size-asian="96pt" style:font-weight-asian="bold" style:font-size-complex="96pt" style:font-weight-complex="bold"/>
    </style:style>
    <style:style style:name="T37" style:family="text">
      <style:text-properties fo:color="#2a6099" style:font-name="JuliaMono1" fo:font-size="40pt" fo:font-weight="bold" style:font-size-asian="40pt" style:font-weight-asian="bold" style:font-size-complex="40pt" style:font-weight-complex="bold"/>
    </style:style>
    <style:style style:name="T38" style:family="text">
      <style:text-properties fo:color="#000000" style:font-name="JuliaMono1" fo:font-size="66pt" fo:font-weight="bold" style:font-size-asian="96pt" style:font-weight-asian="bold" style:font-size-complex="96pt" style:font-weight-complex="bold"/>
    </style:style>
    <style:style style:name="T39" style:family="text">
      <style:text-properties fo:color="#2a6099" style:font-name="JuliaMono1" fo:font-size="66pt" fo:font-weight="bold" style:font-size-asian="96pt" style:font-weight-asian="bold" style:font-size-complex="96pt" style:font-weight-complex="bold"/>
    </style:style>
    <style:style style:name="T40" style:family="text">
      <style:text-properties style:font-name="JuliaMono1" fo:font-size="24pt" fo:font-weight="bold" style:font-size-asian="40pt" style:font-weight-asian="bold" style:font-size-complex="40pt" style:font-weight-complex="bold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JuliaMono1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JuliaMono1" fo:font-size="32pt" fo:font-style="normal" fo:text-shadow="none" style:text-underline-style="none" fo:font-weight="bold" style:letter-kerning="true" style:font-name-asian="Noto Sans CJK SC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JuliaMono1" fo:font-size="20pt" fo:font-style="normal" fo:text-shadow="none" style:text-underline-style="none" fo:font-weight="bold" style:letter-kerning="true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032cm" svg:height="1.905cm" svg:x="2.432cm" svg:y="1.813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437cm" svg:y1="3.713cm" svg:x2="3.437cm" svg:y2="5.745cm">
          <text:p/>
        </draw:line>
        <draw:frame draw:style-name="gr3" draw:text-style-name="P4" draw:layer="layout" svg:width="1.052cm" svg:height="1.826cm" svg:x="3.413cm" svg:y="4.526cm">
          <draw:text-box>
            <text:p><text:span text:style-name="T2">i</text:span></text:p>
          </draw:text-box>
        </draw:frame>
        <draw:custom-shape draw:style-name="gr4" draw:text-style-name="P2" draw:layer="layout" svg:width="4.42cm" svg:height="1.905cm" svg:x="6.232cm" svg:y="1.8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237cm" svg:y1="3.71cm" svg:x2="7.237cm" svg:y2="5.742cm">
          <text:p/>
        </draw:line>
        <draw:frame draw:style-name="gr3" draw:text-style-name="P4" draw:layer="layout" svg:width="1.052cm" svg:height="1.826cm" svg:x="7.213cm" svg:y="4.523cm">
          <draw:text-box>
            <text:p><text:span text:style-name="T2">i</text:span></text:p>
          </draw:text-box>
        </draw:frame>
        <draw:line draw:style-name="gr2" draw:text-style-name="P3" draw:layer="layout" svg:x1="9.584cm" svg:y1="3.707cm" svg:x2="9.584cm" svg:y2="5.739cm">
          <text:p/>
        </draw:line>
        <draw:frame draw:style-name="gr3" draw:text-style-name="P4" draw:layer="layout" svg:width="1.052cm" svg:height="1.826cm" svg:x="9.56cm" svg:y="4.52cm">
          <draw:text-box>
            <text:p><text:span text:style-name="T2">j</text:span></text:p>
          </draw:text-box>
        </draw:frame>
        <draw:custom-shape draw:style-name="gr5" draw:text-style-name="P2" draw:layer="layout" svg:width="6.721cm" svg:height="1.905cm" svg:x="12.532cm" svg:y="1.807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537cm" svg:y1="3.707cm" svg:x2="13.537cm" svg:y2="5.739cm">
          <text:p/>
        </draw:line>
        <draw:frame draw:style-name="gr3" draw:text-style-name="P4" draw:layer="layout" svg:width="1.052cm" svg:height="1.826cm" svg:x="13.537cm" svg:y="4.52cm">
          <draw:text-box>
            <text:p><text:span text:style-name="T2">i</text:span></text:p>
          </draw:text-box>
        </draw:frame>
        <draw:line draw:style-name="gr2" draw:text-style-name="P3" draw:layer="layout" svg:x1="15.884cm" svg:y1="3.704cm" svg:x2="15.884cm" svg:y2="5.736cm">
          <text:p/>
        </draw:line>
        <draw:frame draw:style-name="gr3" draw:text-style-name="P4" draw:layer="layout" svg:width="1.052cm" svg:height="1.826cm" svg:x="15.884cm" svg:y="4.517cm">
          <draw:text-box>
            <text:p><text:span text:style-name="T2">j</text:span></text:p>
          </draw:text-box>
        </draw:frame>
        <draw:line draw:style-name="gr2" draw:text-style-name="P3" draw:layer="layout" svg:x1="18.331cm" svg:y1="3.701cm" svg:x2="18.331cm" svg:y2="5.733cm">
          <text:p/>
        </draw:line>
        <draw:frame draw:style-name="gr6" draw:text-style-name="P4" draw:layer="layout" svg:width="1.285cm" svg:height="1.826cm" svg:x="18.331cm" svg:y="4.514cm">
          <draw:text-box>
            <text:p><text:span text:style-name="T2">k</text:span></text:p>
          </draw:text-box>
        </draw:frame>
        <draw:custom-shape draw:style-name="gr7" draw:text-style-name="P2" draw:layer="layout" svg:width="2.032cm" svg:height="1.905cm" svg:x="6.973cm" svg:y="7.782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894cm" svg:y1="8.798cm" svg:x2="4.862cm" svg:y2="8.798cm">
          <text:p/>
        </draw:line>
        <draw:frame draw:style-name="gr3" draw:text-style-name="P4" draw:layer="layout" svg:width="1.052cm" svg:height="1.826cm" svg:x="5.478cm" svg:y="7.595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2.773cm" svg:y="7.782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7.073cm" svg:y="7.735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6.994cm" svg:y1="8.751cm" svg:x2="14.962cm" svg:y2="8.751cm">
          <text:p/>
        </draw:line>
        <draw:frame draw:style-name="gr3" draw:text-style-name="P4" draw:layer="layout" svg:width="1.052cm" svg:height="1.826cm" svg:x="15.578cm" svg:y="7.548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12.873cm" svg:y="7.73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894cm" svg:y1="8.751cm" svg:x2="10.862cm" svg:y2="8.751cm">
          <text:p/>
        </draw:line>
        <draw:frame draw:style-name="gr3" draw:text-style-name="P4" draw:layer="layout" svg:width="1.052cm" svg:height="1.826cm" svg:x="11.478cm" svg:y="7.548cm">
          <draw:text-box>
            <text:p><text:span text:style-name="T2">j</text:span></text:p>
          </draw:text-box>
        </draw:frame>
        <draw:line draw:style-name="gr2" draw:text-style-name="P3" draw:layer="layout" svg:x1="15.794cm" svg:y1="13.004cm" svg:x2="13.762cm" svg:y2="13.004cm">
          <text:p/>
        </draw:line>
        <draw:frame draw:style-name="gr3" draw:text-style-name="P4" draw:layer="layout" svg:width="1.052cm" svg:height="1.826cm" svg:x="14.378cm" svg:y="11.801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11.673cm" svg:y="11.988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694cm" svg:y1="13.004cm" svg:x2="9.662cm" svg:y2="13.004cm">
          <text:p/>
        </draw:line>
        <draw:frame draw:style-name="gr3" draw:text-style-name="P4" draw:layer="layout" svg:width="1.052cm" svg:height="1.826cm" svg:x="10.278cm" svg:y="11.801cm">
          <draw:text-box>
            <text:p><text:span text:style-name="T2">j</text:span></text:p>
          </draw:text-box>
        </draw:frame>
        <draw:custom-shape draw:style-name="gr7" draw:text-style-name="P2" draw:layer="layout" svg:width="2.032cm" svg:height="1.905cm" svg:x="7.573cm" svg:y="12.04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594cm" svg:y1="13.057cm" svg:x2="5.562cm" svg:y2="13.057cm">
          <text:p/>
        </draw:line>
        <draw:frame draw:style-name="gr6" draw:text-style-name="P4" draw:layer="layout" svg:width="1.285cm" svg:height="1.826cm" svg:x="5.978cm" svg:y="11.854cm">
          <draw:text-box>
            <text:p><text:span text:style-name="T2">k</text:span></text:p>
          </draw:text-box>
        </draw:frame>
        <draw:line draw:style-name="gr2" draw:text-style-name="P3" draw:layer="layout" svg:x1="15.794cm" svg:y1="16.057cm" svg:x2="13.762cm" svg:y2="16.057cm">
          <text:p/>
        </draw:line>
        <draw:frame draw:style-name="gr3" draw:text-style-name="P4" draw:layer="layout" svg:width="1.052cm" svg:height="1.826cm" svg:x="14.378cm" svg:y="14.854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11.673cm" svg:y="15.04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694cm" svg:y1="16.057cm" svg:x2="9.662cm" svg:y2="16.057cm">
          <text:p/>
        </draw:line>
        <draw:frame draw:style-name="gr3" draw:text-style-name="P4" draw:layer="layout" svg:width="1.052cm" svg:height="1.826cm" svg:x="10.278cm" svg:y="14.854cm">
          <draw:text-box>
            <text:p><text:span text:style-name="T2">j</text:span></text:p>
          </draw:text-box>
        </draw:frame>
        <draw:custom-shape draw:style-name="gr7" draw:text-style-name="P2" draw:layer="layout" svg:width="2.032cm" svg:height="1.905cm" svg:x="7.573cm" svg:y="15.094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594cm" svg:y1="16.11cm" svg:x2="5.562cm" svg:y2="16.11cm">
          <text:p/>
        </draw:line>
        <draw:frame draw:style-name="gr3" draw:text-style-name="P4" draw:layer="layout" svg:width="1.052cm" svg:height="1.826cm" svg:x="6.178cm" svg:y="14.907cm">
          <draw:text-box>
            <text:p><text:span text:style-name="T2">i</text:span></text:p>
          </draw:text-box>
        </draw:frame>
        <draw:line draw:style-name="gr2" draw:text-style-name="P3" draw:layer="layout" svg:x1="15.678cm" svg:y1="18.073cm" svg:x2="15.678cm" svg:y2="16.041cm">
          <text:p/>
        </draw:line>
        <draw:line draw:style-name="gr2" draw:text-style-name="P3" draw:layer="layout" svg:x1="15.714cm" svg:y1="17.977cm" svg:x2="5.662cm" svg:y2="17.942cm">
          <text:p/>
        </draw:line>
        <draw:line draw:style-name="gr2" draw:text-style-name="P3" draw:layer="layout" svg:x1="5.678cm" svg:y1="18.069cm" svg:x2="5.678cm" svg:y2="16.037cm">
          <text:p/>
        </draw:line>
        <draw:custom-shape draw:style-name="gr7" draw:text-style-name="P2" draw:layer="layout" svg:width="2.032cm" svg:height="1.905cm" svg:x="14.172cm" svg:y="20.804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032cm" svg:height="4.064cm" svg:x="9.972cm" svg:y="19.704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4.172cm" svg:y="20.804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094cm" svg:y1="21.699cm" svg:x2="12.062cm" svg:y2="21.699cm">
          <text:p/>
        </draw:line>
        <draw:frame draw:style-name="gr6" draw:text-style-name="P4" draw:layer="layout" svg:width="1.285cm" svg:height="1.826cm" svg:x="12.478cm" svg:y="20.496cm">
          <draw:text-box>
            <text:p><text:span text:style-name="T2">k</text:span></text:p>
          </draw:text-box>
        </draw:frame>
        <draw:custom-shape draw:style-name="gr8" draw:text-style-name="P2" draw:layer="layout" svg:width="2.032cm" svg:height="4.064cm" svg:x="5.772cm" svg:y="19.704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894cm" svg:y1="20.599cm" svg:x2="7.862cm" svg:y2="20.599cm">
          <text:p/>
        </draw:line>
        <draw:line draw:style-name="gr2" draw:text-style-name="P3" draw:layer="layout" svg:x1="9.894cm" svg:y1="22.741cm" svg:x2="7.862cm" svg:y2="22.741cm">
          <text:p/>
        </draw:line>
        <draw:frame draw:style-name="gr3" draw:text-style-name="P4" draw:layer="layout" svg:width="1.052cm" svg:height="1.826cm" svg:x="8.378cm" svg:y="21.538cm">
          <draw:text-box>
            <text:p><text:span text:style-name="T2">j</text:span></text:p>
          </draw:text-box>
        </draw:frame>
        <draw:frame draw:style-name="gr3" draw:text-style-name="P4" draw:layer="layout" svg:width="1.052cm" svg:height="1.826cm" svg:x="8.379cm" svg:y="19.496cm">
          <draw:text-box>
            <text:p><text:span text:style-name="T2">i</text:span></text:p>
          </draw:text-box>
        </draw:frame>
      </draw:page>
      <draw:page draw:name="page2" draw:style-name="dp1" draw:master-page-name="Default">
        <draw:custom-shape draw:style-name="gr7" draw:text-style-name="P2" draw:layer="layout" svg:width="2.032cm" svg:height="1.905cm" svg:x="7.873cm" svg:y="2.282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794cm" svg:y1="3.298cm" svg:x2="5.762cm" svg:y2="3.298cm">
          <text:p/>
        </draw:line>
        <draw:frame draw:style-name="gr9" draw:text-style-name="P4" draw:layer="layout" svg:width="1.01cm" svg:height="1.826cm" svg:x="6.378cm" svg:y="2.095cm">
          <draw:text-box>
            <text:p><text:span text:style-name="T2">i</text:span></text:p>
          </draw:text-box>
        </draw:frame>
        <draw:line draw:style-name="gr2" draw:text-style-name="P3" draw:layer="layout" svg:x1="3.702cm" svg:y1="3.303cm" svg:x2="1.67cm" svg:y2="3.303cm">
          <text:p/>
        </draw:line>
        <draw:frame draw:style-name="gr9" draw:text-style-name="P4" draw:layer="layout" svg:width="1.01cm" svg:height="1.826cm" svg:x="2.286cm" svg:y="2.1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5.8cm" svg:y="8.92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21cm" svg:y1="9.936cm" svg:x2="3.689cm" svg:y2="9.936cm">
          <text:p/>
        </draw:line>
        <draw:frame draw:style-name="gr9" draw:text-style-name="P4" draw:layer="layout" svg:width="1.01cm" svg:height="1.826cm" svg:x="4.305cm" svg:y="8.733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15.849cm" svg:y="8.945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77cm" svg:y1="9.961cm" svg:x2="13.738cm" svg:y2="9.961cm">
          <text:p/>
        </draw:line>
        <draw:frame draw:style-name="gr9" draw:text-style-name="P4" draw:layer="layout" svg:width="1.01cm" svg:height="1.826cm" svg:x="14.354cm" svg:y="8.758cm">
          <draw:text-box>
            <text:p><text:span text:style-name="T2">i</text:span></text:p>
          </draw:text-box>
        </draw:frame>
        <draw:frame draw:style-name="gr10" draw:text-style-name="P5" draw:layer="layout" svg:width="3.042cm" svg:height="1.928cm" svg:x="8.006cm" svg:y="9.133cm">
          <draw:text-box>
            <text:p><text:span text:style-name="T3">= </text:span><text:span text:style-name="T3">1</text:span></text:p>
          </draw:text-box>
        </draw:frame>
        <draw:custom-shape draw:style-name="gr7" draw:text-style-name="P2" draw:layer="layout" svg:width="2.032cm" svg:height="1.905cm" svg:x="1.6cm" svg:y="8.9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1.595cm" svg:y="8.9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3.042cm" svg:height="1.928cm" svg:x="18.001cm" svg:y="9.205cm">
          <draw:text-box>
            <text:p><text:span text:style-name="T3">= </text:span><text:span text:style-name="T3">0</text:span></text:p>
          </draw:text-box>
        </draw:frame>
        <draw:custom-shape draw:style-name="gr7" draw:text-style-name="P2" draw:layer="layout" svg:width="2.032cm" svg:height="1.905cm" svg:x="14.725cm" svg:y="2.297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646cm" svg:y1="3.313cm" svg:x2="12.614cm" svg:y2="3.313cm">
          <text:p/>
        </draw:line>
        <draw:frame draw:style-name="gr9" draw:text-style-name="P4" draw:layer="layout" svg:width="1.01cm" svg:height="1.826cm" svg:x="13.23cm" svg:y="2.11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7.876cm" svg:y="5.941cm">
          <text:p text:style-name="P1"><text:span text:style-name="T1">X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797cm" svg:y1="6.957cm" svg:x2="5.765cm" svg:y2="6.957cm">
          <text:p/>
        </draw:line>
        <draw:frame draw:style-name="gr9" draw:text-style-name="P4" draw:layer="layout" svg:width="1.01cm" svg:height="1.826cm" svg:x="6.381cm" svg:y="5.754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14.72cm" svg:y="5.762cm">
          <text:p text:style-name="P1"><text:span text:style-name="T1">X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641cm" svg:y1="6.778cm" svg:x2="12.609cm" svg:y2="6.778cm">
          <text:p/>
        </draw:line>
        <draw:frame draw:style-name="gr9" draw:text-style-name="P4" draw:layer="layout" svg:width="1.01cm" svg:height="1.826cm" svg:x="13.225cm" svg:y="5.575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10.077cm" svg:y="12.124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998cm" svg:y1="13.14cm" svg:x2="7.966cm" svg:y2="13.14cm">
          <text:p/>
        </draw:line>
        <draw:frame draw:style-name="gr9" draw:text-style-name="P4" draw:layer="layout" svg:width="1.01cm" svg:height="1.826cm" svg:x="8.582cm" svg:y="11.937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15.84cm" svg:y="12.124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761cm" svg:y1="13.14cm" svg:x2="13.729cm" svg:y2="13.14cm">
          <text:p/>
        </draw:line>
        <draw:frame draw:style-name="gr9" draw:text-style-name="P4" draw:layer="layout" svg:width="1.01cm" svg:height="1.826cm" svg:x="14.345cm" svg:y="11.937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3.577cm" svg:y="12.794cm">
          <text:p text:style-name="P1"><text:span text:style-name="T1">X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498cm" svg:y1="13.81cm" svg:x2="1.466cm" svg:y2="13.81cm">
          <text:p/>
        </draw:line>
        <draw:frame draw:style-name="gr9" draw:text-style-name="P4" draw:layer="layout" svg:width="1.01cm" svg:height="1.826cm" svg:x="2.082cm" svg:y="12.607cm">
          <draw:text-box>
            <text:p><text:span text:style-name="T2">i</text:span></text:p>
          </draw:text-box>
        </draw:frame>
        <draw:frame draw:style-name="gr11" draw:text-style-name="P6" draw:layer="layout" svg:width="1.349cm" svg:height="1.928cm" svg:x="5.974cm" svg:y="12.903cm">
          <draw:text-box>
            <text:p><text:span text:style-name="T4">=</text:span></text:p>
          </draw:text-box>
        </draw:frame>
        <draw:frame draw:style-name="gr11" draw:text-style-name="P7" draw:layer="layout" svg:width="1.349cm" svg:height="1.928cm" svg:x="12.175cm" svg:y="12.203cm">
          <draw:text-box>
            <text:p><text:span text:style-name="T4">+</text:span></text:p>
          </draw:text-box>
        </draw:frame>
        <draw:custom-shape draw:style-name="gr7" draw:text-style-name="P2" draw:layer="layout" svg:width="2.032cm" svg:height="1.905cm" svg:x="1.878cm" svg:y="17.377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999cm" svg:y1="18.393cm" svg:x2="3.967cm" svg:y2="18.393cm">
          <text:p/>
        </draw:line>
        <draw:frame draw:style-name="gr9" draw:text-style-name="P4" draw:layer="layout" svg:width="1.01cm" svg:height="1.826cm" svg:x="4.583cm" svg:y="17.19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6.077cm" svg:y="17.394cm">
          <text:p text:style-name="P1"><text:span text:style-name="T1">X+</text:span>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5.582cm" svg:height="1.928cm" svg:x="8.366cm" svg:y="17.467cm">
          <draw:text-box>
            <text:p text:style-name="P8"><text:span text:style-name="T5">= </text:span><text:span text:style-name="T5">1</text:span><text:span text:style-name="T4">/</text:span><text:span text:style-name="T4">√</text:span><text:span text:style-name="T4">2</text:span></text:p>
          </draw:text-box>
        </draw:frame>
        <draw:line draw:style-name="gr2" draw:text-style-name="P3" draw:layer="layout" svg:x1="3.946cm" svg:y1="21.846cm" svg:x2="1.914cm" svg:y2="21.846cm">
          <text:p/>
        </draw:line>
        <draw:frame draw:style-name="gr9" draw:text-style-name="P4" draw:layer="layout" svg:width="1.01cm" svg:height="1.826cm" svg:x="2.53cm" svg:y="20.043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4.024cm" svg:y="20.847cm">
          <text:p text:style-name="P1"><text:span text:style-name="T1">X+</text:span>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2.534cm" svg:height="1.826cm" svg:x="17.77cm" svg:y="20.978cm">
          <draw:text-box>
            <text:p text:style-name="P8"><text:span text:style-name="T6">= </text:span><text:span text:style-name="T6">1</text:span></text:p>
          </draw:text-box>
        </draw:frame>
        <draw:frame draw:style-name="gr14" draw:text-style-name="P11" draw:layer="layout" svg:width="1.518cm" svg:height="2.855cm" svg:x="0.903cm" svg:y="20.724cm">
          <draw:text-box>
            <text:p><text:span text:style-name="T7">|</text:span></text:p>
          </draw:text-box>
        </draw:frame>
        <draw:frame draw:style-name="gr14" draw:text-style-name="P12" draw:layer="layout" svg:width="1.518cm" svg:height="2.855cm" svg:x="5.903cm" svg:y="20.725cm">
          <draw:text-box>
            <text:p><text:span text:style-name="T8">|</text:span></text:p>
          </draw:text-box>
        </draw:frame>
        <draw:custom-shape draw:style-name="gr7" draw:text-style-name="P2" draw:layer="layout" svg:width="2.032cm" svg:height="1.905cm" svg:x="10.479cm" svg:y="20.93cm">
          <text:p text:style-name="P1"><text:span text:style-name="T1">X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6cm" svg:y1="21.946cm" svg:x2="12.568cm" svg:y2="21.946cm">
          <text:p/>
        </draw:line>
        <draw:frame draw:style-name="gr9" draw:text-style-name="P13" draw:layer="layout" svg:width="1.01cm" svg:height="1.826cm" svg:x="13.184cm" svg:y="20.643cm">
          <draw:text-box>
            <text:p><text:span text:style-name="T9">i</text:span></text:p>
          </draw:text-box>
        </draw:frame>
        <draw:custom-shape draw:style-name="gr7" draw:text-style-name="P2" draw:layer="layout" svg:width="2.032cm" svg:height="1.905cm" svg:x="14.678cm" svg:y="20.947cm">
          <text:p text:style-name="P1"><text:span text:style-name="T1">X+</text:span></text:p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2.555cm" svg:height="2.855cm" svg:x="7.993cm" svg:y="20.676cm">
          <draw:text-box>
            <text:p><text:span text:style-name="T10">√</text:span><text:span text:style-name="T7">(</text:span></text:p>
          </draw:text-box>
        </draw:frame>
        <draw:frame draw:style-name="gr11" draw:text-style-name="P6" draw:layer="layout" svg:width="1.349cm" svg:height="1.928cm" svg:x="6.969cm" svg:y="20.999cm">
          <draw:text-box>
            <text:p><text:span text:style-name="T4">=</text:span></text:p>
          </draw:text-box>
        </draw:frame>
        <draw:frame draw:style-name="gr14" draw:text-style-name="P11" draw:layer="layout" svg:width="1.518cm" svg:height="2.855cm" svg:x="16.741cm" svg:y="20.703cm">
          <draw:text-box>
            <text:p><text:span text:style-name="T7">)</text:span></text:p>
          </draw:text-box>
        </draw:frame>
        <draw:line draw:style-name="gr2" draw:text-style-name="P3" draw:layer="layout" svg:x1="4.046cm" svg:y1="25.599cm" svg:x2="2.014cm" svg:y2="25.599cm">
          <text:p/>
        </draw:line>
        <draw:frame draw:style-name="gr9" draw:text-style-name="P4" draw:layer="layout" svg:width="1.01cm" svg:height="1.826cm" svg:x="2.63cm" svg:y="24.396cm">
          <draw:text-box>
            <text:p><text:span text:style-name="T2">i</text:span></text:p>
          </draw:text-box>
        </draw:frame>
        <draw:custom-shape draw:style-name="gr7" draw:text-style-name="P16" draw:layer="layout" svg:width="2.032cm" svg:height="1.905cm" svg:x="4.124cm" svg:y="24.6cm">
          <text:p text:style-name="P15"><text:span text:style-name="T11">iX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844cm" svg:y1="25.608cm" svg:x2="8.812cm" svg:y2="25.608cm">
          <text:p/>
        </draw:line>
        <draw:frame draw:style-name="gr9" draw:text-style-name="P4" draw:layer="layout" svg:width="1.01cm" svg:height="1.826cm" svg:x="9.428cm" svg:y="24.405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10.922cm" svg:y="24.609cm">
          <text:p text:style-name="P1"><text:span text:style-name="T1">X+</text:span></text:p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3.042cm" svg:height="1.928cm" svg:x="14.03cm" svg:y="24.736cm">
          <draw:text-box>
            <text:p text:style-name="P8"><text:span text:style-name="T3">* </text:span><text:span text:style-name="T3">i</text:span></text:p>
          </draw:text-box>
        </draw:frame>
        <draw:frame draw:style-name="gr11" draw:text-style-name="P6" draw:layer="layout" svg:width="1.349cm" svg:height="1.928cm" svg:x="6.561cm" svg:y="24.588cm">
          <draw:text-box>
            <text:p><text:span text:style-name="T4">=</text:span></text:p>
          </draw:text-box>
        </draw:frame>
        <draw:frame draw:style-name="gr17" draw:text-style-name="P11" draw:layer="layout" svg:width="1.899cm" svg:height="3.024cm" svg:x="7.777cm" svg:y="24.385cm">
          <draw:text-box>
            <text:p><text:span text:style-name="T7">(</text:span></text:p>
          </draw:text-box>
        </draw:frame>
        <draw:frame draw:style-name="gr18" draw:text-style-name="P11" draw:layer="layout" svg:width="1.518cm" svg:height="2.266cm" svg:x="12.984cm" svg:y="24.374cm">
          <draw:text-box>
            <text:p><text:span text:style-name="T7">)</text:span></text:p>
          </draw:text-box>
        </draw:frame>
        <draw:frame draw:style-name="gr19" draw:text-style-name="P17" draw:layer="layout" svg:width="2.454cm" svg:height="1.928cm" svg:x="12.085cm" svg:y="14.546cm">
          <draw:text-box>
            <text:p text:style-name="P8"><text:span text:style-name="T4">√</text:span><text:span text:style-name="T4">2</text:span></text:p>
          </draw:text-box>
        </draw:frame>
        <draw:line draw:style-name="gr2" draw:text-style-name="P3" draw:layer="layout" svg:x1="18.435cm" svg:y1="14.38cm" svg:x2="7.64cm" svg:y2="14.38cm">
          <text:p/>
        </draw:line>
      </draw:page>
      <draw:page draw:name="page3" draw:style-name="dp1" draw:master-page-name="Default">
        <draw:line draw:style-name="gr2" draw:text-style-name="P3" draw:layer="layout" svg:x1="7.394cm" svg:y1="2.798cm" svg:x2="5.362cm" svg:y2="2.798cm">
          <text:p/>
        </draw:line>
        <draw:frame draw:style-name="gr11" draw:text-style-name="P4" draw:layer="layout" svg:width="1.349cm" svg:height="1.928cm" svg:x="5.778cm" svg:y="1.595cm">
          <draw:text-box>
            <text:p><text:span text:style-name="T2">j</text:span></text:p>
          </draw:text-box>
        </draw:frame>
        <draw:line draw:style-name="gr2" draw:text-style-name="P3" draw:layer="layout" svg:x1="3.702cm" svg:y1="2.803cm" svg:x2="1.67cm" svg:y2="2.803cm">
          <text:p/>
        </draw:line>
        <draw:frame draw:style-name="gr11" draw:text-style-name="P4" draw:layer="layout" svg:width="1.349cm" svg:height="1.928cm" svg:x="2.186cm" svg:y="1.6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3.824cm" svg:y="7.471cm">
          <text:p text:style-name="P1"><text:span text:style-name="T1">Z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745cm" svg:y1="8.487cm" svg:x2="1.713cm" svg:y2="8.487cm">
          <text:p/>
        </draw:line>
        <draw:frame draw:style-name="gr20" draw:text-style-name="P4" draw:layer="layout" svg:width="2.195cm" svg:height="1.928cm" svg:x="2.129cm" svg:y="7.284cm">
          <draw:text-box>
            <text:p><text:span text:style-name="T2">i’</text:span></text:p>
          </draw:text-box>
        </draw:frame>
        <draw:frame draw:style-name="gr11" draw:text-style-name="P7" draw:layer="layout" svg:width="1.349cm" svg:height="1.928cm" svg:x="3.907cm" svg:y="1.924cm">
          <draw:text-box>
            <text:p><text:span text:style-name="T4">≠</text:span></text:p>
          </draw:text-box>
        </draw:frame>
        <draw:line draw:style-name="gr2" draw:text-style-name="P3" draw:layer="layout" svg:x1="14.716cm" svg:y1="2.842cm" svg:x2="12.684cm" svg:y2="2.842cm">
          <text:p/>
        </draw:line>
        <draw:frame draw:style-name="gr20" draw:text-style-name="P4" draw:layer="layout" svg:width="2.195cm" svg:height="1.928cm" svg:x="13cm" svg:y="1.639cm">
          <draw:text-box>
            <text:p><text:span text:style-name="T2">i’</text:span></text:p>
          </draw:text-box>
        </draw:frame>
        <draw:line draw:style-name="gr2" draw:text-style-name="P3" draw:layer="layout" svg:x1="11.024cm" svg:y1="2.847cm" svg:x2="8.992cm" svg:y2="2.847cm">
          <text:p/>
        </draw:line>
        <draw:frame draw:style-name="gr11" draw:text-style-name="P4" draw:layer="layout" svg:width="1.349cm" svg:height="1.928cm" svg:x="9.408cm" svg:y="1.644cm">
          <draw:text-box>
            <text:p><text:span text:style-name="T2">i</text:span></text:p>
          </draw:text-box>
        </draw:frame>
        <draw:frame draw:style-name="gr11" draw:text-style-name="P7" draw:layer="layout" svg:width="1.349cm" svg:height="1.928cm" svg:x="11.229cm" svg:y="1.968cm">
          <draw:text-box>
            <text:p><text:span text:style-name="T4">≠</text:span></text:p>
          </draw:text-box>
        </draw:frame>
        <draw:frame draw:style-name="gr17" draw:text-style-name="P18" draw:layer="layout" svg:width="1.899cm" svg:height="3.024cm" svg:x="5.867cm" svg:y="3.86cm">
          <draw:text-box>
            <text:p><text:span text:style-name="T12">(</text:span></text:p>
          </draw:text-box>
        </draw:frame>
        <draw:frame draw:style-name="gr21" draw:text-style-name="P6" draw:layer="layout" svg:width="4.735cm" svg:height="1.928cm" svg:x="2.016cm" svg:y="4.508cm">
          <draw:text-box>
            <text:p><text:span text:style-name="T4">p</text:span><text:span text:style-name="T4">r</text:span><text:span text:style-name="T4">i</text:span><text:span text:style-name="T4">m</text:span><text:span text:style-name="T4">e</text:span></text:p>
          </draw:text-box>
        </draw:frame>
        <draw:line draw:style-name="gr2" draw:text-style-name="P3" draw:layer="layout" svg:x1="9.401cm" svg:y1="6.07cm" svg:x2="7.369cm" svg:y2="6.07cm">
          <text:p/>
        </draw:line>
        <draw:frame draw:style-name="gr11" draw:text-style-name="P4" draw:layer="layout" svg:width="1.349cm" svg:height="1.928cm" svg:x="7.785cm" svg:y="4.867cm">
          <draw:text-box>
            <text:p><text:span text:style-name="T2">i</text:span></text:p>
          </draw:text-box>
        </draw:frame>
        <draw:frame draw:style-name="gr17" draw:text-style-name="P18" draw:layer="layout" svg:width="1.899cm" svg:height="3.024cm" svg:x="9.001cm" svg:y="3.833cm">
          <draw:text-box>
            <text:p><text:span text:style-name="T12">)</text:span></text:p>
          </draw:text-box>
        </draw:frame>
        <draw:frame draw:style-name="gr11" draw:text-style-name="P7" draw:layer="layout" svg:width="1.349cm" svg:height="1.928cm" svg:x="10.268cm" svg:y="4.528cm">
          <draw:text-box>
            <text:p><text:span text:style-name="T4">=</text:span></text:p>
          </draw:text-box>
        </draw:frame>
        <draw:line draw:style-name="gr2" draw:text-style-name="P3" draw:layer="layout" svg:x1="13.673cm" svg:y1="6.07cm" svg:x2="11.641cm" svg:y2="6.07cm">
          <text:p/>
        </draw:line>
        <draw:frame draw:style-name="gr20" draw:text-style-name="P4" draw:layer="layout" svg:width="2.195cm" svg:height="1.928cm" svg:x="11.957cm" svg:y="4.867cm">
          <draw:text-box>
            <text:p><text:span text:style-name="T2">i’</text:span></text:p>
          </draw:text-box>
        </draw:frame>
        <draw:line draw:style-name="gr2" draw:text-style-name="P3" draw:layer="layout" svg:x1="7.936cm" svg:y1="8.512cm" svg:x2="5.904cm" svg:y2="8.512cm">
          <text:p/>
        </draw:line>
        <draw:frame draw:style-name="gr11" draw:text-style-name="P4" draw:layer="layout" svg:width="1.349cm" svg:height="1.928cm" svg:x="6.32cm" svg:y="7.309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3.492cm" svg:y="10.506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413cm" svg:y1="11.522cm" svg:x2="1.381cm" svg:y2="11.522cm">
          <text:p/>
        </draw:line>
        <draw:frame draw:style-name="gr20" draw:text-style-name="P4" draw:layer="layout" svg:width="2.195cm" svg:height="1.928cm" svg:x="1.697cm" svg:y="10.319cm">
          <draw:text-box>
            <text:p><text:span text:style-name="T2">i’</text:span></text:p>
          </draw:text-box>
        </draw:frame>
        <draw:line draw:style-name="gr2" draw:text-style-name="P3" draw:layer="layout" svg:x1="7.604cm" svg:y1="11.547cm" svg:x2="5.572cm" svg:y2="11.547cm">
          <text:p/>
        </draw:line>
        <draw:frame draw:style-name="gr11" draw:text-style-name="P4" draw:layer="layout" svg:width="1.349cm" svg:height="1.928cm" svg:x="5.988cm" svg:y="10.344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7.604cm" svg:y="10.481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1.349cm" svg:height="1.928cm" svg:x="10.057cm" svg:y="10.481cm">
          <draw:text-box>
            <text:p><text:span text:style-name="T4">=</text:span></text:p>
          </draw:text-box>
        </draw:frame>
        <draw:custom-shape draw:style-name="gr7" draw:text-style-name="P2" draw:layer="layout" svg:width="2.032cm" svg:height="1.905cm" svg:x="13.693cm" svg:y="10.459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614cm" svg:y1="11.475cm" svg:x2="11.582cm" svg:y2="11.475cm">
          <text:p/>
        </draw:line>
        <draw:frame draw:style-name="gr20" draw:text-style-name="P4" draw:layer="layout" svg:width="2.195cm" svg:height="1.928cm" svg:x="11.898cm" svg:y="10.272cm">
          <draw:text-box>
            <text:p><text:span text:style-name="T2">i’</text:span></text:p>
          </draw:text-box>
        </draw:frame>
        <draw:custom-shape draw:style-name="gr7" draw:text-style-name="P2" draw:layer="layout" svg:width="2.032cm" svg:height="1.905cm" svg:x="11.493cm" svg:y="7.502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414cm" svg:y1="8.518cm" svg:x2="9.382cm" svg:y2="8.518cm">
          <text:p/>
        </draw:line>
        <draw:frame draw:style-name="gr20" draw:text-style-name="P4" draw:layer="layout" svg:width="2.195cm" svg:height="1.928cm" svg:x="9.798cm" svg:y="7.315cm">
          <draw:text-box>
            <text:p><text:span text:style-name="T2">i’</text:span></text:p>
          </draw:text-box>
        </draw:frame>
        <draw:line draw:style-name="gr2" draw:text-style-name="P3" draw:layer="layout" svg:x1="15.605cm" svg:y1="8.543cm" svg:x2="13.573cm" svg:y2="8.543cm">
          <text:p/>
        </draw:line>
        <draw:frame draw:style-name="gr11" draw:text-style-name="P4" draw:layer="layout" svg:width="1.349cm" svg:height="1.928cm" svg:x="13.989cm" svg:y="7.34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8.009cm" svg:y="13.955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93cm" svg:y1="14.939cm" svg:x2="12.898cm" svg:y2="14.939cm">
          <text:p/>
        </draw:line>
        <draw:frame draw:style-name="gr11" draw:text-style-name="P4" draw:layer="layout" svg:width="1.349cm" svg:height="1.928cm" svg:x="13.214cm" svg:y="13.7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10.859cm" svg:y="13.978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5.957cm" svg:y="20.908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878cm" svg:y1="21.924cm" svg:x2="3.846cm" svg:y2="21.924cm">
          <text:p/>
        </draw:line>
        <draw:frame draw:style-name="gr20" draw:text-style-name="P4" draw:layer="layout" svg:width="2.195cm" svg:height="1.928cm" svg:x="4.162cm" svg:y="20.721cm">
          <draw:text-box>
            <text:p><text:span text:style-name="T2">i’</text:span></text:p>
          </draw:text-box>
        </draw:frame>
        <draw:line draw:style-name="gr2" draw:text-style-name="P3" draw:layer="layout" svg:x1="10.069cm" svg:y1="21.949cm" svg:x2="8.037cm" svg:y2="21.949cm">
          <text:p/>
        </draw:line>
        <draw:frame draw:style-name="gr11" draw:text-style-name="P4" draw:layer="layout" svg:width="1.349cm" svg:height="1.928cm" svg:x="8.353cm" svg:y="20.746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10.069cm" svg:y="20.883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3.042cm" svg:height="1.928cm" svg:x="12.522cm" svg:y="20.883cm">
          <draw:text-box>
            <text:p><text:span text:style-name="T4">= </text:span><text:span text:style-name="T4">1</text:span></text:p>
          </draw:text-box>
        </draw:frame>
        <draw:custom-shape draw:style-name="gr7" draw:text-style-name="P2" draw:layer="layout" svg:width="2.032cm" svg:height="1.905cm" svg:x="1.807cm" svg:y="20.963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93cm" svg:y1="14.977cm" svg:x2="5.898cm" svg:y2="14.977cm">
          <text:p/>
        </draw:line>
        <draw:frame draw:style-name="gr11" draw:text-style-name="P4" draw:layer="layout" svg:width="1.349cm" svg:height="1.928cm" svg:x="6.214cm" svg:y="13.774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3.758cm" svg:y="13.961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679cm" svg:y1="14.977cm" svg:x2="1.647cm" svg:y2="14.977cm">
          <text:p/>
        </draw:line>
        <draw:frame draw:style-name="gr20" draw:text-style-name="P4" draw:layer="layout" svg:width="2.195cm" svg:height="1.928cm" svg:x="1.963cm" svg:y="13.774cm">
          <draw:text-box>
            <text:p><text:span text:style-name="T2">i’</text:span></text:p>
          </draw:text-box>
        </draw:frame>
        <draw:line draw:style-name="gr2" draw:text-style-name="P3" draw:layer="layout" svg:x1="10.631cm" svg:y1="18.292cm" svg:x2="8.599cm" svg:y2="18.292cm">
          <text:p/>
        </draw:line>
        <draw:frame draw:style-name="gr11" draw:text-style-name="P4" draw:layer="layout" svg:width="1.349cm" svg:height="1.928cm" svg:x="8.915cm" svg:y="17.053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6.56cm" svg:y="17.331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3.759cm" svg:y="17.314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68cm" svg:y1="18.33cm" svg:x2="1.648cm" svg:y2="18.33cm">
          <text:p/>
        </draw:line>
        <draw:frame draw:style-name="gr20" draw:text-style-name="P4" draw:layer="layout" svg:width="2.195cm" svg:height="1.928cm" svg:x="1.964cm" svg:y="17.127cm">
          <draw:text-box>
            <text:p><text:span text:style-name="T2">i’</text:span></text:p>
          </draw:text-box>
        </draw:frame>
        <draw:custom-shape draw:style-name="gr7" draw:text-style-name="P2" draw:layer="layout" svg:width="2.032cm" svg:height="1.905cm" svg:x="6.005cm" svg:y="24.361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926cm" svg:y1="25.377cm" svg:x2="3.894cm" svg:y2="25.377cm">
          <text:p/>
        </draw:line>
        <draw:frame draw:style-name="gr20" draw:text-style-name="P4" draw:layer="layout" svg:width="2.195cm" svg:height="1.928cm" svg:x="4.21cm" svg:y="24.174cm">
          <draw:text-box>
            <text:p><text:span text:style-name="T2">i’</text:span></text:p>
          </draw:text-box>
        </draw:frame>
        <draw:line draw:style-name="gr2" draw:text-style-name="P3" draw:layer="layout" svg:x1="10.117cm" svg:y1="25.402cm" svg:x2="8.085cm" svg:y2="25.402cm">
          <text:p/>
        </draw:line>
        <draw:frame draw:style-name="gr11" draw:text-style-name="P4" draw:layer="layout" svg:width="1.349cm" svg:height="1.928cm" svg:x="8.401cm" svg:y="24.199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10.117cm" svg:y="24.336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3.042cm" svg:height="1.928cm" svg:x="12.57cm" svg:y="24.336cm">
          <draw:text-box>
            <text:p><text:span text:style-name="T4">= </text:span><text:span text:style-name="T4">0</text:span></text:p>
          </draw:text-box>
        </draw:frame>
        <draw:custom-shape draw:style-name="gr7" draw:text-style-name="P2" draw:layer="layout" svg:width="2.032cm" svg:height="1.905cm" svg:x="1.855cm" svg:y="24.416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7" draw:text-style-name="P2" draw:layer="layout" svg:width="2.032cm" svg:height="1.905cm" svg:x="8.457cm" svg:y="2.445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378cm" svg:y1="3.461cm" svg:x2="6.346cm" svg:y2="3.461cm">
          <text:p/>
        </draw:line>
        <draw:frame draw:style-name="gr20" draw:text-style-name="P4" draw:layer="layout" svg:width="2.195cm" svg:height="1.928cm" svg:x="6.762cm" svg:y="2.258cm">
          <draw:text-box>
            <text:p><text:span text:style-name="T2">i’</text:span></text:p>
          </draw:text-box>
        </draw:frame>
        <draw:line draw:style-name="gr2" draw:text-style-name="P3" draw:layer="layout" svg:x1="12.569cm" svg:y1="3.486cm" svg:x2="10.537cm" svg:y2="3.486cm">
          <text:p/>
        </draw:line>
        <draw:frame draw:style-name="gr11" draw:text-style-name="P4" draw:layer="layout" svg:width="1.349cm" svg:height="1.928cm" svg:x="10.953cm" svg:y="2.283cm">
          <draw:text-box>
            <text:p><text:span text:style-name="T2">i</text:span></text:p>
          </draw:text-box>
        </draw:frame>
        <draw:frame draw:style-name="gr22" draw:text-style-name="P19" draw:layer="layout" svg:width="4.799cm" svg:height="1.928cm" svg:x="1.281cm" svg:y="2.397cm">
          <draw:text-box>
            <text:p><text:span text:style-name="T4">a</text:span><text:span text:style-name="T4">p</text:span><text:span text:style-name="T4">p</text:span><text:span text:style-name="T4">l</text:span><text:span text:style-name="T4">y</text:span></text:p>
          </draw:text-box>
        </draw:frame>
        <draw:frame draw:style-name="gr17" draw:text-style-name="P18" draw:layer="layout" svg:width="1.899cm" svg:height="3.024cm" svg:x="5.168cm" svg:y="1.761cm">
          <draw:text-box>
            <text:p><text:span text:style-name="T12">(</text:span></text:p>
          </draw:text-box>
        </draw:frame>
        <draw:line draw:style-name="gr2" draw:text-style-name="P3" draw:layer="layout" svg:x1="15.416cm" svg:y1="3.47cm" svg:x2="13.384cm" svg:y2="3.47cm">
          <text:p/>
        </draw:line>
        <draw:frame draw:style-name="gr11" draw:text-style-name="P4" draw:layer="layout" svg:width="1.349cm" svg:height="1.928cm" svg:x="13.8cm" svg:y="2.267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15.416cm" svg:y="2.404cm">
          <text:p text:style-name="P1"><text:span text:style-name="T1">Z+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1" draw:text-style-name="P7" draw:layer="layout" svg:width="1.349cm" svg:height="1.928cm" svg:x="1.769cm" svg:y="5.704cm">
          <draw:text-box>
            <text:p><text:span text:style-name="T4">=</text:span></text:p>
          </draw:text-box>
        </draw:frame>
        <draw:frame draw:style-name="gr17" draw:text-style-name="P18" draw:layer="layout" svg:width="1.899cm" svg:height="3.024cm" svg:x="17.469cm" svg:y="1.762cm">
          <draw:text-box>
            <text:p><text:span text:style-name="T12">)</text:span></text:p>
          </draw:text-box>
        </draw:frame>
        <draw:frame draw:style-name="gr11" draw:text-style-name="P7" draw:layer="layout" svg:width="1.349cm" svg:height="1.928cm" svg:x="12.47cm" svg:y="2.804cm">
          <draw:text-box>
            <text:p><text:span text:style-name="T4">,</text:span></text:p>
          </draw:text-box>
        </draw:frame>
        <draw:line draw:style-name="gr2" draw:text-style-name="P3" draw:layer="layout" svg:x1="5.37cm" svg:y1="9.666cm" svg:x2="3.338cm" svg:y2="9.666cm">
          <text:p/>
        </draw:line>
        <draw:frame draw:style-name="gr11" draw:text-style-name="P4" draw:layer="layout" svg:width="1.349cm" svg:height="1.928cm" svg:x="3.754cm" svg:y="8.463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5.37cm" svg:y="8.6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1.349cm" svg:height="1.928cm" svg:x="1.822cm" svg:y="8.731cm">
          <draw:text-box>
            <text:p><text:span text:style-name="T4">=</text:span></text:p>
          </draw:text-box>
        </draw:frame>
        <draw:custom-shape draw:style-name="gr7" draw:text-style-name="P2" draw:layer="layout" svg:width="2.032cm" svg:height="1.905cm" svg:x="11.557cm" svg:y="5.545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478cm" svg:y1="6.561cm" svg:x2="9.446cm" svg:y2="6.561cm">
          <text:p/>
        </draw:line>
        <draw:frame draw:style-name="gr20" draw:text-style-name="P13" draw:layer="layout" svg:width="2.195cm" svg:height="1.928cm" svg:x="10.062cm" svg:y="5.358cm">
          <draw:text-box>
            <text:p><text:span text:style-name="T9">i’</text:span></text:p>
          </draw:text-box>
        </draw:frame>
        <draw:line draw:style-name="gr2" draw:text-style-name="P3" draw:layer="layout" svg:x1="15.669cm" svg:y1="6.586cm" svg:x2="13.637cm" svg:y2="6.586cm">
          <text:p/>
        </draw:line>
        <draw:frame draw:style-name="gr11" draw:text-style-name="P4" draw:layer="layout" svg:width="1.349cm" svg:height="1.928cm" svg:x="14.053cm" svg:y="5.383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15.716cm" svg:y="5.604cm">
          <text:p text:style-name="P1"><text:span text:style-name="T1">Z+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2" draw:text-style-name="P19" draw:layer="layout" svg:width="6.458cm" svg:height="1.928cm" svg:x="2.924cm" svg:y="5.598cm">
          <draw:text-box>
            <text:p><text:span text:style-name="T4">n</text:span><text:span text:style-name="T4">o</text:span><text:span text:style-name="T4">p</text:span><text:span text:style-name="T4">r</text:span><text:span text:style-name="T4">i</text:span><text:span text:style-name="T4">m</text:span><text:span text:style-name="T4">e</text:span></text:p>
          </draw:text-box>
        </draw:frame>
        <draw:frame draw:style-name="gr17" draw:text-style-name="P18" draw:layer="layout" svg:width="1.899cm" svg:height="3.024cm" svg:x="8.368cm" svg:y="4.962cm">
          <draw:text-box>
            <text:p><text:span text:style-name="T12">(</text:span></text:p>
          </draw:text-box>
        </draw:frame>
        <draw:frame draw:style-name="gr17" draw:text-style-name="P18" draw:layer="layout" svg:width="1.899cm" svg:height="3.024cm" svg:x="17.87cm" svg:y="4.963cm">
          <draw:text-box>
            <text:p><text:span text:style-name="T12">)</text:span></text:p>
          </draw:text-box>
        </draw:frame>
      </draw:page>
      <draw:page draw:name="page5" draw:style-name="dp1" draw:master-page-name="Default">
        <draw:custom-shape draw:style-name="gr7" draw:text-style-name="P2" draw:layer="layout" svg:width="2.032cm" svg:height="1.905cm" svg:x="3.746cm" svg:y="1.768cm">
          <text:p text:style-name="P1"><text:span text:style-name="T1">iX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667cm" svg:y1="2.784cm" svg:x2="1.635cm" svg:y2="2.784cm">
          <text:p/>
        </draw:line>
        <draw:frame draw:style-name="gr23" draw:text-style-name="P4" draw:layer="layout" svg:width="1.518cm" svg:height="1.826cm" svg:x="2.151cm" svg:y="1.581cm">
          <draw:text-box>
            <text:p><text:span text:style-name="T2">i’</text:span></text:p>
          </draw:text-box>
        </draw:frame>
        <draw:line draw:style-name="gr2" draw:text-style-name="P3" draw:layer="layout" svg:x1="7.858cm" svg:y1="2.809cm" svg:x2="5.826cm" svg:y2="2.809cm">
          <text:p/>
        </draw:line>
        <draw:frame draw:style-name="gr9" draw:text-style-name="P4" draw:layer="layout" svg:width="1.01cm" svg:height="1.826cm" svg:x="6.342cm" svg:y="1.606cm">
          <draw:text-box>
            <text:p><text:span text:style-name="T2">i</text:span></text:p>
          </draw:text-box>
        </draw:frame>
        <draw:custom-shape draw:style-name="gr7" draw:text-style-name="P2" draw:layer="layout" svg:width="2.032cm" svg:height="1.905cm" svg:x="3.466cm" svg:y="10.095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387cm" svg:y1="11.117cm" svg:x2="1.355cm" svg:y2="11.117cm">
          <text:p/>
        </draw:line>
        <draw:frame draw:style-name="gr23" draw:text-style-name="P4" draw:layer="layout" svg:width="1.518cm" svg:height="1.826cm" svg:x="1.471cm" svg:y="9.914cm">
          <draw:text-box>
            <text:p><text:span text:style-name="T2">i₁</text:span></text:p>
          </draw:text-box>
        </draw:frame>
        <draw:frame draw:style-name="gr11" draw:text-style-name="P7" draw:layer="layout" svg:width="1.349cm" svg:height="1.928cm" svg:x="8.112cm" svg:y="1.949cm">
          <draw:text-box>
            <text:p><text:span text:style-name="T4">=</text:span></text:p>
          </draw:text-box>
        </draw:frame>
        <draw:line draw:style-name="gr2" draw:text-style-name="P3" draw:layer="layout" svg:x1="12.576cm" svg:y1="2.784cm" svg:x2="10.544cm" svg:y2="2.784cm">
          <text:p/>
        </draw:line>
        <draw:frame draw:style-name="gr23" draw:text-style-name="P4" draw:layer="layout" svg:width="1.518cm" svg:height="1.826cm" svg:x="11.06cm" svg:y="1.581cm">
          <draw:text-box>
            <text:p><text:span text:style-name="T2">i’</text:span></text:p>
          </draw:text-box>
        </draw:frame>
        <draw:custom-shape draw:style-name="gr7" draw:text-style-name="P2" draw:layer="layout" svg:width="2.032cm" svg:height="1.905cm" svg:x="12.654cm" svg:y="1.785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frame draw:style-name="gr24" draw:text-style-name="P10" draw:layer="layout" svg:width="2.534cm" svg:height="1.826cm" svg:x="17.662cm" svg:y="1.812cm">
          <draw:text-box>
            <text:p text:style-name="P8"><text:span text:style-name="T3">* </text:span><text:span text:style-name="T3">i</text:span></text:p>
          </draw:text-box>
        </draw:frame>
        <draw:frame draw:style-name="gr17" draw:text-style-name="P18" draw:layer="layout" svg:width="1.899cm" svg:height="3.024cm" svg:x="9.509cm" svg:y="1.161cm">
          <draw:text-box>
            <text:p><text:span text:style-name="T12">(</text:span></text:p>
          </draw:text-box>
        </draw:frame>
        <draw:frame draw:style-name="gr17" draw:text-style-name="P18" draw:layer="layout" svg:width="1.899cm" svg:height="3.024cm" svg:x="16.116cm" svg:y="1.05cm">
          <draw:text-box>
            <text:p><text:span text:style-name="T12">)</text:span></text:p>
          </draw:text-box>
        </draw:frame>
        <draw:line draw:style-name="gr2" draw:text-style-name="P3" draw:layer="layout" svg:x1="16.858cm" svg:y1="2.782cm" svg:x2="14.826cm" svg:y2="2.782cm">
          <text:p/>
        </draw:line>
        <draw:frame draw:style-name="gr9" draw:text-style-name="P4" draw:layer="layout" svg:width="1.01cm" svg:height="1.826cm" svg:x="15.342cm" svg:y="1.579cm">
          <draw:text-box>
            <text:p><text:span text:style-name="T2">i</text:span></text:p>
          </draw:text-box>
        </draw:frame>
        <draw:line draw:style-name="gr2" draw:text-style-name="P3" draw:layer="layout" svg:x1="4.404cm" svg:y1="6cm" svg:x2="2.372cm" svg:y2="6cm">
          <text:p/>
        </draw:line>
        <draw:frame draw:style-name="gr23" draw:text-style-name="P4" draw:layer="layout" svg:width="1.518cm" svg:height="1.826cm" svg:x="2.488cm" svg:y="4.797cm">
          <draw:text-box>
            <text:p><text:span text:style-name="T2">i₁</text:span></text:p>
          </draw:text-box>
        </draw:frame>
        <draw:line draw:style-name="gr2" draw:text-style-name="P3" draw:layer="layout" svg:x1="4.404cm" svg:y1="7.742cm" svg:x2="2.372cm" svg:y2="7.742cm">
          <text:p/>
        </draw:line>
        <draw:frame draw:style-name="gr23" draw:text-style-name="P4" draw:layer="layout" svg:width="1.518cm" svg:height="1.826cm" svg:x="2.488cm" svg:y="6.539cm">
          <draw:text-box>
            <text:p><text:span text:style-name="T2">i₂</text:span></text:p>
          </draw:text-box>
        </draw:frame>
        <draw:line draw:style-name="gr2" draw:text-style-name="P3" draw:layer="layout" svg:x1="7.804cm" svg:y1="5.985cm" svg:x2="5.772cm" svg:y2="5.985cm">
          <text:p/>
        </draw:line>
        <draw:frame draw:style-name="gr23" draw:text-style-name="P4" draw:layer="layout" svg:width="1.518cm" svg:height="1.826cm" svg:x="5.888cm" svg:y="4.782cm">
          <draw:text-box>
            <text:p><text:span text:style-name="T2">i₁</text:span></text:p>
          </draw:text-box>
        </draw:frame>
        <draw:custom-shape draw:style-name="gr25" draw:text-style-name="P2" draw:layer="layout" svg:width="2.032cm" svg:height="4.01cm" svg:x="7.804cm" svg:y="4.919cm">
          <text:p text:style-name="P1"><text:span text:style-name="T1">Z+</text:span></text:p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804cm" svg:y1="7.727cm" svg:x2="5.772cm" svg:y2="7.727cm">
          <text:p/>
        </draw:line>
        <draw:frame draw:style-name="gr23" draw:text-style-name="P4" draw:layer="layout" svg:width="1.518cm" svg:height="1.826cm" svg:x="5.888cm" svg:y="6.524cm">
          <draw:text-box>
            <text:p><text:span text:style-name="T2">i₂</text:span></text:p>
          </draw:text-box>
        </draw:frame>
        <draw:custom-shape draw:style-name="gr7" draw:text-style-name="P2" draw:layer="layout" svg:width="2.032cm" svg:height="1.905cm" svg:x="8.471cm" svg:y="10.107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392cm" svg:y1="11.129cm" svg:x2="6.36cm" svg:y2="11.129cm">
          <text:p/>
        </draw:line>
        <draw:frame draw:style-name="gr23" draw:text-style-name="P4" draw:layer="layout" svg:width="1.518cm" svg:height="1.826cm" svg:x="6.476cm" svg:y="9.926cm">
          <draw:text-box>
            <text:p><text:span text:style-name="T13">i</text:span><text:span text:style-name="T2">₁</text:span></text:p>
          </draw:text-box>
        </draw:frame>
        <draw:custom-shape draw:style-name="gr7" draw:text-style-name="P2" draw:layer="layout" svg:width="2.032cm" svg:height="1.905cm" svg:x="3.466cm" svg:y="13.348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387cm" svg:y1="14.37cm" svg:x2="1.355cm" svg:y2="14.37cm">
          <text:p/>
        </draw:line>
        <draw:frame draw:style-name="gr23" draw:text-style-name="P4" draw:layer="layout" svg:width="1.518cm" svg:height="1.826cm" svg:x="1.471cm" svg:y="13.167cm">
          <draw:text-box>
            <text:p text:style-name="P8"><text:span text:style-name="T13">i</text:span><text:span text:style-name="T2">₂</text:span></text:p>
          </draw:text-box>
        </draw:frame>
        <draw:custom-shape draw:style-name="gr7" draw:text-style-name="P2" draw:layer="layout" svg:width="2.032cm" svg:height="1.905cm" svg:x="8.478cm" svg:y="13.36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399cm" svg:y1="14.382cm" svg:x2="6.367cm" svg:y2="14.382cm">
          <text:p/>
        </draw:line>
        <draw:frame draw:style-name="gr23" draw:text-style-name="P4" draw:layer="layout" svg:width="1.518cm" svg:height="1.826cm" svg:x="6.483cm" svg:y="13.179cm">
          <draw:text-box>
            <text:p><text:span text:style-name="T2">i₂</text:span></text:p>
          </draw:text-box>
        </draw:frame>
        <draw:line draw:style-name="gr2" draw:text-style-name="P3" draw:layer="layout" svg:x1="3.404cm" svg:y1="17.639cm" svg:x2="1.372cm" svg:y2="17.639cm">
          <text:p/>
        </draw:line>
        <draw:frame draw:style-name="gr23" draw:text-style-name="P4" draw:layer="layout" svg:width="1.518cm" svg:height="1.826cm" svg:x="1.488cm" svg:y="16.436cm">
          <draw:text-box>
            <text:p><text:span text:style-name="T2">i₁</text:span></text:p>
          </draw:text-box>
        </draw:frame>
        <draw:custom-shape draw:style-name="gr25" draw:text-style-name="P2" draw:layer="layout" svg:width="2.032cm" svg:height="4.01cm" svg:x="3.404cm" svg:y="16.573cm">
          <text:p text:style-name="P1"><text:span text:style-name="T1">Z+</text:span></text:p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404cm" svg:y1="19.381cm" svg:x2="1.372cm" svg:y2="19.381cm">
          <text:p/>
        </draw:line>
        <draw:frame draw:style-name="gr23" draw:text-style-name="P4" draw:layer="layout" svg:width="1.518cm" svg:height="1.826cm" svg:x="1.488cm" svg:y="18.178cm">
          <draw:text-box>
            <text:p><text:span text:style-name="T2">i₂</text:span></text:p>
          </draw:text-box>
        </draw:frame>
        <draw:custom-shape draw:style-name="gr7" draw:text-style-name="P2" draw:layer="layout" svg:width="2.032cm" svg:height="1.905cm" svg:x="8.867cm" svg:y="16.417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788cm" svg:y1="17.439cm" svg:x2="6.756cm" svg:y2="17.439cm">
          <text:p/>
        </draw:line>
        <draw:frame draw:style-name="gr23" draw:text-style-name="P4" draw:layer="layout" svg:width="1.518cm" svg:height="1.826cm" svg:x="6.872cm" svg:y="16.236cm">
          <draw:text-box>
            <text:p><text:span text:style-name="T2">i₁</text:span></text:p>
          </draw:text-box>
        </draw:frame>
        <draw:custom-shape draw:style-name="gr7" draw:text-style-name="P2" draw:layer="layout" svg:width="2.032cm" svg:height="1.905cm" svg:x="8.872cm" svg:y="18.582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793cm" svg:y1="19.604cm" svg:x2="6.761cm" svg:y2="19.604cm">
          <text:p/>
        </draw:line>
        <draw:frame draw:style-name="gr23" draw:text-style-name="P4" draw:layer="layout" svg:width="1.518cm" svg:height="1.826cm" svg:x="6.877cm" svg:y="18.401cm">
          <draw:text-box>
            <text:p><text:span text:style-name="T2">i₂</text:span></text:p>
          </draw:text-box>
        </draw:frame>
        <draw:frame draw:style-name="gr11" draw:text-style-name="P7" draw:layer="layout" svg:width="1.349cm" svg:height="1.928cm" svg:x="5.473cm" svg:y="17.542cm">
          <draw:text-box>
            <text:p><text:span text:style-name="T4">=</text:span></text:p>
          </draw:text-box>
        </draw:frame>
        <draw:line draw:style-name="gr2" draw:text-style-name="P3" draw:layer="layout" svg:x1="3.504cm" svg:y1="23.293cm" svg:x2="1.472cm" svg:y2="23.293cm">
          <text:p/>
        </draw:line>
        <draw:frame draw:style-name="gr23" draw:text-style-name="P4" draw:layer="layout" svg:width="1.518cm" svg:height="1.826cm" svg:x="1.588cm" svg:y="22.09cm">
          <draw:text-box>
            <text:p><text:span text:style-name="T2">i₁</text:span></text:p>
          </draw:text-box>
        </draw:frame>
        <draw:custom-shape draw:style-name="gr25" draw:text-style-name="P2" draw:layer="layout" svg:width="2.032cm" svg:height="4.01cm" svg:x="3.504cm" svg:y="22.227cm">
          <text:p text:style-name="P1"><text:span text:style-name="T1">Z-</text:span></text:p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504cm" svg:y1="25.035cm" svg:x2="1.472cm" svg:y2="25.035cm">
          <text:p/>
        </draw:line>
        <draw:frame draw:style-name="gr23" draw:text-style-name="P4" draw:layer="layout" svg:width="1.518cm" svg:height="1.826cm" svg:x="1.588cm" svg:y="23.832cm">
          <draw:text-box>
            <text:p><text:span text:style-name="T2">i₂</text:span></text:p>
          </draw:text-box>
        </draw:frame>
        <draw:custom-shape draw:style-name="gr7" draw:text-style-name="P2" draw:layer="layout" svg:width="2.032cm" svg:height="1.905cm" svg:x="8.967cm" svg:y="22.071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888cm" svg:y1="23.093cm" svg:x2="6.856cm" svg:y2="23.093cm">
          <text:p/>
        </draw:line>
        <draw:frame draw:style-name="gr23" draw:text-style-name="P4" draw:layer="layout" svg:width="1.518cm" svg:height="1.826cm" svg:x="6.972cm" svg:y="21.89cm">
          <draw:text-box>
            <text:p><text:span text:style-name="T2">i₁</text:span></text:p>
          </draw:text-box>
        </draw:frame>
        <draw:custom-shape draw:style-name="gr7" draw:text-style-name="P2" draw:layer="layout" svg:width="2.032cm" svg:height="1.905cm" svg:x="8.972cm" svg:y="24.236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893cm" svg:y1="25.258cm" svg:x2="6.861cm" svg:y2="25.258cm">
          <text:p/>
        </draw:line>
        <draw:frame draw:style-name="gr23" draw:text-style-name="P4" draw:layer="layout" svg:width="1.518cm" svg:height="1.826cm" svg:x="6.977cm" svg:y="24.055cm">
          <draw:text-box>
            <text:p><text:span text:style-name="T2">i₂</text:span></text:p>
          </draw:text-box>
        </draw:frame>
        <draw:frame draw:style-name="gr11" draw:text-style-name="P7" draw:layer="layout" svg:width="1.349cm" svg:height="1.928cm" svg:x="5.573cm" svg:y="23.196cm">
          <draw:text-box>
            <text:p><text:span text:style-name="T4">=</text:span></text:p>
          </draw:text-box>
        </draw:frame>
      </draw:page>
      <draw:page draw:name="page6" draw:style-name="dp1" draw:master-page-name="Default">
        <draw:line draw:style-name="gr2" draw:text-style-name="P3" draw:layer="layout" svg:x1="3.359cm" svg:y1="2.803cm" svg:x2="1.327cm" svg:y2="2.803cm">
          <text:p/>
        </draw:line>
        <draw:frame draw:style-name="gr23" draw:text-style-name="P4" draw:layer="layout" svg:width="1.518cm" svg:height="1.826cm" svg:x="1.643cm" svg:y="1.6cm">
          <draw:text-box>
            <text:p><text:span text:style-name="T2">i₁</text:span></text:p>
          </draw:text-box>
        </draw:frame>
        <draw:custom-shape draw:style-name="gr25" draw:text-style-name="P2" draw:layer="layout" svg:width="2.032cm" svg:height="4.01cm" svg:x="3.359cm" svg:y="1.737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359cm" svg:y1="4.545cm" svg:x2="1.327cm" svg:y2="4.545cm">
          <text:p/>
        </draw:line>
        <draw:frame draw:style-name="gr23" draw:text-style-name="P4" draw:layer="layout" svg:width="1.518cm" svg:height="1.826cm" svg:x="1.643cm" svg:y="3.342cm">
          <draw:text-box>
            <text:p><text:span text:style-name="T2">i₂</text:span></text:p>
          </draw:text-box>
        </draw:frame>
        <draw:custom-shape draw:style-name="gr7" draw:text-style-name="P2" draw:layer="layout" svg:width="2.032cm" svg:height="1.905cm" svg:x="4.908cm" svg:y="11.268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829cm" svg:y1="12.29cm" svg:x2="2.797cm" svg:y2="12.29cm">
          <text:p/>
        </draw:line>
        <draw:frame draw:style-name="gr23" draw:text-style-name="P4" draw:layer="layout" svg:width="1.518cm" svg:height="1.826cm" svg:x="3.113cm" svg:y="11.087cm">
          <draw:text-box>
            <text:p><text:span text:style-name="T2">i₁</text:span></text:p>
          </draw:text-box>
        </draw:frame>
        <draw:custom-shape draw:style-name="gr7" draw:text-style-name="P2" draw:layer="layout" svg:width="2.032cm" svg:height="1.905cm" svg:x="9.727cm" svg:y="3.746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648cm" svg:y1="4.768cm" svg:x2="7.616cm" svg:y2="4.768cm">
          <text:p/>
        </draw:line>
        <draw:frame draw:style-name="gr23" draw:text-style-name="P4" draw:layer="layout" svg:width="1.518cm" svg:height="1.826cm" svg:x="7.932cm" svg:y="3.565cm">
          <draw:text-box>
            <text:p><text:span text:style-name="T2">i₂</text:span></text:p>
          </draw:text-box>
        </draw:frame>
        <draw:frame draw:style-name="gr11" draw:text-style-name="P7" draw:layer="layout" svg:width="1.349cm" svg:height="1.928cm" svg:x="5.428cm" svg:y="2.706cm">
          <draw:text-box>
            <text:p><text:span text:style-name="T4">=</text:span></text:p>
          </draw:text-box>
        </draw:frame>
        <draw:custom-shape draw:style-name="gr7" draw:text-style-name="P2" draw:layer="layout" svg:width="2.032cm" svg:height="1.905cm" svg:x="15.314cm" svg:y="1.581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235cm" svg:y1="2.603cm" svg:x2="13.203cm" svg:y2="2.603cm">
          <text:p/>
        </draw:line>
        <draw:frame draw:style-name="gr23" draw:text-style-name="P4" draw:layer="layout" svg:width="1.518cm" svg:height="1.826cm" svg:x="13.519cm" svg:y="1.4cm">
          <draw:text-box>
            <text:p><text:span text:style-name="T2">i₁</text:span></text:p>
          </draw:text-box>
        </draw:frame>
        <draw:custom-shape draw:style-name="gr7" draw:text-style-name="P2" draw:layer="layout" svg:width="2.032cm" svg:height="1.905cm" svg:x="15.319cm" svg:y="3.746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24cm" svg:y1="4.768cm" svg:x2="13.208cm" svg:y2="4.768cm">
          <text:p/>
        </draw:line>
        <draw:frame draw:style-name="gr23" draw:text-style-name="P4" draw:layer="layout" svg:width="1.518cm" svg:height="1.826cm" svg:x="13.524cm" svg:y="3.565cm">
          <draw:text-box>
            <text:p><text:span text:style-name="T2">i₂</text:span></text:p>
          </draw:text-box>
        </draw:frame>
        <draw:frame draw:style-name="gr11" draw:text-style-name="P7" draw:layer="layout" svg:width="1.349cm" svg:height="1.928cm" svg:x="11.929cm" svg:y="2.706cm">
          <draw:text-box>
            <text:p><text:span text:style-name="T4">+</text:span></text:p>
          </draw:text-box>
        </draw:frame>
        <draw:line draw:style-name="gr2" draw:text-style-name="P3" draw:layer="layout" svg:x1="6.607cm" svg:y1="9.157cm" svg:x2="4.575cm" svg:y2="9.157cm">
          <text:p/>
        </draw:line>
        <draw:frame draw:style-name="gr23" draw:text-style-name="P13" draw:layer="layout" svg:width="1.518cm" svg:height="1.826cm" svg:x="4.891cm" svg:y="7.954cm">
          <draw:text-box>
            <text:p><text:span text:style-name="T9">i₁</text:span></text:p>
          </draw:text-box>
        </draw:frame>
        <draw:line draw:style-name="gr2" draw:text-style-name="P3" draw:layer="layout" svg:x1="12.907cm" svg:y1="9.13cm" svg:x2="10.875cm" svg:y2="9.13cm">
          <text:p/>
        </draw:line>
        <draw:frame draw:style-name="gr23" draw:text-style-name="P4" draw:layer="layout" svg:width="1.518cm" svg:height="1.826cm" svg:x="11.191cm" svg:y="7.927cm">
          <draw:text-box>
            <text:p><text:span text:style-name="T2">i₂</text:span></text:p>
          </draw:text-box>
        </draw:frame>
        <draw:frame draw:style-name="gr10" draw:text-style-name="P7" draw:layer="layout" svg:width="3.042cm" svg:height="1.928cm" svg:x="1.128cm" svg:y="8.206cm">
          <draw:text-box>
            <text:p><text:span text:style-name="T4">s</text:span><text:span text:style-name="T4">v</text:span><text:span text:style-name="T4">d</text:span></text:p>
          </draw:text-box>
        </draw:frame>
        <draw:frame draw:style-name="gr17" draw:text-style-name="P18" draw:layer="layout" svg:width="1.899cm" svg:height="3.024cm" svg:x="3.41cm" svg:y="7.624cm">
          <draw:text-box>
            <text:p><text:span text:style-name="T12">(</text:span></text:p>
          </draw:text-box>
        </draw:frame>
        <draw:custom-shape draw:style-name="gr26" draw:text-style-name="P2" draw:layer="layout" svg:width="4.247cm" svg:height="1.905cm" svg:x="6.623cm" svg:y="8.08cm">
          <text:p text:style-name="P1"><text:span text:style-name="T1">Z+Z-</text:span></text:p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1.899cm" svg:height="3.024cm" svg:x="12.31cm" svg:y="7.615cm">
          <draw:text-box>
            <text:p><text:span text:style-name="T14">)</text:span></text:p>
          </draw:text-box>
        </draw:frame>
        <draw:custom-shape draw:style-name="gr7" draw:text-style-name="P2" draw:layer="layout" svg:width="2.032cm" svg:height="1.905cm" svg:x="9.009cm" svg:y="11.252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93cm" svg:y1="12.274cm" svg:x2="6.898cm" svg:y2="12.274cm">
          <text:p/>
        </draw:line>
        <draw:frame draw:style-name="gr27" draw:text-style-name="P4" draw:layer="layout" svg:width="1.361cm" svg:height="1.826cm" svg:x="7.414cm" svg:y="11.071cm">
          <draw:text-box>
            <text:p><text:span text:style-name="T2">u</text:span></text:p>
          </draw:text-box>
        </draw:frame>
        <draw:custom-shape draw:style-name="gr7" draw:text-style-name="P2" draw:layer="layout" svg:width="2.032cm" svg:height="1.905cm" svg:x="13.11cm" svg:y="11.267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031cm" svg:y1="12.289cm" svg:x2="10.999cm" svg:y2="12.289cm">
          <text:p/>
        </draw:line>
        <draw:frame draw:style-name="gr6" draw:text-style-name="P4" draw:layer="layout" svg:width="1.285cm" svg:height="1.826cm" svg:x="11.515cm" svg:y="11.086cm">
          <draw:text-box>
            <text:p><text:span text:style-name="T2">v</text:span></text:p>
          </draw:text-box>
        </draw:frame>
        <draw:line draw:style-name="gr2" draw:text-style-name="P3" draw:layer="layout" svg:x1="17.229cm" svg:y1="12.27cm" svg:x2="15.197cm" svg:y2="12.27cm">
          <text:p/>
        </draw:line>
        <draw:frame draw:style-name="gr23" draw:text-style-name="P4" draw:layer="layout" svg:width="1.518cm" svg:height="1.826cm" svg:x="15.513cm" svg:y="11.067cm">
          <draw:text-box>
            <text:p><text:span text:style-name="T2">i₂</text:span></text:p>
          </draw:text-box>
        </draw:frame>
        <draw:frame draw:style-name="gr11" draw:text-style-name="P7" draw:layer="layout" svg:width="1.349cm" svg:height="1.928cm" svg:x="1.474cm" svg:y="11.339cm">
          <draw:text-box>
            <text:p><text:span text:style-name="T4">=</text:span></text:p>
          </draw:text-box>
        </draw:frame>
        <draw:custom-shape draw:style-name="gr7" draw:text-style-name="P2" draw:layer="layout" svg:width="2.032cm" svg:height="1.905cm" svg:x="4.962cm" svg:y="21.121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883cm" svg:y1="22.143cm" svg:x2="2.851cm" svg:y2="22.143cm">
          <text:p/>
        </draw:line>
        <draw:frame draw:style-name="gr23" draw:text-style-name="P4" draw:layer="layout" svg:width="1.518cm" svg:height="1.826cm" svg:x="3.167cm" svg:y="20.94cm">
          <draw:text-box>
            <text:p><text:span text:style-name="T2">i₁</text:span></text:p>
          </draw:text-box>
        </draw:frame>
        <draw:line draw:style-name="gr2" draw:text-style-name="P3" draw:layer="layout" svg:x1="6.661cm" svg:y1="18.91cm" svg:x2="4.629cm" svg:y2="18.91cm">
          <text:p/>
        </draw:line>
        <draw:frame draw:style-name="gr23" draw:text-style-name="P13" draw:layer="layout" svg:width="1.518cm" svg:height="1.826cm" svg:x="4.945cm" svg:y="17.707cm">
          <draw:text-box>
            <text:p><text:span text:style-name="T9">i₁</text:span></text:p>
          </draw:text-box>
        </draw:frame>
        <draw:line draw:style-name="gr2" draw:text-style-name="P3" draw:layer="layout" svg:x1="12.961cm" svg:y1="18.883cm" svg:x2="10.929cm" svg:y2="18.883cm">
          <text:p/>
        </draw:line>
        <draw:frame draw:style-name="gr23" draw:text-style-name="P4" draw:layer="layout" svg:width="1.518cm" svg:height="1.826cm" svg:x="11.245cm" svg:y="17.68cm">
          <draw:text-box>
            <text:p><text:span text:style-name="T2">i₂</text:span></text:p>
          </draw:text-box>
        </draw:frame>
        <draw:frame draw:style-name="gr10" draw:text-style-name="P7" draw:layer="layout" svg:width="3.042cm" svg:height="1.928cm" svg:x="1.182cm" svg:y="17.959cm">
          <draw:text-box>
            <text:p><text:span text:style-name="T4">s</text:span><text:span text:style-name="T4">v</text:span><text:span text:style-name="T4">d</text:span></text:p>
          </draw:text-box>
        </draw:frame>
        <draw:frame draw:style-name="gr17" draw:text-style-name="P18" draw:layer="layout" svg:width="1.899cm" svg:height="3.024cm" svg:x="3.464cm" svg:y="17.277cm">
          <draw:text-box>
            <text:p><text:span text:style-name="T12">(</text:span></text:p>
          </draw:text-box>
        </draw:frame>
        <draw:custom-shape draw:style-name="gr26" draw:text-style-name="P2" draw:layer="layout" svg:width="4.247cm" svg:height="1.905cm" svg:x="6.677cm" svg:y="17.833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1.899cm" svg:height="3.024cm" svg:x="12.364cm" svg:y="17.168cm">
          <draw:text-box>
            <text:p><text:span text:style-name="T14">)</text:span></text:p>
          </draw:text-box>
        </draw:frame>
        <draw:custom-shape draw:style-name="gr7" draw:text-style-name="P2" draw:layer="layout" svg:width="2.032cm" svg:height="1.905cm" svg:x="9.063cm" svg:y="21.105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984cm" svg:y1="22.127cm" svg:x2="6.952cm" svg:y2="22.127cm">
          <text:p/>
        </draw:line>
        <draw:frame draw:style-name="gr27" draw:text-style-name="P4" draw:layer="layout" svg:width="1.361cm" svg:height="1.826cm" svg:x="7.468cm" svg:y="20.924cm">
          <draw:text-box>
            <text:p><text:span text:style-name="T2">u</text:span></text:p>
          </draw:text-box>
        </draw:frame>
        <draw:custom-shape draw:style-name="gr7" draw:text-style-name="P2" draw:layer="layout" svg:width="2.032cm" svg:height="1.905cm" svg:x="13.164cm" svg:y="21.12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085cm" svg:y1="22.142cm" svg:x2="11.053cm" svg:y2="22.142cm">
          <text:p/>
        </draw:line>
        <draw:frame draw:style-name="gr6" draw:text-style-name="P4" draw:layer="layout" svg:width="1.285cm" svg:height="1.826cm" svg:x="11.569cm" svg:y="20.939cm">
          <draw:text-box>
            <text:p><text:span text:style-name="T2">v</text:span></text:p>
          </draw:text-box>
        </draw:frame>
        <draw:line draw:style-name="gr2" draw:text-style-name="P3" draw:layer="layout" svg:x1="17.283cm" svg:y1="22.123cm" svg:x2="15.251cm" svg:y2="22.123cm">
          <text:p/>
        </draw:line>
        <draw:frame draw:style-name="gr23" draw:text-style-name="P4" draw:layer="layout" svg:width="1.518cm" svg:height="1.826cm" svg:x="15.567cm" svg:y="20.92cm">
          <draw:text-box>
            <text:p><text:span text:style-name="T2">i₂</text:span></text:p>
          </draw:text-box>
        </draw:frame>
        <draw:frame draw:style-name="gr11" draw:text-style-name="P7" draw:layer="layout" svg:width="1.349cm" svg:height="1.928cm" svg:x="1.528cm" svg:y="21.092cm">
          <draw:text-box>
            <text:p><text:span text:style-name="T4">=</text:span></text:p>
          </draw:text-box>
        </draw:frame>
        <draw:custom-shape draw:style-name="gr7" draw:text-style-name="P2" draw:layer="layout" svg:width="2.032cm" svg:height="1.905cm" svg:x="3.816cm" svg:y="24.414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737cm" svg:y1="25.436cm" svg:x2="1.705cm" svg:y2="25.436cm">
          <text:p/>
        </draw:line>
        <draw:frame draw:style-name="gr27" draw:text-style-name="P4" draw:layer="layout" svg:width="1.361cm" svg:height="1.826cm" svg:x="2.221cm" svg:y="24.233cm">
          <draw:text-box>
            <text:p><text:span text:style-name="T2">u</text:span></text:p>
          </draw:text-box>
        </draw:frame>
        <draw:line draw:style-name="gr2" draw:text-style-name="P3" draw:layer="layout" svg:x1="7.838cm" svg:y1="25.451cm" svg:x2="5.806cm" svg:y2="25.451cm">
          <text:p/>
        </draw:line>
        <draw:frame draw:style-name="gr6" draw:text-style-name="P4" draw:layer="layout" svg:width="1.285cm" svg:height="1.826cm" svg:x="6.322cm" svg:y="24.248cm">
          <draw:text-box>
            <text:p><text:span text:style-name="T2">v</text:span></text:p>
          </draw:text-box>
        </draw:frame>
        <draw:frame draw:style-name="gr11" draw:text-style-name="P7" draw:layer="layout" svg:width="1.349cm" svg:height="1.928cm" svg:x="8.059cm" svg:y="24.395cm">
          <draw:text-box>
            <text:p><text:span text:style-name="T4">=</text:span></text:p>
          </draw:text-box>
        </draw:frame>
        <draw:frame draw:style-name="gr28" draw:text-style-name="P21" draw:layer="layout" svg:width="0.2cm" svg:height="0.47cm" svg:x="1.805cm" svg:y="17.43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9" draw:text-style-name="P22" draw:layer="layout" svg:width="2.026cm" svg:height="3.274cm" svg:x="15.51cm" svg:y="23.708cm">
          <draw:text-box>
            <text:p><text:span text:style-name="T15">]</text:span></text:p>
          </draw:text-box>
        </draw:frame>
        <draw:frame draw:style-name="gr30" draw:text-style-name="P22" draw:layer="layout" svg:width="2.026cm" svg:height="4.036cm" svg:x="9.11cm" svg:y="23.708cm">
          <draw:text-box>
            <text:p><text:span text:style-name="T15">[</text:span></text:p>
          </draw:text-box>
        </draw:frame>
        <draw:frame draw:style-name="gr31" draw:text-style-name="P10" draw:layer="layout" svg:width="6.598cm" svg:height="3.401cm" svg:x="10.176cm" svg:y="23.803cm">
          <draw:text-box>
            <text:p text:style-name="P8"><text:span text:style-name="T3">1</text:span><text:span text:style-name="T3">/</text:span><text:span text:style-name="T3">√</text:span><text:span text:style-name="T3">2</text:span></text:p>
            <text:p text:style-name="P8"><text:span text:style-name="T6"><text:s text:c="2"/></text:span><text:span text:style-name="T6"><text:s text:c="2"/></text:span><text:span text:style-name="T6"><text:s/></text:span><text:span text:style-name="T3">1</text:span><text:span text:style-name="T3">/</text:span><text:span text:style-name="T3">√</text:span><text:span text:style-name="T3">2</text:span></text:p>
          </draw:text-box>
        </draw:frame>
        <draw:custom-shape draw:style-name="gr7" draw:text-style-name="P2" draw:layer="layout" svg:width="2.032cm" svg:height="1.905cm" svg:x="3.664cm" svg:y="14.314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585cm" svg:y1="15.336cm" svg:x2="1.553cm" svg:y2="15.336cm">
          <text:p/>
        </draw:line>
        <draw:frame draw:style-name="gr27" draw:text-style-name="P4" draw:layer="layout" svg:width="1.361cm" svg:height="1.826cm" svg:x="2.069cm" svg:y="14.133cm">
          <draw:text-box>
            <text:p><text:span text:style-name="T2">u</text:span></text:p>
          </draw:text-box>
        </draw:frame>
        <draw:line draw:style-name="gr2" draw:text-style-name="P3" draw:layer="layout" svg:x1="7.686cm" svg:y1="15.351cm" svg:x2="5.654cm" svg:y2="15.351cm">
          <text:p/>
        </draw:line>
        <draw:frame draw:style-name="gr6" draw:text-style-name="P4" draw:layer="layout" svg:width="1.285cm" svg:height="1.826cm" svg:x="6.17cm" svg:y="14.148cm">
          <draw:text-box>
            <text:p><text:span text:style-name="T2">v</text:span></text:p>
          </draw:text-box>
        </draw:frame>
        <draw:frame draw:style-name="gr11" draw:text-style-name="P7" draw:layer="layout" svg:width="1.349cm" svg:height="1.928cm" svg:x="7.907cm" svg:y="14.395cm">
          <draw:text-box>
            <text:p><text:span text:style-name="T4">=</text:span></text:p>
          </draw:text-box>
        </draw:frame>
        <draw:frame draw:style-name="gr29" draw:text-style-name="P23" draw:layer="layout" svg:width="2.026cm" svg:height="3.274cm" svg:x="11.458cm" svg:y="13.808cm">
          <draw:text-box>
            <text:p><text:span text:style-name="T16">]</text:span></text:p>
          </draw:text-box>
        </draw:frame>
        <draw:frame draw:style-name="gr29" draw:text-style-name="P22" draw:layer="layout" svg:width="2.026cm" svg:height="3.274cm" svg:x="8.958cm" svg:y="13.808cm">
          <draw:text-box>
            <text:p><text:span text:style-name="T15">[</text:span></text:p>
          </draw:text-box>
        </draw:frame>
        <draw:frame draw:style-name="gr32" draw:text-style-name="P10" draw:layer="layout" svg:width="2.534cm" svg:height="2.943cm" svg:x="10.017cm" svg:y="13.943cm">
          <draw:text-box>
            <text:p text:style-name="P8"><text:span text:style-name="T3">1</text:span></text:p>
            <text:p text:style-name="P8"><text:span text:style-name="T6"><text:s text:c="2"/></text:span><text:span text:style-name="T6">0</text:span></text:p>
          </draw:text-box>
        </draw:frame>
        <draw:custom-shape draw:style-name="gr7" draw:text-style-name="P2" draw:layer="layout" svg:width="2.032cm" svg:height="1.905cm" svg:x="9.715cm" svg:y="1.572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636cm" svg:y1="2.594cm" svg:x2="7.604cm" svg:y2="2.594cm">
          <text:p/>
        </draw:line>
        <draw:frame draw:style-name="gr23" draw:text-style-name="P4" draw:layer="layout" svg:width="1.518cm" svg:height="1.826cm" svg:x="7.92cm" svg:y="1.391cm">
          <draw:text-box>
            <text:p><text:span text:style-name="T2">i₁</text:span></text:p>
          </draw:text-box>
        </draw:frame>
        <draw:frame draw:style-name="gr11" draw:text-style-name="P7" draw:layer="layout" svg:width="1.349cm" svg:height="1.928cm" svg:x="7.908cm" svg:y="14.395cm">
          <draw:text-box>
            <text:p><text:span text:style-name="T4">=</text:span></text:p>
          </draw:text-box>
        </draw:frame>
        <draw:frame draw:style-name="gr33" draw:text-style-name="P17" draw:layer="layout" svg:width="2.454cm" svg:height="1.928cm" svg:x="11.614cm" svg:y="6.119cm">
          <draw:text-box>
            <text:p text:style-name="P8"><text:span text:style-name="T4">√</text:span><text:span text:style-name="T4">2</text:span></text:p>
          </draw:text-box>
        </draw:frame>
        <draw:line draw:style-name="gr2" draw:text-style-name="P3" draw:layer="layout" svg:x1="17.964cm" svg:y1="5.953cm" svg:x2="7.169cm" svg:y2="5.953cm">
          <text:p/>
        </draw:line>
      </draw:page>
      <draw:page draw:name="page7" draw:style-name="dp1" draw:master-page-name="Default">
        <draw:custom-shape draw:style-name="gr25" draw:text-style-name="P2" draw:layer="layout" svg:width="2.032cm" svg:height="4.01cm" svg:x="3.859cm" svg:y="2.137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014cm" svg:y1="3.159cm" svg:x2="5.982cm" svg:y2="3.159cm">
          <text:p/>
        </draw:line>
        <draw:frame draw:style-name="gr23" draw:text-style-name="P4" draw:layer="layout" svg:width="1.518cm" svg:height="1.826cm" svg:x="6.398cm" svg:y="1.956cm">
          <draw:text-box>
            <text:p><text:span text:style-name="T2">i₁</text:span></text:p>
          </draw:text-box>
        </draw:frame>
        <draw:line draw:style-name="gr2" draw:text-style-name="P3" draw:layer="layout" svg:x1="8.019cm" svg:y1="5.324cm" svg:x2="5.987cm" svg:y2="5.324cm">
          <text:p/>
        </draw:line>
        <draw:frame draw:style-name="gr23" draw:text-style-name="P4" draw:layer="layout" svg:width="1.518cm" svg:height="1.826cm" svg:x="6.403cm" svg:y="4.121cm">
          <draw:text-box>
            <text:p><text:span text:style-name="T2">i₂</text:span></text:p>
          </draw:text-box>
        </draw:frame>
        <draw:line draw:style-name="gr2" draw:text-style-name="P3" draw:layer="layout" svg:x1="3.815cm" svg:y1="3.154cm" svg:x2="1.783cm" svg:y2="3.154cm">
          <text:p/>
        </draw:line>
        <draw:frame draw:style-name="gr34" draw:text-style-name="P4" draw:layer="layout" svg:width="2.026cm" svg:height="1.826cm" svg:x="2.099cm" svg:y="1.951cm">
          <draw:text-box>
            <text:p><text:span text:style-name="T2">i₁</text:span><text:span text:style-name="T2">’</text:span></text:p>
          </draw:text-box>
        </draw:frame>
        <draw:line draw:style-name="gr2" draw:text-style-name="P3" draw:layer="layout" svg:x1="3.82cm" svg:y1="5.319cm" svg:x2="1.788cm" svg:y2="5.319cm">
          <text:p/>
        </draw:line>
        <draw:frame draw:style-name="gr34" draw:text-style-name="P4" draw:layer="layout" svg:width="2.026cm" svg:height="1.826cm" svg:x="2.104cm" svg:y="4.116cm">
          <draw:text-box>
            <text:p><text:span text:style-name="T2">i₂</text:span><text:span text:style-name="T2">’</text:span></text:p>
          </draw:text-box>
        </draw:frame>
        <draw:custom-shape draw:style-name="gr7" draw:text-style-name="P2" draw:layer="layout" svg:width="2.032cm" svg:height="1.905cm" svg:x="13.694cm" svg:y="2.136cm">
          <text:p text:style-name="P1"><text:span text:style-name="T1">Z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3.699cm" svg:y="4.301cm">
          <text:p text:style-name="P1"><text:span text:style-name="T1">Z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3.042cm" svg:height="1.928cm" svg:x="8.249cm" svg:y="3.038cm">
          <draw:text-box>
            <text:p><text:span text:style-name="T4">= </text:span><text:span text:style-name="T4">-</text:span></text:p>
          </draw:text-box>
        </draw:frame>
        <draw:line draw:style-name="gr2" draw:text-style-name="P3" draw:layer="layout" svg:x1="13.606cm" svg:y1="3.155cm" svg:x2="11.574cm" svg:y2="3.155cm">
          <text:p/>
        </draw:line>
        <draw:frame draw:style-name="gr34" draw:text-style-name="P4" draw:layer="layout" svg:width="2.026cm" svg:height="1.826cm" svg:x="11.89cm" svg:y="1.952cm">
          <draw:text-box>
            <text:p><text:span text:style-name="T2">i₁</text:span><text:span text:style-name="T2">’</text:span></text:p>
          </draw:text-box>
        </draw:frame>
        <draw:line draw:style-name="gr2" draw:text-style-name="P3" draw:layer="layout" svg:x1="13.611cm" svg:y1="5.32cm" svg:x2="11.579cm" svg:y2="5.32cm">
          <text:p/>
        </draw:line>
        <draw:frame draw:style-name="gr34" draw:text-style-name="P4" draw:layer="layout" svg:width="2.026cm" svg:height="1.826cm" svg:x="11.895cm" svg:y="4.117cm">
          <draw:text-box>
            <text:p><text:span text:style-name="T2">i₂</text:span><text:span text:style-name="T2">’</text:span></text:p>
          </draw:text-box>
        </draw:frame>
        <draw:line draw:style-name="gr2" draw:text-style-name="P3" draw:layer="layout" svg:x1="17.715cm" svg:y1="3.16cm" svg:x2="15.683cm" svg:y2="3.16cm">
          <text:p/>
        </draw:line>
        <draw:frame draw:style-name="gr23" draw:text-style-name="P4" draw:layer="layout" svg:width="1.518cm" svg:height="1.826cm" svg:x="16.099cm" svg:y="1.957cm">
          <draw:text-box>
            <text:p><text:span text:style-name="T2">i₁</text:span></text:p>
          </draw:text-box>
        </draw:frame>
        <draw:line draw:style-name="gr2" draw:text-style-name="P3" draw:layer="layout" svg:x1="17.72cm" svg:y1="5.325cm" svg:x2="15.688cm" svg:y2="5.325cm">
          <text:p/>
        </draw:line>
        <draw:frame draw:style-name="gr23" draw:text-style-name="P4" draw:layer="layout" svg:width="1.518cm" svg:height="1.826cm" svg:x="16.104cm" svg:y="4.122cm">
          <draw:text-box>
            <text:p><text:span text:style-name="T2">i₂</text:span></text:p>
          </draw:text-box>
        </draw:frame>
        <draw:custom-shape draw:style-name="gr7" draw:text-style-name="P2" draw:layer="layout" svg:width="2.032cm" svg:height="1.905cm" svg:x="7.548cm" svg:y="7.089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7.553cm" svg:y="9.254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3.042cm" svg:height="1.928cm" svg:x="1.603cm" svg:y="7.991cm">
          <draw:text-box>
            <text:p><text:span text:style-name="T4">+ </text:span><text:span text:style-name="T4">h</text:span></text:p>
          </draw:text-box>
        </draw:frame>
        <draw:line draw:style-name="gr2" draw:text-style-name="P3" draw:layer="layout" svg:x1="7.46cm" svg:y1="8.108cm" svg:x2="5.428cm" svg:y2="8.108cm">
          <text:p/>
        </draw:line>
        <draw:frame draw:style-name="gr34" draw:text-style-name="P4" draw:layer="layout" svg:width="2.026cm" svg:height="1.826cm" svg:x="5.744cm" svg:y="6.905cm">
          <draw:text-box>
            <text:p><text:span text:style-name="T2">i₁</text:span><text:span text:style-name="T2">’</text:span></text:p>
          </draw:text-box>
        </draw:frame>
        <draw:line draw:style-name="gr2" draw:text-style-name="P3" draw:layer="layout" svg:x1="7.465cm" svg:y1="10.273cm" svg:x2="5.433cm" svg:y2="10.273cm">
          <text:p/>
        </draw:line>
        <draw:frame draw:style-name="gr34" draw:text-style-name="P4" draw:layer="layout" svg:width="2.026cm" svg:height="1.826cm" svg:x="5.749cm" svg:y="9.07cm">
          <draw:text-box>
            <text:p><text:span text:style-name="T2">i₂</text:span><text:span text:style-name="T2">’</text:span></text:p>
          </draw:text-box>
        </draw:frame>
        <draw:line draw:style-name="gr2" draw:text-style-name="P3" draw:layer="layout" svg:x1="11.569cm" svg:y1="8.113cm" svg:x2="9.537cm" svg:y2="8.113cm">
          <text:p/>
        </draw:line>
        <draw:frame draw:style-name="gr23" draw:text-style-name="P4" draw:layer="layout" svg:width="1.518cm" svg:height="1.826cm" svg:x="9.953cm" svg:y="6.91cm">
          <draw:text-box>
            <text:p><text:span text:style-name="T2">i₁</text:span></text:p>
          </draw:text-box>
        </draw:frame>
        <draw:line draw:style-name="gr2" draw:text-style-name="P3" draw:layer="layout" svg:x1="11.574cm" svg:y1="10.278cm" svg:x2="9.542cm" svg:y2="10.278cm">
          <text:p/>
        </draw:line>
        <draw:frame draw:style-name="gr23" draw:text-style-name="P4" draw:layer="layout" svg:width="1.518cm" svg:height="1.826cm" svg:x="9.958cm" svg:y="9.075cm">
          <draw:text-box>
            <text:p><text:span text:style-name="T2">i₂</text:span></text:p>
          </draw:text-box>
        </draw:frame>
        <draw:custom-shape draw:style-name="gr7" draw:text-style-name="P2" draw:layer="layout" svg:width="2.032cm" svg:height="1.905cm" svg:x="15.545cm" svg:y="7.104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5.55cm" svg:y="9.269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1.349cm" svg:height="1.928cm" svg:x="11.8cm" svg:y="8.006cm">
          <draw:text-box>
            <text:p><text:span text:style-name="T4">+</text:span></text:p>
          </draw:text-box>
        </draw:frame>
        <draw:line draw:style-name="gr2" draw:text-style-name="P3" draw:layer="layout" svg:x1="15.457cm" svg:y1="8.123cm" svg:x2="13.425cm" svg:y2="8.123cm">
          <text:p/>
        </draw:line>
        <draw:frame draw:style-name="gr34" draw:text-style-name="P4" draw:layer="layout" svg:width="2.026cm" svg:height="1.826cm" svg:x="13.741cm" svg:y="6.92cm">
          <draw:text-box>
            <text:p><text:span text:style-name="T2">i₁</text:span><text:span text:style-name="T2">’</text:span></text:p>
          </draw:text-box>
        </draw:frame>
        <draw:line draw:style-name="gr2" draw:text-style-name="P3" draw:layer="layout" svg:x1="15.462cm" svg:y1="10.288cm" svg:x2="13.43cm" svg:y2="10.288cm">
          <text:p/>
        </draw:line>
        <draw:frame draw:style-name="gr34" draw:text-style-name="P4" draw:layer="layout" svg:width="2.026cm" svg:height="1.826cm" svg:x="13.746cm" svg:y="9.085cm">
          <draw:text-box>
            <text:p><text:span text:style-name="T2">i₂</text:span><text:span text:style-name="T2">’</text:span></text:p>
          </draw:text-box>
        </draw:frame>
        <draw:line draw:style-name="gr2" draw:text-style-name="P3" draw:layer="layout" svg:x1="19.566cm" svg:y1="8.128cm" svg:x2="17.534cm" svg:y2="8.128cm">
          <text:p/>
        </draw:line>
        <draw:frame draw:style-name="gr23" draw:text-style-name="P4" draw:layer="layout" svg:width="1.518cm" svg:height="1.826cm" svg:x="17.95cm" svg:y="6.925cm">
          <draw:text-box>
            <text:p><text:span text:style-name="T2">i₁</text:span></text:p>
          </draw:text-box>
        </draw:frame>
        <draw:line draw:style-name="gr2" draw:text-style-name="P3" draw:layer="layout" svg:x1="19.571cm" svg:y1="10.293cm" svg:x2="17.539cm" svg:y2="10.293cm">
          <text:p/>
        </draw:line>
        <draw:frame draw:style-name="gr23" draw:text-style-name="P4" draw:layer="layout" svg:width="1.518cm" svg:height="1.826cm" svg:x="17.955cm" svg:y="9.09cm">
          <draw:text-box>
            <text:p><text:span text:style-name="T2">i₂</text:span></text:p>
          </draw:text-box>
        </draw:frame>
        <draw:frame draw:style-name="gr35" draw:text-style-name="P24" draw:layer="layout" svg:width="2.534cm" svg:height="4.281cm" svg:x="3.811cm" svg:y="6.824cm">
          <draw:text-box>
            <text:p><text:span text:style-name="T17">(</text:span></text:p>
          </draw:text-box>
        </draw:frame>
        <draw:frame draw:style-name="gr35" draw:text-style-name="P24" draw:layer="layout" svg:width="2.534cm" svg:height="4.281cm" svg:x="18.511cm" svg:y="6.825cm">
          <draw:text-box>
            <text:p><text:span text:style-name="T17">)</text:span></text:p>
          </draw:text-box>
        </draw:frame>
      </draw:page>
      <draw:page draw:name="page8" draw:style-name="dp1" draw:master-page-name="Default">
        <draw:custom-shape draw:style-name="gr25" draw:text-style-name="P2" draw:layer="layout" svg:width="2.032cm" svg:height="4.01cm" svg:x="6.159cm" svg:y="2.137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frame draw:style-name="gr36" draw:text-style-name="P7" draw:layer="layout" svg:width="3.889cm" svg:height="1.928cm" svg:x="12.648cm" svg:y="3.338cm">
          <draw:text-box>
            <text:p><text:span text:style-name="T4">= </text:span><text:span text:style-name="T4">-</text:span><text:span text:style-name="T4">1</text:span></text:p>
          </draw:text-box>
        </draw:frame>
        <draw:line draw:style-name="gr2" draw:text-style-name="P3" draw:layer="layout" svg:x1="3.737cm" svg:y1="8.957cm" svg:x2="1.705cm" svg:y2="8.957cm">
          <text:p/>
        </draw:line>
        <draw:frame draw:style-name="gr34" draw:text-style-name="P4" draw:layer="layout" svg:width="2.026cm" svg:height="1.826cm" svg:x="1.921cm" svg:y="7.754cm">
          <draw:text-box>
            <text:p><text:span text:style-name="T2">i₁</text:span><text:span text:style-name="T2">’</text:span></text:p>
          </draw:text-box>
        </draw:frame>
        <draw:custom-shape draw:style-name="gr25" draw:text-style-name="P2" draw:layer="layout" svg:width="2.032cm" svg:height="4.01cm" svg:x="3.737cm" svg:y="7.891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737cm" svg:y1="10.699cm" svg:x2="1.705cm" svg:y2="10.699cm">
          <text:p/>
        </draw:line>
        <draw:frame draw:style-name="gr34" draw:text-style-name="P4" draw:layer="layout" svg:width="2.026cm" svg:height="1.826cm" svg:x="1.921cm" svg:y="9.496cm">
          <draw:text-box>
            <text:p><text:span text:style-name="T2">i₂</text:span><text:span text:style-name="T2">’</text:span></text:p>
          </draw:text-box>
        </draw:frame>
        <draw:line draw:style-name="gr2" draw:text-style-name="P3" draw:layer="layout" svg:x1="7.747cm" svg:y1="8.899cm" svg:x2="5.715cm" svg:y2="8.899cm">
          <text:p/>
        </draw:line>
        <draw:frame draw:style-name="gr23" draw:text-style-name="P4" draw:layer="layout" svg:width="1.518cm" svg:height="1.826cm" svg:x="6.131cm" svg:y="7.696cm">
          <draw:text-box>
            <text:p><text:span text:style-name="T2">i₁</text:span></text:p>
          </draw:text-box>
        </draw:frame>
        <draw:line draw:style-name="gr2" draw:text-style-name="P3" draw:layer="layout" svg:x1="7.747cm" svg:y1="10.641cm" svg:x2="5.715cm" svg:y2="10.641cm">
          <text:p/>
        </draw:line>
        <draw:frame draw:style-name="gr23" draw:text-style-name="P4" draw:layer="layout" svg:width="1.518cm" svg:height="1.826cm" svg:x="6.131cm" svg:y="9.438cm">
          <draw:text-box>
            <text:p><text:span text:style-name="T2">i₂</text:span></text:p>
          </draw:text-box>
        </draw:frame>
        <draw:custom-shape draw:style-name="gr25" draw:text-style-name="P2" draw:layer="layout" svg:width="2.032cm" svg:height="4.01cm" svg:x="7.737cm" svg:y="7.907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747cm" svg:y1="9.857cm" svg:x2="9.715cm" svg:y2="9.857cm">
          <text:p/>
        </draw:line>
        <draw:frame draw:style-name="gr27" draw:text-style-name="P4" draw:layer="layout" svg:width="1.361cm" svg:height="1.826cm" svg:x="10.131cm" svg:y="8.654cm">
          <draw:text-box>
            <text:p><text:span text:style-name="T2">u</text:span></text:p>
          </draw:text-box>
        </draw:frame>
        <draw:frame draw:style-name="gr11" draw:text-style-name="P7" draw:layer="layout" svg:width="1.349cm" svg:height="1.928cm" svg:x="1.563cm" svg:y="13.816cm">
          <draw:text-box>
            <text:p><text:span text:style-name="T4">=</text:span></text:p>
          </draw:text-box>
        </draw:frame>
        <draw:line draw:style-name="gr2" draw:text-style-name="P3" draw:layer="layout" svg:x1="5.137cm" svg:y1="13.842cm" svg:x2="3.105cm" svg:y2="13.842cm">
          <text:p/>
        </draw:line>
        <draw:frame draw:style-name="gr34" draw:text-style-name="P4" draw:layer="layout" svg:width="2.026cm" svg:height="1.826cm" svg:x="3.321cm" svg:y="12.639cm">
          <draw:text-box>
            <text:p><text:span text:style-name="T2">i₁</text:span><text:span text:style-name="T2">’</text:span></text:p>
          </draw:text-box>
        </draw:frame>
        <draw:custom-shape draw:style-name="gr25" draw:text-style-name="P2" draw:layer="layout" svg:width="2.032cm" svg:height="4.01cm" svg:x="5.137cm" svg:y="12.776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137cm" svg:y1="15.584cm" svg:x2="3.105cm" svg:y2="15.584cm">
          <text:p/>
        </draw:line>
        <draw:frame draw:style-name="gr34" draw:text-style-name="P4" draw:layer="layout" svg:width="2.026cm" svg:height="1.826cm" svg:x="3.321cm" svg:y="14.381cm">
          <draw:text-box>
            <text:p><text:span text:style-name="T2">i₂</text:span><text:span text:style-name="T2">’</text:span></text:p>
          </draw:text-box>
        </draw:frame>
        <draw:line draw:style-name="gr2" draw:text-style-name="P3" draw:layer="layout" svg:x1="9.247cm" svg:y1="14.768cm" svg:x2="7.215cm" svg:y2="14.768cm">
          <text:p/>
        </draw:line>
        <draw:frame draw:style-name="gr37" draw:text-style-name="P4" draw:layer="layout" svg:width="1.755cm" svg:height="1.826cm" svg:x="7.531cm" svg:y="13.565cm">
          <draw:text-box>
            <text:p><text:span text:style-name="T2">u’</text:span></text:p>
          </draw:text-box>
        </draw:frame>
        <draw:line draw:style-name="gr2" draw:text-style-name="P3" draw:layer="layout" svg:x1="13.247cm" svg:y1="14.779cm" svg:x2="11.215cm" svg:y2="14.779cm">
          <text:p/>
        </draw:line>
        <draw:frame draw:style-name="gr27" draw:text-style-name="P4" draw:layer="layout" svg:width="1.361cm" svg:height="1.826cm" svg:x="11.631cm" svg:y="13.576cm">
          <draw:text-box>
            <text:p><text:span text:style-name="T2">u</text:span></text:p>
          </draw:text-box>
        </draw:frame>
        <draw:line draw:style-name="gr2" draw:text-style-name="P3" draw:layer="layout" svg:x1="3.447cm" svg:y1="20.368cm" svg:x2="1.415cm" svg:y2="20.368cm">
          <text:p/>
        </draw:line>
        <draw:frame draw:style-name="gr37" draw:text-style-name="P4" draw:layer="layout" svg:width="1.755cm" svg:height="1.826cm" svg:x="1.731cm" svg:y="19.165cm">
          <draw:text-box>
            <text:p><text:span text:style-name="T2">u’</text:span></text:p>
          </draw:text-box>
        </draw:frame>
        <draw:line draw:style-name="gr2" draw:text-style-name="P3" draw:layer="layout" svg:x1="7.447cm" svg:y1="20.379cm" svg:x2="5.415cm" svg:y2="20.379cm">
          <text:p/>
        </draw:line>
        <draw:frame draw:style-name="gr27" draw:text-style-name="P4" draw:layer="layout" svg:width="1.361cm" svg:height="1.826cm" svg:x="5.831cm" svg:y="19.176cm">
          <draw:text-box>
            <text:p><text:span text:style-name="T2">u</text:span></text:p>
          </draw:text-box>
        </draw:frame>
        <draw:frame draw:style-name="gr11" draw:text-style-name="P7" draw:layer="layout" svg:width="1.349cm" svg:height="1.928cm" svg:x="7.66cm" svg:y="19.495cm">
          <draw:text-box>
            <text:p><text:span text:style-name="T4">=</text:span></text:p>
          </draw:text-box>
        </draw:frame>
        <draw:frame draw:style-name="gr38" draw:text-style-name="P25" draw:layer="layout" svg:width="3.55cm" svg:height="7.816cm" svg:x="15.011cm" svg:y="17.008cm">
          <draw:text-box>
            <text:p><text:span text:style-name="T18">]</text:span></text:p>
          </draw:text-box>
        </draw:frame>
        <draw:frame draw:style-name="gr38" draw:text-style-name="P26" draw:layer="layout" svg:width="3.55cm" svg:height="7.816cm" svg:x="8.111cm" svg:y="16.908cm">
          <draw:text-box>
            <text:p><text:span text:style-name="T19">[</text:span></text:p>
          </draw:text-box>
        </draw:frame>
        <draw:frame draw:style-name="gr39" draw:text-style-name="P10" draw:layer="layout" svg:width="6.598cm" svg:height="6.551cm" svg:x="9.877cm" svg:y="17.303cm">
          <draw:text-box>
            <text:p text:style-name="P8"><text:span text:style-name="T3">-</text:span><text:span text:style-name="T3">√</text:span><text:span text:style-name="T3">2</text:span></text:p>
            <text:p text:style-name="P8"><text:span text:style-name="T6"><text:s text:c="2"/></text:span><text:span text:style-name="T6"><text:s/></text:span><text:span text:style-name="T6">-</text:span><text:span text:style-name="T6">1</text:span></text:p>
            <text:p text:style-name="P8"><text:span text:style-name="T6"><text:s text:c="2"/></text:span><text:span text:style-name="T6"><text:s text:c="2"/></text:span><text:span text:style-name="T6"><text:s text:c="2"/></text:span><text:span text:style-name="T6">1</text:span></text:p>
            <text:p text:style-name="P8"><text:span text:style-name="T6"><text:s text:c="2"/></text:span><text:span text:style-name="T6"><text:s text:c="2"/></text:span><text:span text:style-name="T6"><text:s text:c="2"/></text:span><text:span text:style-name="T6"><text:s/></text:span><text:span text:style-name="T6">√</text:span><text:span text:style-name="T6">2</text:span></text:p>
          </draw:text-box>
        </draw:frame>
        <draw:custom-shape draw:style-name="gr7" draw:text-style-name="P2" draw:layer="layout" svg:width="2.032cm" svg:height="1.905cm" svg:x="9.128cm" svg:y="13.827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3.286cm" svg:y="19.426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0.393cm" svg:y="2.137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314cm" svg:y1="3.159cm" svg:x2="8.282cm" svg:y2="3.159cm">
          <text:p/>
        </draw:line>
        <draw:frame draw:style-name="gr23" draw:text-style-name="P4" draw:layer="layout" svg:width="1.518cm" svg:height="1.826cm" svg:x="8.698cm" svg:y="1.956cm">
          <draw:text-box>
            <text:p><text:span text:style-name="T2">i₁</text:span></text:p>
          </draw:text-box>
        </draw:frame>
        <draw:custom-shape draw:style-name="gr7" draw:text-style-name="P2" draw:layer="layout" svg:width="2.032cm" svg:height="1.905cm" svg:x="10.398cm" svg:y="4.302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319cm" svg:y1="5.324cm" svg:x2="8.287cm" svg:y2="5.324cm">
          <text:p/>
        </draw:line>
        <draw:frame draw:style-name="gr23" draw:text-style-name="P4" draw:layer="layout" svg:width="1.518cm" svg:height="1.826cm" svg:x="8.703cm" svg:y="4.121cm">
          <draw:text-box>
            <text:p><text:span text:style-name="T2">i₂</text:span></text:p>
          </draw:text-box>
        </draw:frame>
        <draw:custom-shape draw:style-name="gr7" draw:text-style-name="P2" draw:layer="layout" svg:width="2.032cm" svg:height="1.905cm" svg:x="2.093cm" svg:y="2.09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2.098cm" svg:y="4.255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115cm" svg:y1="3.154cm" svg:x2="4.083cm" svg:y2="3.154cm">
          <text:p/>
        </draw:line>
        <draw:frame draw:style-name="gr34" draw:text-style-name="P4" draw:layer="layout" svg:width="2.026cm" svg:height="1.826cm" svg:x="4.399cm" svg:y="1.951cm">
          <draw:text-box>
            <text:p><text:span text:style-name="T2">i₁</text:span><text:span text:style-name="T2">’</text:span></text:p>
          </draw:text-box>
        </draw:frame>
        <draw:line draw:style-name="gr2" draw:text-style-name="P3" draw:layer="layout" svg:x1="6.12cm" svg:y1="5.319cm" svg:x2="4.088cm" svg:y2="5.319cm">
          <text:p/>
        </draw:line>
        <draw:frame draw:style-name="gr34" draw:text-style-name="P4" draw:layer="layout" svg:width="2.026cm" svg:height="1.826cm" svg:x="4.404cm" svg:y="4.116cm">
          <draw:text-box>
            <text:p><text:span text:style-name="T2">i₂</text:span><text:span text:style-name="T2">’</text:span></text:p>
          </draw:text-box>
        </draw:frame>
      </draw:page>
      <draw:page draw:name="page9" draw:style-name="dp1" draw:master-page-name="Default">
        <draw:line draw:style-name="gr2" draw:text-style-name="P3" draw:layer="layout" svg:x1="3.848cm" svg:y1="2.665cm" svg:x2="1.816cm" svg:y2="2.665cm">
          <text:p/>
        </draw:line>
        <draw:frame draw:style-name="gr34" draw:text-style-name="P4" draw:layer="layout" svg:width="2.026cm" svg:height="1.826cm" svg:x="2.032cm" svg:y="1.462cm">
          <draw:text-box>
            <text:p><text:span text:style-name="T2">i₁</text:span><text:span text:style-name="T2">’</text:span></text:p>
          </draw:text-box>
        </draw:frame>
        <draw:custom-shape draw:style-name="gr25" draw:text-style-name="P28" draw:layer="layout" svg:width="2.032cm" svg:height="4.01cm" svg:x="3.848cm" svg:y="1.599cm">
          <text:p text:style-name="P27"><text:span text:style-name="T20">CRy(θ)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48cm" svg:y1="4.407cm" svg:x2="1.816cm" svg:y2="4.407cm">
          <text:p/>
        </draw:line>
        <draw:frame draw:style-name="gr34" draw:text-style-name="P4" draw:layer="layout" svg:width="2.026cm" svg:height="1.826cm" svg:x="2.032cm" svg:y="3.204cm">
          <draw:text-box>
            <text:p><text:span text:style-name="T2">i₂</text:span><text:span text:style-name="T2">’</text:span></text:p>
          </draw:text-box>
        </draw:frame>
        <draw:line draw:style-name="gr2" draw:text-style-name="P3" draw:layer="layout" svg:x1="7.858cm" svg:y1="2.607cm" svg:x2="5.826cm" svg:y2="2.607cm">
          <text:p/>
        </draw:line>
        <draw:frame draw:style-name="gr23" draw:text-style-name="P4" draw:layer="layout" svg:width="1.518cm" svg:height="1.826cm" svg:x="6.242cm" svg:y="1.404cm">
          <draw:text-box>
            <text:p><text:span text:style-name="T2">i₁</text:span></text:p>
          </draw:text-box>
        </draw:frame>
        <draw:line draw:style-name="gr2" draw:text-style-name="P3" draw:layer="layout" svg:x1="7.858cm" svg:y1="4.349cm" svg:x2="5.826cm" svg:y2="4.349cm">
          <text:p/>
        </draw:line>
        <draw:frame draw:style-name="gr23" draw:text-style-name="P4" draw:layer="layout" svg:width="1.518cm" svg:height="1.826cm" svg:x="6.242cm" svg:y="3.146cm">
          <draw:text-box>
            <text:p><text:span text:style-name="T2">i₂</text:span></text:p>
          </draw:text-box>
        </draw:frame>
        <draw:line draw:style-name="gr2" draw:text-style-name="P3" draw:layer="layout" svg:x1="3.948cm" svg:y1="7.719cm" svg:x2="1.916cm" svg:y2="7.719cm">
          <text:p/>
        </draw:line>
        <draw:frame draw:style-name="gr34" draw:text-style-name="P4" draw:layer="layout" svg:width="2.026cm" svg:height="1.826cm" svg:x="2.132cm" svg:y="6.516cm">
          <draw:text-box>
            <text:p><text:span text:style-name="T2">i₁</text:span><text:span text:style-name="T2">’</text:span></text:p>
          </draw:text-box>
        </draw:frame>
        <draw:custom-shape draw:style-name="gr25" draw:text-style-name="P30" draw:layer="layout" svg:width="2.032cm" svg:height="4.01cm" svg:x="3.948cm" svg:y="6.653cm">
          <text:p text:style-name="P29"><text:span text:style-name="T21">CRy(π/2)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948cm" svg:y1="9.461cm" svg:x2="1.916cm" svg:y2="9.461cm">
          <text:p/>
        </draw:line>
        <draw:frame draw:style-name="gr34" draw:text-style-name="P4" draw:layer="layout" svg:width="2.026cm" svg:height="1.826cm" svg:x="2.132cm" svg:y="8.258cm">
          <draw:text-box>
            <text:p><text:span text:style-name="T2">i₂</text:span><text:span text:style-name="T2">’</text:span></text:p>
          </draw:text-box>
        </draw:frame>
        <draw:line draw:style-name="gr2" draw:text-style-name="P3" draw:layer="layout" svg:x1="7.958cm" svg:y1="7.661cm" svg:x2="5.926cm" svg:y2="7.661cm">
          <text:p/>
        </draw:line>
        <draw:frame draw:style-name="gr23" draw:text-style-name="P4" draw:layer="layout" svg:width="1.518cm" svg:height="1.826cm" svg:x="6.342cm" svg:y="6.458cm">
          <draw:text-box>
            <text:p><text:span text:style-name="T2">i₁</text:span></text:p>
          </draw:text-box>
        </draw:frame>
        <draw:line draw:style-name="gr2" draw:text-style-name="P3" draw:layer="layout" svg:x1="7.958cm" svg:y1="9.403cm" svg:x2="5.926cm" svg:y2="9.403cm">
          <text:p/>
        </draw:line>
        <draw:frame draw:style-name="gr23" draw:text-style-name="P4" draw:layer="layout" svg:width="1.518cm" svg:height="1.826cm" svg:x="6.342cm" svg:y="8.2cm">
          <draw:text-box>
            <text:p><text:span text:style-name="T2">i₂</text:span></text:p>
          </draw:text-box>
        </draw:frame>
        <draw:line draw:style-name="gr2" draw:text-style-name="P3" draw:layer="layout" svg:x1="11.748cm" svg:y1="7.704cm" svg:x2="9.716cm" svg:y2="7.704cm">
          <text:p/>
        </draw:line>
        <draw:frame draw:style-name="gr34" draw:text-style-name="P4" draw:layer="layout" svg:width="2.026cm" svg:height="1.826cm" svg:x="9.932cm" svg:y="6.501cm">
          <draw:text-box>
            <text:p><text:span text:style-name="T2">i₁</text:span><text:span text:style-name="T2">’</text:span></text:p>
          </draw:text-box>
        </draw:frame>
        <draw:custom-shape draw:style-name="gr25" draw:text-style-name="P32" draw:layer="layout" svg:width="2.032cm" svg:height="4.01cm" svg:x="11.748cm" svg:y="6.638cm">
          <text:p text:style-name="P31"><text:span text:style-name="T22">CH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748cm" svg:y1="9.446cm" svg:x2="9.716cm" svg:y2="9.446cm">
          <text:p/>
        </draw:line>
        <draw:frame draw:style-name="gr34" draw:text-style-name="P4" draw:layer="layout" svg:width="2.026cm" svg:height="1.826cm" svg:x="9.932cm" svg:y="8.243cm">
          <draw:text-box>
            <text:p><text:span text:style-name="T2">i₂</text:span><text:span text:style-name="T2">’</text:span></text:p>
          </draw:text-box>
        </draw:frame>
        <draw:line draw:style-name="gr2" draw:text-style-name="P3" draw:layer="layout" svg:x1="15.758cm" svg:y1="7.646cm" svg:x2="13.726cm" svg:y2="7.646cm">
          <text:p/>
        </draw:line>
        <draw:frame draw:style-name="gr23" draw:text-style-name="P4" draw:layer="layout" svg:width="1.518cm" svg:height="1.826cm" svg:x="14.142cm" svg:y="6.443cm">
          <draw:text-box>
            <text:p><text:span text:style-name="T2">i₁</text:span></text:p>
          </draw:text-box>
        </draw:frame>
        <draw:line draw:style-name="gr2" draw:text-style-name="P3" draw:layer="layout" svg:x1="15.758cm" svg:y1="9.388cm" svg:x2="13.726cm" svg:y2="9.388cm">
          <text:p/>
        </draw:line>
        <draw:frame draw:style-name="gr23" draw:text-style-name="P4" draw:layer="layout" svg:width="1.518cm" svg:height="1.826cm" svg:x="14.142cm" svg:y="8.185cm">
          <draw:text-box>
            <text:p><text:span text:style-name="T2">i₂</text:span></text:p>
          </draw:text-box>
        </draw:frame>
        <draw:frame draw:style-name="gr11" draw:text-style-name="P7" draw:layer="layout" svg:width="1.349cm" svg:height="1.928cm" svg:x="8.16cm" svg:y="7.595cm">
          <draw:text-box>
            <text:p><text:span text:style-name="T4">=</text:span></text:p>
          </draw:text-box>
        </draw:frame>
        <draw:custom-shape draw:style-name="gr25" draw:text-style-name="P32" draw:layer="layout" svg:width="2.032cm" svg:height="4.01cm" svg:x="4.801cm" svg:y="11.792cm">
          <text:p text:style-name="P31"><text:span text:style-name="T22">CH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518cm" svg:y1="18.025cm" svg:x2="9.486cm" svg:y2="18.025cm">
          <text:p/>
        </draw:line>
        <draw:frame draw:style-name="gr34" draw:text-style-name="P4" draw:layer="layout" svg:width="2.026cm" svg:height="1.826cm" svg:x="9.702cm" svg:y="16.822cm">
          <draw:text-box>
            <text:p><text:span text:style-name="T2">i₁</text:span><text:span text:style-name="T2">’</text:span></text:p>
          </draw:text-box>
        </draw:frame>
        <draw:custom-shape draw:style-name="gr25" draw:text-style-name="P2" draw:layer="layout" svg:width="2.032cm" svg:height="4.01cm" svg:x="11.518cm" svg:y="16.959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518cm" svg:y1="19.767cm" svg:x2="9.486cm" svg:y2="19.767cm">
          <text:p/>
        </draw:line>
        <draw:frame draw:style-name="gr34" draw:text-style-name="P4" draw:layer="layout" svg:width="2.026cm" svg:height="1.826cm" svg:x="9.702cm" svg:y="18.564cm">
          <draw:text-box>
            <text:p><text:span text:style-name="T2">i₂</text:span><text:span text:style-name="T2">’</text:span></text:p>
          </draw:text-box>
        </draw:frame>
        <draw:line draw:style-name="gr2" draw:text-style-name="P3" draw:layer="layout" svg:x1="15.528cm" svg:y1="17.967cm" svg:x2="13.496cm" svg:y2="17.967cm">
          <text:p/>
        </draw:line>
        <draw:frame draw:style-name="gr23" draw:text-style-name="P4" draw:layer="layout" svg:width="1.518cm" svg:height="1.826cm" svg:x="13.912cm" svg:y="16.764cm">
          <draw:text-box>
            <text:p><text:span text:style-name="T2">i₁</text:span></text:p>
          </draw:text-box>
        </draw:frame>
        <draw:line draw:style-name="gr2" draw:text-style-name="P3" draw:layer="layout" svg:x1="15.528cm" svg:y1="19.709cm" svg:x2="13.496cm" svg:y2="19.709cm">
          <text:p/>
        </draw:line>
        <draw:frame draw:style-name="gr23" draw:text-style-name="P4" draw:layer="layout" svg:width="1.518cm" svg:height="1.826cm" svg:x="13.912cm" svg:y="18.506cm">
          <draw:text-box>
            <text:p><text:span text:style-name="T2">i₂</text:span></text:p>
          </draw:text-box>
        </draw:frame>
        <draw:custom-shape draw:style-name="gr25" draw:text-style-name="P2" draw:layer="layout" svg:width="2.032cm" svg:height="4.01cm" svg:x="15.617cm" svg:y="16.965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2.032cm" svg:height="4.01cm" svg:x="7.417cm" svg:y="16.965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528cm" svg:y1="23.121cm" svg:x2="11.496cm" svg:y2="23.121cm">
          <text:p/>
        </draw:line>
        <draw:frame draw:style-name="gr23" draw:text-style-name="P4" draw:layer="layout" svg:width="1.518cm" svg:height="1.826cm" svg:x="11.912cm" svg:y="21.918cm">
          <draw:text-box>
            <text:p><text:span text:style-name="T2">i₁</text:span></text:p>
          </draw:text-box>
        </draw:frame>
        <draw:line draw:style-name="gr2" draw:text-style-name="P3" draw:layer="layout" svg:x1="13.528cm" svg:y1="24.863cm" svg:x2="11.496cm" svg:y2="24.863cm">
          <text:p/>
        </draw:line>
        <draw:frame draw:style-name="gr23" draw:text-style-name="P4" draw:layer="layout" svg:width="1.518cm" svg:height="1.826cm" svg:x="11.912cm" svg:y="23.66cm">
          <draw:text-box>
            <text:p><text:span text:style-name="T9">i</text:span><text:span text:style-name="T2">₂</text:span></text:p>
          </draw:text-box>
        </draw:frame>
        <draw:custom-shape draw:style-name="gr25" draw:text-style-name="P2" draw:layer="layout" svg:width="2.032cm" svg:height="4.01cm" svg:x="13.617cm" svg:y="22.119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2.032cm" svg:height="4.01cm" svg:x="9.517cm" svg:y="22.119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7.993cm" svg:y1="21.399cm" svg:x2="7.198cm" svg:y2="21.399cm">
          <text:p/>
        </draw:line>
        <draw:frame draw:style-name="gr40" draw:text-style-name="P5" draw:layer="layout" svg:width="4.659cm" svg:height="1.826cm" svg:x="1.995cm" svg:y="20.61cm">
          <draw:text-box>
            <text:p><text:span text:style-name="T6">E</text:span><text:span text:style-name="T6">(</text:span><text:span text:style-name="T3">ψ</text:span><text:span text:style-name="T3">) </text:span><text:span text:style-name="T3">=</text:span></text:p>
          </draw:text-box>
        </draw:frame>
        <draw:custom-shape draw:style-name="gr7" draw:text-style-name="P2" draw:layer="layout" svg:width="2.032cm" svg:height="1.905cm" svg:x="15.396cm" svg:y="11.735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5.401cm" svg:y="13.9cm">
          <text:p text:style-name="P1"><text:span text:style-name="T1">X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818cm" svg:y1="12.799cm" svg:x2="2.786cm" svg:y2="12.799cm">
          <text:p/>
        </draw:line>
        <draw:frame draw:style-name="gr34" draw:text-style-name="P4" draw:layer="layout" svg:width="2.026cm" svg:height="1.826cm" svg:x="3.002cm" svg:y="11.596cm">
          <draw:text-box>
            <text:p><text:span text:style-name="T2">i₁</text:span><text:span text:style-name="T2">’</text:span></text:p>
          </draw:text-box>
        </draw:frame>
        <draw:line draw:style-name="gr2" draw:text-style-name="P3" draw:layer="layout" svg:x1="4.823cm" svg:y1="14.964cm" svg:x2="2.791cm" svg:y2="14.964cm">
          <text:p/>
        </draw:line>
        <draw:frame draw:style-name="gr34" draw:text-style-name="P4" draw:layer="layout" svg:width="2.026cm" svg:height="1.826cm" svg:x="3.007cm" svg:y="13.761cm">
          <draw:text-box>
            <text:p><text:span text:style-name="T2">i₂</text:span><text:span text:style-name="T2">’</text:span></text:p>
          </draw:text-box>
        </draw:frame>
        <draw:custom-shape draw:style-name="gr7" draw:text-style-name="P2" draw:layer="layout" svg:width="2.032cm" svg:height="1.905cm" svg:x="8.853cm" svg:y="11.789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774cm" svg:y1="12.811cm" svg:x2="6.742cm" svg:y2="12.811cm">
          <text:p/>
        </draw:line>
        <draw:frame draw:style-name="gr23" draw:text-style-name="P4" draw:layer="layout" svg:width="1.518cm" svg:height="1.826cm" svg:x="7.158cm" svg:y="11.608cm">
          <draw:text-box>
            <text:p><text:span text:style-name="T2">i₁</text:span></text:p>
          </draw:text-box>
        </draw:frame>
        <draw:custom-shape draw:style-name="gr7" draw:text-style-name="P2" draw:layer="layout" svg:width="2.032cm" svg:height="1.905cm" svg:x="8.858cm" svg:y="13.954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779cm" svg:y1="14.976cm" svg:x2="6.747cm" svg:y2="14.976cm">
          <text:p/>
        </draw:line>
        <draw:frame draw:style-name="gr23" draw:text-style-name="P4" draw:layer="layout" svg:width="1.518cm" svg:height="1.826cm" svg:x="7.163cm" svg:y="13.773cm">
          <draw:text-box>
            <text:p><text:span text:style-name="T2">i₂</text:span></text:p>
          </draw:text-box>
        </draw:frame>
        <draw:line draw:style-name="gr2" draw:text-style-name="P3" draw:layer="layout" svg:x1="15.375cm" svg:y1="12.812cm" svg:x2="13.343cm" svg:y2="12.812cm">
          <text:p/>
        </draw:line>
        <draw:frame draw:style-name="gr23" draw:text-style-name="P4" draw:layer="layout" svg:width="1.518cm" svg:height="1.826cm" svg:x="13.759cm" svg:y="11.609cm">
          <draw:text-box>
            <text:p><text:span text:style-name="T2">i₁</text:span></text:p>
          </draw:text-box>
        </draw:frame>
        <draw:line draw:style-name="gr2" draw:text-style-name="P3" draw:layer="layout" svg:x1="15.38cm" svg:y1="14.977cm" svg:x2="13.348cm" svg:y2="14.977cm">
          <text:p/>
        </draw:line>
        <draw:frame draw:style-name="gr23" draw:text-style-name="P4" draw:layer="layout" svg:width="1.518cm" svg:height="1.826cm" svg:x="13.764cm" svg:y="13.774cm">
          <draw:text-box>
            <text:p><text:span text:style-name="T2">i₂</text:span></text:p>
          </draw:text-box>
        </draw:frame>
        <draw:frame draw:style-name="gr17" draw:text-style-name="P33" draw:layer="layout" svg:width="1.899cm" svg:height="3.024cm" svg:x="11.428cm" svg:y="12.269cm">
          <draw:text-box>
            <text:p><text:span text:style-name="T23">→</text:span></text:p>
          </draw:text-box>
        </draw:frame>
      </draw:page>
      <draw:page draw:name="page10" draw:style-name="dp1" draw:master-page-name="Default">
        <draw:line draw:style-name="gr2" draw:text-style-name="P3" draw:layer="layout" svg:x1="8.818cm" svg:y1="2.725cm" svg:x2="6.786cm" svg:y2="2.725cm">
          <text:p/>
        </draw:line>
        <draw:frame draw:style-name="gr34" draw:text-style-name="P4" draw:layer="layout" svg:width="2.026cm" svg:height="1.826cm" svg:x="6.902cm" svg:y="1.522cm">
          <draw:text-box>
            <text:p><text:span text:style-name="T2">i₁</text:span><text:span text:style-name="T2">’</text:span></text:p>
          </draw:text-box>
        </draw:frame>
        <draw:custom-shape draw:style-name="gr25" draw:text-style-name="P2" draw:layer="layout" svg:width="2.032cm" svg:height="4.01cm" svg:x="8.818cm" svg:y="1.659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818cm" svg:y1="4.467cm" svg:x2="6.786cm" svg:y2="4.467cm">
          <text:p/>
        </draw:line>
        <draw:frame draw:style-name="gr34" draw:text-style-name="P4" draw:layer="layout" svg:width="2.026cm" svg:height="1.826cm" svg:x="6.902cm" svg:y="3.264cm">
          <draw:text-box>
            <text:p><text:span text:style-name="T2">i₂</text:span><text:span text:style-name="T2">’</text:span></text:p>
          </draw:text-box>
        </draw:frame>
        <draw:line draw:style-name="gr2" draw:text-style-name="P3" draw:layer="layout" svg:x1="12.828cm" svg:y1="2.667cm" svg:x2="10.796cm" svg:y2="2.667cm">
          <text:p/>
        </draw:line>
        <draw:frame draw:style-name="gr23" draw:text-style-name="P4" draw:layer="layout" svg:width="1.518cm" svg:height="1.826cm" svg:x="11.212cm" svg:y="1.464cm">
          <draw:text-box>
            <text:p><text:span text:style-name="T2">i₁</text:span></text:p>
          </draw:text-box>
        </draw:frame>
        <draw:line draw:style-name="gr2" draw:text-style-name="P3" draw:layer="layout" svg:x1="12.828cm" svg:y1="4.409cm" svg:x2="10.796cm" svg:y2="4.409cm">
          <text:p/>
        </draw:line>
        <draw:frame draw:style-name="gr23" draw:text-style-name="P4" draw:layer="layout" svg:width="1.518cm" svg:height="1.826cm" svg:x="11.212cm" svg:y="3.206cm">
          <draw:text-box>
            <text:p><text:span text:style-name="T2">i₂</text:span></text:p>
          </draw:text-box>
        </draw:frame>
        <draw:custom-shape draw:style-name="gr25" draw:text-style-name="P2" draw:layer="layout" svg:width="2.032cm" svg:height="4.01cm" svg:x="12.917cm" svg:y="1.665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2.032cm" svg:height="4.01cm" svg:x="4.717cm" svg:y="1.665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828cm" svg:y1="7.821cm" svg:x2="8.796cm" svg:y2="7.821cm">
          <text:p/>
        </draw:line>
        <draw:frame draw:style-name="gr23" draw:text-style-name="P4" draw:layer="layout" svg:width="1.518cm" svg:height="1.826cm" svg:x="9.112cm" svg:y="6.618cm">
          <draw:text-box>
            <text:p><text:span text:style-name="T2">i₁</text:span></text:p>
          </draw:text-box>
        </draw:frame>
        <draw:line draw:style-name="gr2" draw:text-style-name="P3" draw:layer="layout" svg:x1="10.828cm" svg:y1="9.563cm" svg:x2="8.796cm" svg:y2="9.563cm">
          <text:p/>
        </draw:line>
        <draw:frame draw:style-name="gr23" draw:text-style-name="P4" draw:layer="layout" svg:width="1.518cm" svg:height="1.826cm" svg:x="9.112cm" svg:y="8.36cm">
          <draw:text-box>
            <text:p><text:span text:style-name="T2">i₂</text:span></text:p>
          </draw:text-box>
        </draw:frame>
        <draw:custom-shape draw:style-name="gr25" draw:text-style-name="P2" draw:layer="layout" svg:width="2.032cm" svg:height="4.01cm" svg:x="10.917cm" svg:y="6.819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2.032cm" svg:height="4.01cm" svg:x="6.817cm" svg:y="6.819cm">
          <text:p text:style-name="P1"><text:span text:style-name="T1">ψ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5.293cm" svg:y1="6.099cm" svg:x2="4.498cm" svg:y2="6.099cm">
          <text:p/>
        </draw:line>
        <draw:frame draw:style-name="gr41" draw:text-style-name="P7" draw:layer="layout" svg:width="3.042cm" svg:height="3.605cm" svg:x="1.295cm" svg:y="4.71cm">
          <draw:text-box>
            <text:p><text:span text:style-name="T5">m</text:span><text:span text:style-name="T5">i</text:span><text:span text:style-name="T5">n</text:span></text:p>
            <text:p><text:span text:style-name="T5"><text:s/></text:span><text:span text:style-name="T5">ψ</text:span></text:p>
          </draw:text-box>
        </draw:frame>
        <draw:line draw:style-name="gr2" draw:text-style-name="P3" draw:layer="layout" svg:x1="8.672cm" svg:y1="13.279cm" svg:x2="6.64cm" svg:y2="13.279cm">
          <text:p/>
        </draw:line>
        <draw:frame draw:style-name="gr34" draw:text-style-name="P4" draw:layer="layout" svg:width="2.026cm" svg:height="1.826cm" svg:x="6.756cm" svg:y="12.076cm">
          <draw:text-box>
            <text:p><text:span text:style-name="T2">i₁</text:span><text:span text:style-name="T2">’</text:span></text:p>
          </draw:text-box>
        </draw:frame>
        <draw:custom-shape draw:style-name="gr25" draw:text-style-name="P2" draw:layer="layout" svg:width="2.032cm" svg:height="4.01cm" svg:x="8.672cm" svg:y="12.213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672cm" svg:y1="15.021cm" svg:x2="6.64cm" svg:y2="15.021cm">
          <text:p/>
        </draw:line>
        <draw:frame draw:style-name="gr34" draw:text-style-name="P4" draw:layer="layout" svg:width="2.026cm" svg:height="1.826cm" svg:x="6.756cm" svg:y="13.818cm">
          <draw:text-box>
            <text:p><text:span text:style-name="T2">i₂</text:span><text:span text:style-name="T2">’</text:span></text:p>
          </draw:text-box>
        </draw:frame>
        <draw:line draw:style-name="gr2" draw:text-style-name="P3" draw:layer="layout" svg:x1="12.682cm" svg:y1="13.221cm" svg:x2="10.65cm" svg:y2="13.221cm">
          <text:p/>
        </draw:line>
        <draw:frame draw:style-name="gr23" draw:text-style-name="P4" draw:layer="layout" svg:width="1.518cm" svg:height="1.826cm" svg:x="11.066cm" svg:y="12.018cm">
          <draw:text-box>
            <text:p><text:span text:style-name="T2">i₁</text:span></text:p>
          </draw:text-box>
        </draw:frame>
        <draw:line draw:style-name="gr2" draw:text-style-name="P3" draw:layer="layout" svg:x1="12.682cm" svg:y1="14.963cm" svg:x2="10.65cm" svg:y2="14.963cm">
          <text:p/>
        </draw:line>
        <draw:frame draw:style-name="gr23" draw:text-style-name="P4" draw:layer="layout" svg:width="1.518cm" svg:height="1.826cm" svg:x="11.066cm" svg:y="13.76cm">
          <draw:text-box>
            <text:p><text:span text:style-name="T2">i₂</text:span></text:p>
          </draw:text-box>
        </draw:frame>
        <draw:custom-shape draw:style-name="gr25" draw:text-style-name="P2" draw:layer="layout" svg:width="2.032cm" svg:height="4.01cm" svg:x="12.771cm" svg:y="12.219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2.032cm" svg:height="4.01cm" svg:x="4.571cm" svg:y="12.219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682cm" svg:y1="18.375cm" svg:x2="8.65cm" svg:y2="18.375cm">
          <text:p/>
        </draw:line>
        <draw:frame draw:style-name="gr23" draw:text-style-name="P4" draw:layer="layout" svg:width="1.518cm" svg:height="1.826cm" svg:x="8.966cm" svg:y="17.172cm">
          <draw:text-box>
            <text:p><text:span text:style-name="T2">i₁</text:span></text:p>
          </draw:text-box>
        </draw:frame>
        <draw:line draw:style-name="gr2" draw:text-style-name="P3" draw:layer="layout" svg:x1="10.682cm" svg:y1="20.117cm" svg:x2="8.65cm" svg:y2="20.117cm">
          <text:p/>
        </draw:line>
        <draw:frame draw:style-name="gr23" draw:text-style-name="P4" draw:layer="layout" svg:width="1.518cm" svg:height="1.826cm" svg:x="8.966cm" svg:y="18.914cm">
          <draw:text-box>
            <text:p><text:span text:style-name="T9">i</text:span><text:span text:style-name="T2">₂</text:span></text:p>
          </draw:text-box>
        </draw:frame>
        <draw:custom-shape draw:style-name="gr25" draw:text-style-name="P2" draw:layer="layout" svg:width="2.032cm" svg:height="4.01cm" svg:x="10.771cm" svg:y="17.373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2.032cm" svg:height="4.01cm" svg:x="6.671cm" svg:y="17.373cm">
          <text:p text:style-name="P1"><text:span text:style-name="T1">ψ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5.147cm" svg:y1="16.653cm" svg:x2="4.352cm" svg:y2="16.653cm">
          <text:p/>
        </draw:line>
        <draw:frame draw:style-name="gr42" draw:text-style-name="P7" draw:layer="layout" svg:width="1.772cm" svg:height="1.928cm" svg:x="1.749cm" svg:y="15.764cm">
          <draw:text-box>
            <text:p text:style-name="P8"><text:span text:style-name="T5">∂</text:span><text:span text:style-name="T24">ψ</text:span></text:p>
          </draw:text-box>
        </draw:frame>
        <draw:frame draw:style-name="gr41" draw:text-style-name="P7" draw:layer="layout" svg:width="3.042cm" svg:height="3.605cm" svg:x="3.288cm" svg:y="22.298cm">
          <draw:text-box>
            <text:p><text:span text:style-name="T5">m</text:span><text:span text:style-name="T5">i</text:span><text:span text:style-name="T5">n</text:span></text:p>
            <text:p text:style-name="P8"><text:span text:style-name="T5"><text:s/></text:span><text:span text:style-name="T5">ψ</text:span></text:p>
          </draw:text-box>
        </draw:frame>
        <draw:frame draw:style-name="gr36" draw:text-style-name="P7" draw:layer="layout" svg:width="3.889cm" svg:height="1.928cm" svg:x="6.082cm" svg:y="23.051cm">
          <draw:text-box>
            <text:p><text:span text:style-name="T5">E</text:span><text:span text:style-name="T5">(</text:span><text:span text:style-name="T5">ψ</text:span><text:span text:style-name="T4">)</text:span></text:p>
          </draw:text-box>
        </draw:frame>
        <draw:frame draw:style-name="gr43" draw:text-style-name="P7" draw:layer="layout" svg:width="5.159cm" svg:height="1.928cm" svg:x="12.682cm" svg:y="23.151cm">
          <draw:text-box>
            <text:p><text:span text:style-name="T5">∂</text:span><text:span text:style-name="T24">ψ</text:span><text:span text:style-name="T5">E</text:span><text:span text:style-name="T5">(</text:span><text:span text:style-name="T5">ψ</text:span><text:span text:style-name="T4">)</text:span></text:p>
          </draw:text-box>
        </draw:frame>
      </draw:page>
      <draw:page draw:name="page11" draw:style-name="dp1" draw:master-page-name="Default">
        <draw:custom-shape draw:style-name="gr25" draw:text-style-name="P32" draw:layer="layout" svg:width="2.032cm" svg:height="4.01cm" svg:x="11.377cm" svg:y="1.901cm">
          <text:p text:style-name="P31"><text:span text:style-name="T22">CX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4" draw:layer="layout" svg:x1="11.394cm" svg:y1="2.908cm" svg:x2="9.362cm" svg:y2="2.908cm">
          <text:p/>
        </draw:line>
        <draw:frame draw:style-name="gr44" draw:text-style-name="P35" draw:layer="layout" svg:width="3.211cm" svg:height="1.826cm" svg:x="9.078cm" svg:y="1.705cm">
          <draw:text-box>
            <text:p><text:span text:style-name="T25">i₁</text:span><text:span text:style-name="T25">’’</text:span></text:p>
          </draw:text-box>
        </draw:frame>
        <draw:line draw:style-name="gr2" draw:text-style-name="P34" draw:layer="layout" svg:x1="11.399cm" svg:y1="5.073cm" svg:x2="9.367cm" svg:y2="5.073cm">
          <text:p/>
        </draw:line>
        <draw:frame draw:style-name="gr44" draw:text-style-name="P35" draw:layer="layout" svg:width="3.211cm" svg:height="1.826cm" svg:x="9.083cm" svg:y="3.87cm">
          <draw:text-box>
            <text:p><text:span text:style-name="T25">i₂</text:span><text:span text:style-name="T25">’’</text:span></text:p>
          </draw:text-box>
        </draw:frame>
        <draw:custom-shape draw:style-name="gr7" draw:text-style-name="P28" draw:layer="layout" svg:width="2.032cm" svg:height="1.905cm" svg:x="15.429cm" svg:y="1.898cm">
          <text:p text:style-name="P27"><text:span text:style-name="T20">Ry(θ₁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4" draw:layer="layout" svg:x1="15.35cm" svg:y1="2.92cm" svg:x2="13.318cm" svg:y2="2.92cm">
          <text:p/>
        </draw:line>
        <draw:frame draw:style-name="gr45" draw:text-style-name="P35" draw:layer="layout" svg:width="2.534cm" svg:height="1.826cm" svg:x="13.534cm" svg:y="1.717cm">
          <draw:text-box>
            <text:p><text:span text:style-name="T25">i₁</text:span><text:span text:style-name="T25">’</text:span></text:p>
          </draw:text-box>
        </draw:frame>
        <draw:custom-shape draw:style-name="gr7" draw:text-style-name="P28" draw:layer="layout" svg:width="2.032cm" svg:height="1.905cm" svg:x="15.434cm" svg:y="4.063cm">
          <text:p text:style-name="P27"><text:span text:style-name="T20">Ry(θ₂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4" draw:layer="layout" svg:x1="15.355cm" svg:y1="5.085cm" svg:x2="13.323cm" svg:y2="5.085cm">
          <text:p/>
        </draw:line>
        <draw:frame draw:style-name="gr45" draw:text-style-name="P35" draw:layer="layout" svg:width="2.534cm" svg:height="1.826cm" svg:x="13.539cm" svg:y="3.882cm">
          <draw:text-box>
            <text:p><text:span text:style-name="T25">i₂</text:span><text:span text:style-name="T25">’</text:span></text:p>
          </draw:text-box>
        </draw:frame>
        <draw:custom-shape draw:style-name="gr25" draw:text-style-name="P37" draw:layer="layout" svg:width="2.032cm" svg:height="4.01cm" svg:x="3.55cm" svg:y="1.898cm">
          <text:p text:style-name="P36"><text:span text:style-name="T26">u(θₗ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4" draw:layer="layout" svg:x1="3.567cm" svg:y1="2.905cm" svg:x2="1.535cm" svg:y2="2.905cm">
          <text:p/>
        </draw:line>
        <draw:frame draw:style-name="gr46" draw:text-style-name="P35" draw:layer="layout" svg:width="2.534cm" svg:height="1.259cm" svg:x="1.251cm" svg:y="1.702cm">
          <draw:text-box>
            <text:p><text:span text:style-name="T25">i₁</text:span><text:span text:style-name="T25">’’</text:span></text:p>
          </draw:text-box>
        </draw:frame>
        <draw:line draw:style-name="gr2" draw:text-style-name="P34" draw:layer="layout" svg:x1="3.572cm" svg:y1="5.07cm" svg:x2="1.54cm" svg:y2="5.07cm">
          <text:p/>
        </draw:line>
        <draw:frame draw:style-name="gr46" draw:text-style-name="P35" draw:layer="layout" svg:width="2.534cm" svg:height="1.259cm" svg:x="1.256cm" svg:y="3.867cm">
          <draw:text-box>
            <text:p><text:span text:style-name="T25">i₂</text:span><text:span text:style-name="T25">’’</text:span></text:p>
          </draw:text-box>
        </draw:frame>
        <draw:line draw:style-name="gr2" draw:text-style-name="P34" draw:layer="layout" svg:x1="7.523cm" svg:y1="2.917cm" svg:x2="5.491cm" svg:y2="2.917cm">
          <text:p/>
        </draw:line>
        <draw:frame draw:style-name="gr47" draw:text-style-name="P35" draw:layer="layout" svg:width="1.857cm" svg:height="1.826cm" svg:x="5.707cm" svg:y="1.714cm">
          <draw:text-box>
            <text:p><text:span text:style-name="T25">i₁</text:span></text:p>
          </draw:text-box>
        </draw:frame>
        <draw:line draw:style-name="gr2" draw:text-style-name="P34" draw:layer="layout" svg:x1="7.528cm" svg:y1="5.082cm" svg:x2="5.496cm" svg:y2="5.082cm">
          <text:p/>
        </draw:line>
        <draw:frame draw:style-name="gr47" draw:text-style-name="P35" draw:layer="layout" svg:width="1.857cm" svg:height="1.826cm" svg:x="5.712cm" svg:y="3.979cm">
          <draw:text-box>
            <text:p><text:span text:style-name="T25">i₂</text:span></text:p>
          </draw:text-box>
        </draw:frame>
        <draw:line draw:style-name="gr2" draw:text-style-name="P34" draw:layer="layout" svg:x1="19.451cm" svg:y1="2.921cm" svg:x2="17.419cm" svg:y2="2.921cm">
          <text:p/>
        </draw:line>
        <draw:frame draw:style-name="gr47" draw:text-style-name="P35" draw:layer="layout" svg:width="1.857cm" svg:height="1.826cm" svg:x="17.635cm" svg:y="1.718cm">
          <draw:text-box>
            <text:p><text:span text:style-name="T25">i₁</text:span></text:p>
          </draw:text-box>
        </draw:frame>
        <draw:line draw:style-name="gr2" draw:text-style-name="P34" draw:layer="layout" svg:x1="19.456cm" svg:y1="5.086cm" svg:x2="17.424cm" svg:y2="5.086cm">
          <text:p/>
        </draw:line>
        <draw:frame draw:style-name="gr47" draw:text-style-name="P35" draw:layer="layout" svg:width="1.857cm" svg:height="1.826cm" svg:x="17.64cm" svg:y="3.883cm">
          <draw:text-box>
            <text:p><text:span text:style-name="T25">i₂</text:span></text:p>
          </draw:text-box>
        </draw:frame>
        <draw:frame draw:style-name="gr11" draw:text-style-name="P38" draw:layer="layout" svg:width="1.349cm" svg:height="1.928cm" svg:x="7.731cm" svg:y="3.032cm">
          <draw:text-box>
            <text:p><text:span text:style-name="T27">=</text:span></text:p>
          </draw:text-box>
        </draw:frame>
        <draw:custom-shape draw:style-name="gr25" draw:text-style-name="P40" draw:layer="layout" svg:width="2.032cm" svg:height="4.01cm" svg:x="4.804cm" svg:y="15.165cm">
          <text:p text:style-name="P39"><text:span text:style-name="T28">U(θ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4" draw:layer="layout" svg:x1="4.821cm" svg:y1="16.172cm" svg:x2="2.789cm" svg:y2="16.172cm">
          <text:p/>
        </draw:line>
        <draw:frame draw:style-name="gr48" draw:text-style-name="P35" draw:layer="layout" svg:width="2.534cm" svg:height="1.597cm" svg:x="2.905cm" svg:y="14.969cm">
          <draw:text-box>
            <text:p><text:span text:style-name="T25">i₁</text:span><text:span text:style-name="T25">’</text:span></text:p>
          </draw:text-box>
        </draw:frame>
        <draw:line draw:style-name="gr2" draw:text-style-name="P34" draw:layer="layout" svg:x1="4.826cm" svg:y1="18.337cm" svg:x2="2.794cm" svg:y2="18.337cm">
          <text:p/>
        </draw:line>
        <draw:frame draw:style-name="gr45" draw:text-style-name="P35" draw:layer="layout" svg:width="2.534cm" svg:height="1.826cm" svg:x="2.91cm" svg:y="17.134cm">
          <draw:text-box>
            <text:p><text:span text:style-name="T25">i₂</text:span><text:span text:style-name="T25">’</text:span></text:p>
          </draw:text-box>
        </draw:frame>
        <draw:line draw:style-name="gr2" draw:text-style-name="P34" draw:layer="layout" svg:x1="8.777cm" svg:y1="16.184cm" svg:x2="6.745cm" svg:y2="16.184cm">
          <text:p/>
        </draw:line>
        <draw:frame draw:style-name="gr47" draw:text-style-name="P35" draw:layer="layout" svg:width="1.857cm" svg:height="1.826cm" svg:x="6.961cm" svg:y="14.981cm">
          <draw:text-box>
            <text:p><text:span text:style-name="T25">i₁</text:span></text:p>
          </draw:text-box>
        </draw:frame>
        <draw:line draw:style-name="gr2" draw:text-style-name="P34" draw:layer="layout" svg:x1="8.782cm" svg:y1="18.349cm" svg:x2="6.75cm" svg:y2="18.349cm">
          <text:p/>
        </draw:line>
        <draw:frame draw:style-name="gr47" draw:text-style-name="P35" draw:layer="layout" svg:width="1.857cm" svg:height="1.826cm" svg:x="6.966cm" svg:y="17.146cm">
          <draw:text-box>
            <text:p><text:span text:style-name="T25">i₂</text:span></text:p>
          </draw:text-box>
        </draw:frame>
        <draw:custom-shape draw:style-name="gr25" draw:text-style-name="P2" draw:layer="layout" svg:width="2.032cm" svg:height="4.01cm" svg:x="15.606cm" svg:y="15.188cm">
          <text:p text:style-name="P1"><text:span text:style-name="T1">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4" draw:layer="layout" svg:x1="15.623cm" svg:y1="16.195cm" svg:x2="13.591cm" svg:y2="16.195cm">
          <text:p/>
        </draw:line>
        <draw:frame draw:style-name="gr49" draw:text-style-name="P35" draw:layer="layout" svg:width="1.857cm" svg:height="1.597cm" svg:x="13.707cm" svg:y="14.992cm">
          <draw:text-box>
            <text:p><text:span text:style-name="T25">i₁</text:span></text:p>
          </draw:text-box>
        </draw:frame>
        <draw:line draw:style-name="gr2" draw:text-style-name="P34" draw:layer="layout" svg:x1="15.628cm" svg:y1="18.36cm" svg:x2="13.596cm" svg:y2="18.36cm">
          <text:p/>
        </draw:line>
        <draw:frame draw:style-name="gr47" draw:text-style-name="P35" draw:layer="layout" svg:width="1.857cm" svg:height="1.826cm" svg:x="13.712cm" svg:y="17.157cm">
          <draw:text-box>
            <text:p><text:span text:style-name="T25">i₂</text:span></text:p>
          </draw:text-box>
        </draw:frame>
        <draw:frame draw:style-name="gr17" draw:text-style-name="P33" draw:layer="layout" svg:width="1.899cm" svg:height="3.024cm" svg:x="11.379cm" svg:y="15.647cm">
          <draw:text-box>
            <text:p><text:span text:style-name="T23">→</text:span></text:p>
          </draw:text-box>
        </draw:frame>
        <draw:custom-shape draw:style-name="gr25" draw:text-style-name="P37" draw:layer="layout" svg:width="2.032cm" svg:height="4.01cm" svg:x="6.351cm" svg:y="8.351cm">
          <text:p text:style-name="P36"><text:span text:style-name="T26">u(θₗ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4" draw:layer="layout" svg:x1="6.368cm" svg:y1="9.358cm" svg:x2="4.336cm" svg:y2="9.358cm">
          <text:p/>
        </draw:line>
        <draw:frame draw:style-name="gr45" draw:text-style-name="P35" draw:layer="layout" svg:width="2.534cm" svg:height="1.826cm" svg:x="4.452cm" svg:y="8.155cm">
          <draw:text-box>
            <text:p><text:span text:style-name="T25">i₁</text:span><text:span text:style-name="T25">’</text:span></text:p>
          </draw:text-box>
        </draw:frame>
        <draw:line draw:style-name="gr2" draw:text-style-name="P34" draw:layer="layout" svg:x1="6.373cm" svg:y1="11.523cm" svg:x2="4.341cm" svg:y2="11.523cm">
          <text:p/>
        </draw:line>
        <draw:frame draw:style-name="gr45" draw:text-style-name="P35" draw:layer="layout" svg:width="2.534cm" svg:height="1.826cm" svg:x="4.457cm" svg:y="10.32cm">
          <draw:text-box>
            <text:p><text:span text:style-name="T25">i₂</text:span><text:span text:style-name="T25">’</text:span></text:p>
          </draw:text-box>
        </draw:frame>
        <draw:line draw:style-name="gr2" draw:text-style-name="P34" draw:layer="layout" svg:x1="10.324cm" svg:y1="9.37cm" svg:x2="8.292cm" svg:y2="9.37cm">
          <text:p/>
        </draw:line>
        <draw:frame draw:style-name="gr47" draw:text-style-name="P35" draw:layer="layout" svg:width="1.857cm" svg:height="1.826cm" svg:x="8.408cm" svg:y="8.167cm">
          <draw:text-box>
            <text:p><text:span text:style-name="T25">i₁</text:span></text:p>
          </draw:text-box>
        </draw:frame>
        <draw:line draw:style-name="gr2" draw:text-style-name="P34" draw:layer="layout" svg:x1="10.329cm" svg:y1="11.535cm" svg:x2="8.297cm" svg:y2="11.535cm">
          <text:p/>
        </draw:line>
        <draw:frame draw:style-name="gr47" draw:text-style-name="P35" draw:layer="layout" svg:width="1.857cm" svg:height="1.826cm" svg:x="8.413cm" svg:y="10.332cm">
          <draw:text-box>
            <text:p><text:span text:style-name="T25">i₂</text:span></text:p>
          </draw:text-box>
        </draw:frame>
        <draw:frame draw:style-name="gr50" draw:text-style-name="P41" draw:layer="layout" svg:width="3.872cm" svg:height="3.175cm" svg:x="1.356cm" svg:y="9.034cm">
          <draw:text-box>
            <text:p><text:span text:style-name="T29">∏</text:span><text:span text:style-name="T29">ₗ</text:span></text:p>
          </draw:text-box>
        </draw:frame>
        <draw:frame draw:style-name="gr17" draw:text-style-name="P33" draw:layer="layout" svg:width="1.899cm" svg:height="3.024cm" svg:x="10.627cm" svg:y="8.869cm">
          <draw:text-box>
            <text:p><text:span text:style-name="T23">→</text:span></text:p>
          </draw:text-box>
        </draw:frame>
        <draw:custom-shape draw:style-name="gr25" draw:text-style-name="P40" draw:layer="layout" svg:width="2.032cm" svg:height="4.01cm" svg:x="14.352cm" svg:y="8.335cm">
          <text:p text:style-name="P39"><text:span text:style-name="T28">U(θ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4" draw:layer="layout" svg:x1="14.369cm" svg:y1="9.342cm" svg:x2="12.337cm" svg:y2="9.342cm">
          <text:p/>
        </draw:line>
        <draw:frame draw:style-name="gr45" draw:text-style-name="P35" draw:layer="layout" svg:width="2.534cm" svg:height="1.826cm" svg:x="12.453cm" svg:y="8.139cm">
          <draw:text-box>
            <text:p><text:span text:style-name="T25">i₁</text:span><text:span text:style-name="T25">’</text:span></text:p>
          </draw:text-box>
        </draw:frame>
        <draw:line draw:style-name="gr2" draw:text-style-name="P34" draw:layer="layout" svg:x1="14.374cm" svg:y1="11.507cm" svg:x2="12.342cm" svg:y2="11.507cm">
          <text:p/>
        </draw:line>
        <draw:frame draw:style-name="gr45" draw:text-style-name="P35" draw:layer="layout" svg:width="2.534cm" svg:height="1.826cm" svg:x="12.458cm" svg:y="10.304cm">
          <draw:text-box>
            <text:p><text:span text:style-name="T25">i₂</text:span><text:span text:style-name="T25">’</text:span></text:p>
          </draw:text-box>
        </draw:frame>
        <draw:line draw:style-name="gr2" draw:text-style-name="P34" draw:layer="layout" svg:x1="18.325cm" svg:y1="9.354cm" svg:x2="16.293cm" svg:y2="9.354cm">
          <text:p/>
        </draw:line>
        <draw:frame draw:style-name="gr47" draw:text-style-name="P35" draw:layer="layout" svg:width="1.857cm" svg:height="1.826cm" svg:x="16.409cm" svg:y="8.151cm">
          <draw:text-box>
            <text:p><text:span text:style-name="T25">i₁</text:span></text:p>
          </draw:text-box>
        </draw:frame>
        <draw:line draw:style-name="gr2" draw:text-style-name="P34" draw:layer="layout" svg:x1="18.33cm" svg:y1="11.519cm" svg:x2="16.298cm" svg:y2="11.519cm">
          <text:p/>
        </draw:line>
        <draw:frame draw:style-name="gr47" draw:text-style-name="P35" draw:layer="layout" svg:width="1.857cm" svg:height="1.826cm" svg:x="16.414cm" svg:y="10.316cm">
          <draw:text-box>
            <text:p><text:span text:style-name="T25">i₂</text:span></text:p>
          </draw:text-box>
        </draw:frame>
        <draw:custom-shape draw:style-name="gr7" draw:text-style-name="P43" draw:layer="layout" svg:width="2.032cm" svg:height="1.905cm" svg:x="8.854cm" svg:y="15.119cm">
          <text:p text:style-name="P42"><text:span text:style-name="T30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43" draw:layer="layout" svg:width="2.032cm" svg:height="1.905cm" svg:x="8.859cm" svg:y="17.284cm">
          <text:p text:style-name="P42"><text:span text:style-name="T30">Z+</text:span></text:p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Default">
        <draw:frame draw:style-name="gr51" draw:text-style-name="P5" draw:layer="layout" svg:width="5.921cm" svg:height="1.826cm" svg:x="2.349cm" svg:y="16.264cm">
          <draw:text-box>
            <text:p><text:span text:style-name="T6">F</text:span><text:span text:style-name="T6">(</text:span><text:span text:style-name="T6">θ</text:span><text:span text:style-name="T3">) </text:span><text:span text:style-name="T3">= </text:span><text:span text:style-name="T3">-</text:span></text:p>
          </draw:text-box>
        </draw:frame>
        <draw:custom-shape draw:style-name="gr25" draw:text-style-name="P2" draw:layer="layout" svg:width="2.032cm" svg:height="4.01cm" svg:x="13.607cm" svg:y="15.141cm">
          <text:p text:style-name="P1"><text:span text:style-name="T1">θ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624cm" svg:y1="16.148cm" svg:x2="11.592cm" svg:y2="16.148cm">
          <text:p/>
        </draw:line>
        <draw:frame draw:style-name="gr52" draw:text-style-name="P35" draw:layer="layout" svg:width="1.755cm" svg:height="1.259cm" svg:x="11.708cm" svg:y="14.945cm">
          <draw:text-box>
            <text:p><text:span text:style-name="T25">i₁</text:span></text:p>
          </draw:text-box>
        </draw:frame>
        <draw:line draw:style-name="gr2" draw:text-style-name="P3" draw:layer="layout" svg:x1="13.629cm" svg:y1="18.313cm" svg:x2="11.597cm" svg:y2="18.313cm">
          <text:p/>
        </draw:line>
        <draw:frame draw:style-name="gr23" draw:text-style-name="P35" draw:layer="layout" svg:width="1.518cm" svg:height="1.826cm" svg:x="11.713cm" svg:y="17.11cm">
          <draw:text-box>
            <text:p><text:span text:style-name="T25">i₂</text:span></text:p>
          </draw:text-box>
        </draw:frame>
        <draw:custom-shape draw:style-name="gr25" draw:text-style-name="P2" draw:layer="layout" svg:width="2.032cm" svg:height="4.01cm" svg:x="9.507cm" svg:y="15.141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frame draw:style-name="gr35" draw:text-style-name="P24" draw:layer="layout" svg:width="2.534cm" svg:height="4.281cm" svg:x="7.488cm" svg:y="14.85cm">
          <draw:text-box>
            <text:p><text:span text:style-name="T17">|</text:span></text:p>
          </draw:text-box>
        </draw:frame>
        <draw:frame draw:style-name="gr35" draw:text-style-name="P44" draw:layer="layout" svg:width="2.534cm" svg:height="4.281cm" svg:x="15.194cm" svg:y="14.833cm">
          <draw:text-box>
            <text:p><text:span text:style-name="T31">|</text:span></text:p>
          </draw:text-box>
        </draw:frame>
        <draw:frame draw:style-name="gr53" draw:text-style-name="P45" draw:layer="layout" svg:width="1.361cm" svg:height="1.827cm" svg:x="16.681cm" svg:y="14.376cm">
          <draw:text-box>
            <text:p><text:span text:style-name="T6">2</text:span></text:p>
          </draw:text-box>
        </draw:frame>
        <draw:line draw:style-name="gr2" draw:text-style-name="P34" draw:layer="layout" svg:x1="11.37cm" svg:y1="4.563cm" svg:x2="9.338cm" svg:y2="4.563cm">
          <text:p/>
        </draw:line>
        <draw:frame draw:style-name="gr48" draw:text-style-name="P35" draw:layer="layout" svg:width="2.534cm" svg:height="1.597cm" svg:x="9.454cm" svg:y="3.36cm">
          <draw:text-box>
            <text:p><text:span text:style-name="T25">i₁</text:span><text:span text:style-name="T25">’</text:span></text:p>
          </draw:text-box>
        </draw:frame>
        <draw:line draw:style-name="gr2" draw:text-style-name="P34" draw:layer="layout" svg:x1="11.375cm" svg:y1="6.728cm" svg:x2="9.343cm" svg:y2="6.728cm">
          <text:p/>
        </draw:line>
        <draw:frame draw:style-name="gr45" draw:text-style-name="P35" draw:layer="layout" svg:width="2.534cm" svg:height="1.826cm" svg:x="9.459cm" svg:y="5.525cm">
          <draw:text-box>
            <text:p><text:span text:style-name="T25">i₂</text:span><text:span text:style-name="T25">’</text:span></text:p>
          </draw:text-box>
        </draw:frame>
        <draw:custom-shape draw:style-name="gr25" draw:text-style-name="P2" draw:layer="layout" svg:width="2.032cm" svg:height="4.01cm" svg:x="11.319cm" svg:y="3.598cm">
          <text:p text:style-name="P1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2.032cm" svg:height="4.01cm" svg:x="15.355cm" svg:y="3.579cm">
          <text:p text:style-name="P1"><text:span text:style-name="T1">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4" draw:layer="layout" svg:x1="15.372cm" svg:y1="4.586cm" svg:x2="13.34cm" svg:y2="4.586cm">
          <text:p/>
        </draw:line>
        <draw:frame draw:style-name="gr49" draw:text-style-name="P35" draw:layer="layout" svg:width="1.857cm" svg:height="1.597cm" svg:x="13.456cm" svg:y="3.383cm">
          <draw:text-box>
            <text:p><text:span text:style-name="T25">i₁</text:span></text:p>
          </draw:text-box>
        </draw:frame>
        <draw:line draw:style-name="gr2" draw:text-style-name="P34" draw:layer="layout" svg:x1="15.377cm" svg:y1="6.751cm" svg:x2="13.345cm" svg:y2="6.751cm">
          <text:p/>
        </draw:line>
        <draw:frame draw:style-name="gr47" draw:text-style-name="P35" draw:layer="layout" svg:width="1.857cm" svg:height="1.826cm" svg:x="13.461cm" svg:y="5.548cm">
          <draw:text-box>
            <text:p><text:span text:style-name="T25">i₂</text:span></text:p>
          </draw:text-box>
        </draw:frame>
        <draw:custom-shape draw:style-name="gr25" draw:text-style-name="P2" draw:layer="layout" svg:width="2.032cm" svg:height="4.01cm" svg:x="7.355cm" svg:y="3.579cm">
          <text:p text:style-name="P1"><text:span text:style-name="T1">θ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6" draw:layer="layout" svg:width="3.042cm" svg:height="3.605cm" svg:x="3.564cm" svg:y="8.644cm">
          <draw:text-box>
            <text:p><text:span text:style-name="T32">m</text:span><text:span text:style-name="T32">i</text:span><text:span text:style-name="T32">n</text:span></text:p>
            <text:p text:style-name="P8"><text:span text:style-name="T32"><text:s/></text:span><text:span text:style-name="T32">θ</text:span></text:p>
          </draw:text-box>
        </draw:frame>
        <draw:frame draw:style-name="gr36" draw:text-style-name="P46" draw:layer="layout" svg:width="3.889cm" svg:height="1.928cm" svg:x="5.958cm" svg:y="9.397cm">
          <draw:text-box>
            <text:p><text:span text:style-name="T32">E</text:span><text:span text:style-name="T32">(</text:span><text:span text:style-name="T32">θ</text:span><text:span text:style-name="T33">)</text:span></text:p>
          </draw:text-box>
        </draw:frame>
        <draw:frame draw:style-name="gr54" draw:text-style-name="P46" draw:layer="layout" svg:width="4.227cm" svg:height="1.597cm" svg:x="12.858cm" svg:y="9.497cm">
          <draw:text-box>
            <text:p><text:span text:style-name="T32">∂</text:span><text:span text:style-name="T34">θ</text:span><text:span text:style-name="T32">E</text:span><text:span text:style-name="T32">(</text:span><text:span text:style-name="T32">θ</text:span><text:span text:style-name="T33">)</text:span></text:p>
          </draw:text-box>
        </draw:frame>
        <draw:frame draw:style-name="gr55" draw:text-style-name="P47" draw:layer="layout" svg:width="4.79cm" svg:height="1.597cm" svg:x="2.008cm" svg:y="5.117cm">
          <draw:text-box>
            <text:p><text:span text:style-name="T35">E</text:span><text:span text:style-name="T35">(</text:span><text:span text:style-name="T35">θ</text:span><text:span text:style-name="T35">) </text:span><text:span text:style-name="T35">=</text:span></text:p>
          </draw:text-box>
        </draw:frame>
        <draw:frame draw:style-name="gr41" draw:text-style-name="P46" draw:layer="layout" svg:width="3.042cm" svg:height="3.605cm" svg:x="3.565cm" svg:y="20.345cm">
          <draw:text-box>
            <text:p><text:span text:style-name="T32">m</text:span><text:span text:style-name="T32">i</text:span><text:span text:style-name="T32">n</text:span></text:p>
            <text:p text:style-name="P8"><text:span text:style-name="T32"><text:s/></text:span><text:span text:style-name="T32">θ</text:span></text:p>
          </draw:text-box>
        </draw:frame>
        <draw:frame draw:style-name="gr36" draw:text-style-name="P46" draw:layer="layout" svg:width="3.889cm" svg:height="1.928cm" svg:x="5.959cm" svg:y="21.098cm">
          <draw:text-box>
            <text:p><text:span text:style-name="T32">F</text:span><text:span text:style-name="T32">(</text:span><text:span text:style-name="T32">θ</text:span><text:span text:style-name="T33">)</text:span></text:p>
          </draw:text-box>
        </draw:frame>
        <draw:frame draw:style-name="gr54" draw:text-style-name="P46" draw:layer="layout" svg:width="4.227cm" svg:height="1.597cm" svg:x="12.859cm" svg:y="21.198cm">
          <draw:text-box>
            <text:p><text:span text:style-name="T32">∂</text:span><text:span text:style-name="T34">θ</text:span><text:span text:style-name="T6">F</text:span><text:span text:style-name="T32">(</text:span><text:span text:style-name="T32">θ</text:span><text:span text:style-name="T33">)</text:span></text:p>
          </draw:text-box>
        </draw:frame>
      </draw:page>
      <draw:page draw:name="page13" draw:style-name="dp1" draw:master-page-name="Default">
        <draw:line draw:style-name="gr2" draw:text-style-name="P3" draw:layer="layout" svg:x1="4.404cm" svg:y1="2.7cm" svg:x2="2.372cm" svg:y2="2.7cm">
          <text:p/>
        </draw:line>
        <draw:frame draw:style-name="gr23" draw:text-style-name="P4" draw:layer="layout" svg:width="1.518cm" svg:height="1.826cm" svg:x="2.688cm" svg:y="1.497cm">
          <draw:text-box>
            <text:p><text:span text:style-name="T2">i₁</text:span></text:p>
          </draw:text-box>
        </draw:frame>
        <draw:line draw:style-name="gr2" draw:text-style-name="P3" draw:layer="layout" svg:x1="4.404cm" svg:y1="5.342cm" svg:x2="2.372cm" svg:y2="5.342cm">
          <text:p/>
        </draw:line>
        <draw:frame draw:style-name="gr23" draw:text-style-name="P4" draw:layer="layout" svg:width="1.518cm" svg:height="1.826cm" svg:x="2.688cm" svg:y="4.139cm">
          <draw:text-box>
            <text:p><text:span text:style-name="T2">i₂</text:span></text:p>
          </draw:text-box>
        </draw:frame>
        <draw:frame draw:style-name="gr22" draw:text-style-name="P48" draw:layer="layout" svg:width="1.767cm" svg:height="1.928cm" svg:x="2.397cm" svg:y="5.681cm">
          <draw:text-box>
            <text:p><text:span text:style-name="T1">…</text:span></text:p>
          </draw:text-box>
        </draw:frame>
        <draw:line draw:style-name="gr2" draw:text-style-name="P3" draw:layer="layout" svg:x1="4.404cm" svg:y1="9.261cm" svg:x2="2.372cm" svg:y2="9.261cm">
          <text:p/>
        </draw:line>
        <draw:frame draw:style-name="gr23" draw:text-style-name="P4" draw:layer="layout" svg:width="1.518cm" svg:height="1.826cm" svg:x="2.688cm" svg:y="8.058cm">
          <draw:text-box>
            <text:p><text:span text:style-name="T2">iₙ</text:span></text:p>
          </draw:text-box>
        </draw:frame>
        <draw:line draw:style-name="gr2" draw:text-style-name="P3" draw:layer="layout" svg:x1="8.167cm" svg:y1="2.722cm" svg:x2="6.135cm" svg:y2="2.722cm">
          <text:p/>
        </draw:line>
        <draw:frame draw:style-name="gr23" draw:text-style-name="P4" draw:layer="layout" svg:width="1.518cm" svg:height="1.826cm" svg:x="6.451cm" svg:y="1.519cm">
          <draw:text-box>
            <text:p><text:span text:style-name="T2">i₁</text:span></text:p>
          </draw:text-box>
        </draw:frame>
        <draw:line draw:style-name="gr2" draw:text-style-name="P3" draw:layer="layout" svg:x1="8.167cm" svg:y1="5.364cm" svg:x2="6.135cm" svg:y2="5.364cm">
          <text:p/>
        </draw:line>
        <draw:frame draw:style-name="gr23" draw:text-style-name="P4" draw:layer="layout" svg:width="1.518cm" svg:height="1.826cm" svg:x="6.451cm" svg:y="4.161cm">
          <draw:text-box>
            <text:p><text:span text:style-name="T2">i₂</text:span></text:p>
          </draw:text-box>
        </draw:frame>
        <draw:line draw:style-name="gr2" draw:text-style-name="P3" draw:layer="layout" svg:x1="8.267cm" svg:y1="9.318cm" svg:x2="6.235cm" svg:y2="9.318cm">
          <text:p/>
        </draw:line>
        <draw:frame draw:style-name="gr23" draw:text-style-name="P4" draw:layer="layout" svg:width="1.518cm" svg:height="1.826cm" svg:x="6.551cm" svg:y="8.115cm">
          <draw:text-box>
            <text:p><text:span text:style-name="T2">iₙ</text:span></text:p>
          </draw:text-box>
        </draw:frame>
        <draw:custom-shape draw:style-name="gr56" draw:text-style-name="P2" draw:layer="layout" svg:width="2.032cm" svg:height="8.644cm" svg:x="8.234cm" svg:y="1.744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frame draw:style-name="gr22" draw:text-style-name="P48" draw:layer="layout" svg:width="1.767cm" svg:height="1.928cm" svg:x="6.361cm" svg:y="5.718cm">
          <draw:text-box>
            <text:p><text:span text:style-name="T1">…</text:span></text:p>
          </draw:text-box>
        </draw:frame>
        <draw:frame draw:style-name="gr22" draw:text-style-name="P19" draw:layer="layout" svg:width="1.323cm" svg:height="1.928cm" svg:x="10.717cm" svg:y="5.181cm">
          <draw:text-box>
            <text:p><text:span text:style-name="T4">=</text:span></text:p>
          </draw:text-box>
        </draw:frame>
        <draw:line draw:style-name="gr2" draw:text-style-name="P3" draw:layer="layout" svg:x1="14.267cm" svg:y1="2.722cm" svg:x2="12.235cm" svg:y2="2.722cm">
          <text:p/>
        </draw:line>
        <draw:frame draw:style-name="gr23" draw:text-style-name="P4" draw:layer="layout" svg:width="1.518cm" svg:height="1.826cm" svg:x="12.551cm" svg:y="1.519cm">
          <draw:text-box>
            <text:p><text:span text:style-name="T2">i₁</text:span></text:p>
          </draw:text-box>
        </draw:frame>
        <draw:line draw:style-name="gr2" draw:text-style-name="P3" draw:layer="layout" svg:x1="14.267cm" svg:y1="5.364cm" svg:x2="12.235cm" svg:y2="5.364cm">
          <text:p/>
        </draw:line>
        <draw:frame draw:style-name="gr23" draw:text-style-name="P4" draw:layer="layout" svg:width="1.518cm" svg:height="1.826cm" svg:x="12.551cm" svg:y="4.161cm">
          <draw:text-box>
            <text:p><text:span text:style-name="T2">i₂</text:span></text:p>
          </draw:text-box>
        </draw:frame>
        <draw:line draw:style-name="gr2" draw:text-style-name="P3" draw:layer="layout" svg:x1="14.367cm" svg:y1="9.318cm" svg:x2="12.335cm" svg:y2="9.318cm">
          <text:p/>
        </draw:line>
        <draw:frame draw:style-name="gr23" draw:text-style-name="P4" draw:layer="layout" svg:width="1.518cm" svg:height="1.826cm" svg:x="12.651cm" svg:y="8.115cm">
          <draw:text-box>
            <text:p><text:span text:style-name="T2">iₙ</text:span></text:p>
          </draw:text-box>
        </draw:frame>
        <draw:custom-shape draw:style-name="gr7" draw:text-style-name="P2" draw:layer="layout" svg:width="2.032cm" svg:height="1.905cm" svg:x="14.334cm" svg:y="1.744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4.334cm" svg:y="4.444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4.335cm" svg:y="8.375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frame draw:style-name="gr22" draw:text-style-name="P48" draw:layer="layout" svg:width="1.767cm" svg:height="1.928cm" svg:x="12.461cm" svg:y="5.718cm">
          <draw:text-box>
            <text:p><text:span text:style-name="T1">…</text:span></text:p>
          </draw:text-box>
        </draw:frame>
        <draw:line draw:style-name="gr2" draw:text-style-name="P3" draw:layer="layout" svg:x1="8.167cm" svg:y1="14.238cm" svg:x2="6.135cm" svg:y2="14.238cm">
          <text:p/>
        </draw:line>
        <draw:frame draw:style-name="gr23" draw:text-style-name="P4" draw:layer="layout" svg:width="1.518cm" svg:height="1.826cm" svg:x="6.451cm" svg:y="13.035cm">
          <draw:text-box>
            <text:p><text:span text:style-name="T2">i₁</text:span></text:p>
          </draw:text-box>
        </draw:frame>
        <draw:line draw:style-name="gr2" draw:text-style-name="P3" draw:layer="layout" svg:x1="8.167cm" svg:y1="16.88cm" svg:x2="6.135cm" svg:y2="16.88cm">
          <text:p/>
        </draw:line>
        <draw:frame draw:style-name="gr23" draw:text-style-name="P4" draw:layer="layout" svg:width="1.518cm" svg:height="1.826cm" svg:x="6.451cm" svg:y="15.677cm">
          <draw:text-box>
            <text:p><text:span text:style-name="T2">i₂</text:span></text:p>
          </draw:text-box>
        </draw:frame>
        <draw:line draw:style-name="gr2" draw:text-style-name="P3" draw:layer="layout" svg:x1="8.267cm" svg:y1="20.834cm" svg:x2="6.235cm" svg:y2="20.834cm">
          <text:p/>
        </draw:line>
        <draw:frame draw:style-name="gr23" draw:text-style-name="P4" draw:layer="layout" svg:width="1.518cm" svg:height="1.826cm" svg:x="6.551cm" svg:y="19.631cm">
          <draw:text-box>
            <text:p><text:span text:style-name="T2">iₙ</text:span></text:p>
          </draw:text-box>
        </draw:frame>
        <draw:custom-shape draw:style-name="gr56" draw:text-style-name="P2" draw:layer="layout" svg:width="2.032cm" svg:height="8.644cm" svg:x="8.234cm" svg:y="13.26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frame draw:style-name="gr22" draw:text-style-name="P48" draw:layer="layout" svg:width="1.767cm" svg:height="1.928cm" svg:x="6.361cm" svg:y="17.234cm">
          <draw:text-box>
            <text:p><text:span text:style-name="T1">…</text:span></text:p>
          </draw:text-box>
        </draw:frame>
        <draw:frame draw:style-name="gr22" draw:text-style-name="P19" draw:layer="layout" svg:width="1.323cm" svg:height="1.928cm" svg:x="10.717cm" svg:y="16.697cm">
          <draw:text-box>
            <text:p><text:span text:style-name="T4">=</text:span></text:p>
          </draw:text-box>
        </draw:frame>
        <draw:line draw:style-name="gr2" draw:text-style-name="P3" draw:layer="layout" svg:x1="14.267cm" svg:y1="14.238cm" svg:x2="12.235cm" svg:y2="14.238cm">
          <text:p/>
        </draw:line>
        <draw:frame draw:style-name="gr23" draw:text-style-name="P4" draw:layer="layout" svg:width="1.518cm" svg:height="1.826cm" svg:x="12.551cm" svg:y="13.035cm">
          <draw:text-box>
            <text:p><text:span text:style-name="T2">i₁</text:span></text:p>
          </draw:text-box>
        </draw:frame>
        <draw:line draw:style-name="gr2" draw:text-style-name="P3" draw:layer="layout" svg:x1="14.267cm" svg:y1="16.88cm" svg:x2="12.235cm" svg:y2="16.88cm">
          <text:p/>
        </draw:line>
        <draw:frame draw:style-name="gr23" draw:text-style-name="P4" draw:layer="layout" svg:width="1.518cm" svg:height="1.826cm" svg:x="12.551cm" svg:y="15.677cm">
          <draw:text-box>
            <text:p><text:span text:style-name="T2">i₂</text:span></text:p>
          </draw:text-box>
        </draw:frame>
        <draw:line draw:style-name="gr2" draw:text-style-name="P3" draw:layer="layout" svg:x1="14.367cm" svg:y1="20.834cm" svg:x2="12.335cm" svg:y2="20.834cm">
          <text:p/>
        </draw:line>
        <draw:frame draw:style-name="gr23" draw:text-style-name="P4" draw:layer="layout" svg:width="1.518cm" svg:height="1.826cm" svg:x="12.651cm" svg:y="19.631cm">
          <draw:text-box>
            <text:p><text:span text:style-name="T2">iₙ</text:span></text:p>
          </draw:text-box>
        </draw:frame>
        <draw:custom-shape draw:style-name="gr7" draw:text-style-name="P2" draw:layer="layout" svg:width="2.032cm" svg:height="1.905cm" svg:x="14.334cm" svg:y="13.26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4.334cm" svg:y="15.96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4.335cm" svg:y="19.891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frame draw:style-name="gr22" draw:text-style-name="P48" draw:layer="layout" svg:width="1.767cm" svg:height="1.928cm" svg:x="12.461cm" svg:y="17.234cm">
          <draw:text-box>
            <text:p><text:span text:style-name="T1">…</text:span></text:p>
          </draw:text-box>
        </draw:frame>
      </draw:page>
      <draw:page draw:name="page14" draw:style-name="dp1" draw:master-page-name="Default">
        <draw:line draw:style-name="gr2" draw:text-style-name="P3" draw:layer="layout" svg:x1="3.767cm" svg:y1="4.422cm" svg:x2="1.735cm" svg:y2="4.422cm">
          <text:p/>
        </draw:line>
        <draw:frame draw:style-name="gr23" draw:text-style-name="P4" draw:layer="layout" svg:width="1.518cm" svg:height="1.826cm" svg:x="2.051cm" svg:y="3.219cm">
          <draw:text-box>
            <text:p><text:span text:style-name="T2">i₁</text:span></text:p>
          </draw:text-box>
        </draw:frame>
        <draw:line draw:style-name="gr2" draw:text-style-name="P3" draw:layer="layout" svg:x1="3.767cm" svg:y1="7.064cm" svg:x2="1.735cm" svg:y2="7.064cm">
          <text:p/>
        </draw:line>
        <draw:frame draw:style-name="gr23" draw:text-style-name="P4" draw:layer="layout" svg:width="1.518cm" svg:height="1.826cm" svg:x="2.051cm" svg:y="5.861cm">
          <draw:text-box>
            <text:p><text:span text:style-name="T2">i₂</text:span></text:p>
          </draw:text-box>
        </draw:frame>
        <draw:line draw:style-name="gr2" draw:text-style-name="P3" draw:layer="layout" svg:x1="3.867cm" svg:y1="11.018cm" svg:x2="1.835cm" svg:y2="11.018cm">
          <text:p/>
        </draw:line>
        <draw:frame draw:style-name="gr23" draw:text-style-name="P4" draw:layer="layout" svg:width="1.518cm" svg:height="1.826cm" svg:x="2.151cm" svg:y="9.815cm">
          <draw:text-box>
            <text:p><text:span text:style-name="T2">iₙ</text:span></text:p>
          </draw:text-box>
        </draw:frame>
        <draw:custom-shape draw:style-name="gr56" draw:text-style-name="P2" draw:layer="layout" svg:width="2.032cm" svg:height="8.644cm" svg:x="3.834cm" svg:y="3.444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frame draw:style-name="gr22" draw:text-style-name="P48" draw:layer="layout" svg:width="1.767cm" svg:height="1.928cm" svg:x="1.961cm" svg:y="7.418cm">
          <draw:text-box>
            <text:p><text:span text:style-name="T1">…</text:span></text:p>
          </draw:text-box>
        </draw:frame>
        <draw:frame draw:style-name="gr22" draw:text-style-name="P19" draw:layer="layout" svg:width="1.323cm" svg:height="1.928cm" svg:x="6.217cm" svg:y="6.881cm">
          <draw:text-box>
            <text:p><text:span text:style-name="T4">=</text:span></text:p>
          </draw:text-box>
        </draw:frame>
        <draw:line draw:style-name="gr2" draw:text-style-name="P3" draw:layer="layout" svg:x1="9.767cm" svg:y1="2.822cm" svg:x2="7.735cm" svg:y2="2.822cm">
          <text:p/>
        </draw:line>
        <draw:frame draw:style-name="gr23" draw:text-style-name="P4" draw:layer="layout" svg:width="1.518cm" svg:height="1.826cm" svg:x="8.051cm" svg:y="1.619cm">
          <draw:text-box>
            <text:p><text:span text:style-name="T2">i₁</text:span></text:p>
          </draw:text-box>
        </draw:frame>
        <draw:line draw:style-name="gr2" draw:text-style-name="P3" draw:layer="layout" svg:x1="9.767cm" svg:y1="5.464cm" svg:x2="7.735cm" svg:y2="5.464cm">
          <text:p/>
        </draw:line>
        <draw:frame draw:style-name="gr23" draw:text-style-name="P4" draw:layer="layout" svg:width="1.518cm" svg:height="1.826cm" svg:x="8.051cm" svg:y="4.261cm">
          <draw:text-box>
            <text:p><text:span text:style-name="T2">i₂</text:span></text:p>
          </draw:text-box>
        </draw:frame>
        <draw:line draw:style-name="gr2" draw:text-style-name="P3" draw:layer="layout" svg:x1="9.867cm" svg:y1="9.418cm" svg:x2="7.835cm" svg:y2="9.418cm">
          <text:p/>
        </draw:line>
        <draw:frame draw:style-name="gr23" draw:text-style-name="P4" draw:layer="layout" svg:width="1.518cm" svg:height="1.826cm" svg:x="8.151cm" svg:y="8.215cm">
          <draw:text-box>
            <text:p><text:span text:style-name="T2">iₙ</text:span></text:p>
          </draw:text-box>
        </draw:frame>
        <draw:custom-shape draw:style-name="gr7" draw:text-style-name="P2" draw:layer="layout" svg:width="2.032cm" svg:height="1.905cm" svg:x="9.834cm" svg:y="1.844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9.834cm" svg:y="4.544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9.835cm" svg:y="8.475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frame draw:style-name="gr22" draw:text-style-name="P48" draw:layer="layout" svg:width="1.767cm" svg:height="1.928cm" svg:x="7.961cm" svg:y="5.818cm">
          <draw:text-box>
            <text:p><text:span text:style-name="T1">…</text:span></text:p>
          </draw:text-box>
        </draw:frame>
        <draw:frame draw:style-name="gr22" draw:text-style-name="P19" draw:layer="layout" svg:width="1.323cm" svg:height="1.928cm" svg:x="12.317cm" svg:y="5.297cm">
          <draw:text-box>
            <text:p><text:span text:style-name="T4">+</text:span></text:p>
          </draw:text-box>
        </draw:frame>
        <draw:line draw:style-name="gr2" draw:text-style-name="P3" draw:layer="layout" svg:x1="15.867cm" svg:y1="2.838cm" svg:x2="13.835cm" svg:y2="2.838cm">
          <text:p/>
        </draw:line>
        <draw:frame draw:style-name="gr23" draw:text-style-name="P4" draw:layer="layout" svg:width="1.518cm" svg:height="1.826cm" svg:x="14.151cm" svg:y="1.635cm">
          <draw:text-box>
            <text:p><text:span text:style-name="T2">i₁</text:span></text:p>
          </draw:text-box>
        </draw:frame>
        <draw:line draw:style-name="gr2" draw:text-style-name="P3" draw:layer="layout" svg:x1="15.867cm" svg:y1="5.48cm" svg:x2="13.835cm" svg:y2="5.48cm">
          <text:p/>
        </draw:line>
        <draw:frame draw:style-name="gr23" draw:text-style-name="P4" draw:layer="layout" svg:width="1.518cm" svg:height="1.826cm" svg:x="14.151cm" svg:y="4.277cm">
          <draw:text-box>
            <text:p><text:span text:style-name="T2">i₂</text:span></text:p>
          </draw:text-box>
        </draw:frame>
        <draw:line draw:style-name="gr2" draw:text-style-name="P3" draw:layer="layout" svg:x1="15.967cm" svg:y1="9.434cm" svg:x2="13.935cm" svg:y2="9.434cm">
          <text:p/>
        </draw:line>
        <draw:frame draw:style-name="gr23" draw:text-style-name="P4" draw:layer="layout" svg:width="1.518cm" svg:height="1.826cm" svg:x="14.251cm" svg:y="8.231cm">
          <draw:text-box>
            <text:p><text:span text:style-name="T2">iₙ</text:span></text:p>
          </draw:text-box>
        </draw:frame>
        <draw:custom-shape draw:style-name="gr7" draw:text-style-name="P2" draw:layer="layout" svg:width="2.032cm" svg:height="1.905cm" svg:x="15.934cm" svg:y="1.86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5.934cm" svg:y="4.56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5.935cm" svg:y="8.491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frame draw:style-name="gr22" draw:text-style-name="P48" draw:layer="layout" svg:width="1.767cm" svg:height="1.928cm" svg:x="14.061cm" svg:y="5.834cm">
          <draw:text-box>
            <text:p><text:span text:style-name="T1">…</text:span></text:p>
          </draw:text-box>
        </draw:frame>
        <draw:frame draw:style-name="gr33" draw:text-style-name="P17" draw:layer="layout" svg:width="2.454cm" svg:height="1.928cm" svg:x="12.084cm" svg:y="11.299cm">
          <draw:text-box>
            <text:p text:style-name="P8"><text:span text:style-name="T4">√</text:span><text:span text:style-name="T4">2</text:span></text:p>
          </draw:text-box>
        </draw:frame>
        <draw:line draw:style-name="gr2" draw:text-style-name="P3" draw:layer="layout" svg:x1="18.434cm" svg:y1="11.133cm" svg:x2="7.639cm" svg:y2="11.133cm">
          <text:p/>
        </draw:line>
        <draw:frame draw:style-name="gr22" draw:text-style-name="P19" draw:layer="layout" svg:width="1.323cm" svg:height="1.928cm" svg:x="6.218cm" svg:y="18.381cm">
          <draw:text-box>
            <text:p><text:span text:style-name="T4">=</text:span></text:p>
          </draw:text-box>
        </draw:frame>
        <draw:line draw:style-name="gr2" draw:text-style-name="P3" draw:layer="layout" svg:x1="9.768cm" svg:y1="15.922cm" svg:x2="7.736cm" svg:y2="15.922cm">
          <text:p/>
        </draw:line>
        <draw:frame draw:style-name="gr23" draw:text-style-name="P4" draw:layer="layout" svg:width="1.518cm" svg:height="1.826cm" svg:x="8.052cm" svg:y="14.719cm">
          <draw:text-box>
            <text:p><text:span text:style-name="T2">i₁</text:span></text:p>
          </draw:text-box>
        </draw:frame>
        <draw:line draw:style-name="gr2" draw:text-style-name="P3" draw:layer="layout" svg:x1="9.768cm" svg:y1="18.564cm" svg:x2="7.736cm" svg:y2="18.564cm">
          <text:p/>
        </draw:line>
        <draw:frame draw:style-name="gr23" draw:text-style-name="P4" draw:layer="layout" svg:width="1.518cm" svg:height="1.826cm" svg:x="8.052cm" svg:y="17.361cm">
          <draw:text-box>
            <text:p><text:span text:style-name="T2">i₂</text:span></text:p>
          </draw:text-box>
        </draw:frame>
        <draw:line draw:style-name="gr2" draw:text-style-name="P3" draw:layer="layout" svg:x1="9.868cm" svg:y1="22.518cm" svg:x2="7.836cm" svg:y2="22.518cm">
          <text:p/>
        </draw:line>
        <draw:frame draw:style-name="gr23" draw:text-style-name="P4" draw:layer="layout" svg:width="1.518cm" svg:height="1.826cm" svg:x="8.152cm" svg:y="21.315cm">
          <draw:text-box>
            <text:p><text:span text:style-name="T2">iₙ</text:span></text:p>
          </draw:text-box>
        </draw:frame>
        <draw:custom-shape draw:style-name="gr7" draw:text-style-name="P2" draw:layer="layout" svg:width="2.032cm" svg:height="1.905cm" svg:x="9.835cm" svg:y="14.944cm">
          <text:p text:style-name="P1"><text:span text:style-name="T1">ψ₁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9.835cm" svg:y="17.644cm">
          <text:p text:style-name="P1"><text:span text:style-name="T1">ψ₂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9.836cm" svg:y="21.575cm">
          <text:p text:style-name="P1"><text:span text:style-name="T1">ψₙ</text:span></text:p>
          <draw:enhanced-geometry svg:viewBox="0 0 21600 21600" draw:type="rectangle" draw:enhanced-path="M 0 0 L 21600 0 21600 21600 0 21600 0 0 Z N"/>
        </draw:custom-shape>
        <draw:frame draw:style-name="gr22" draw:text-style-name="P48" draw:layer="layout" svg:width="1.767cm" svg:height="1.928cm" svg:x="7.962cm" svg:y="18.918cm">
          <draw:text-box>
            <text:p><text:span text:style-name="T1">…</text:span></text:p>
          </draw:text-box>
        </draw:frame>
        <draw:line draw:style-name="gr2" draw:text-style-name="P3" draw:layer="layout" svg:x1="10.822cm" svg:y1="17.676cm" svg:x2="10.822cm" svg:y2="16.875cm">
          <text:p/>
        </draw:line>
        <draw:line draw:style-name="gr2" draw:text-style-name="P3" draw:layer="layout" svg:x1="10.822cm" svg:y1="20.277cm" svg:x2="10.822cm" svg:y2="19.476cm">
          <text:p/>
        </draw:line>
        <draw:line draw:style-name="gr2" draw:text-style-name="P3" draw:layer="layout" svg:x1="10.822cm" svg:y1="21.578cm" svg:x2="10.822cm" svg:y2="20.777cm">
          <text:p/>
        </draw:line>
        <draw:line draw:style-name="gr2" draw:text-style-name="P3" draw:layer="layout" svg:x1="3.768cm" svg:y1="15.907cm" svg:x2="1.736cm" svg:y2="15.907cm">
          <text:p/>
        </draw:line>
        <draw:frame draw:style-name="gr23" draw:text-style-name="P4" draw:layer="layout" svg:width="1.518cm" svg:height="1.826cm" svg:x="2.052cm" svg:y="14.704cm">
          <draw:text-box>
            <text:p><text:span text:style-name="T2">i₁</text:span></text:p>
          </draw:text-box>
        </draw:frame>
        <draw:line draw:style-name="gr2" draw:text-style-name="P3" draw:layer="layout" svg:x1="3.768cm" svg:y1="18.549cm" svg:x2="1.736cm" svg:y2="18.549cm">
          <text:p/>
        </draw:line>
        <draw:frame draw:style-name="gr23" draw:text-style-name="P4" draw:layer="layout" svg:width="1.518cm" svg:height="1.826cm" svg:x="2.052cm" svg:y="17.346cm">
          <draw:text-box>
            <text:p><text:span text:style-name="T2">i₂</text:span></text:p>
          </draw:text-box>
        </draw:frame>
        <draw:line draw:style-name="gr2" draw:text-style-name="P3" draw:layer="layout" svg:x1="3.868cm" svg:y1="22.503cm" svg:x2="1.836cm" svg:y2="22.503cm">
          <text:p/>
        </draw:line>
        <draw:frame draw:style-name="gr23" draw:text-style-name="P4" draw:layer="layout" svg:width="1.518cm" svg:height="1.826cm" svg:x="2.152cm" svg:y="21.3cm">
          <draw:text-box>
            <text:p><text:span text:style-name="T2">iₙ</text:span></text:p>
          </draw:text-box>
        </draw:frame>
        <draw:custom-shape draw:style-name="gr56" draw:text-style-name="P2" draw:layer="layout" svg:width="2.032cm" svg:height="8.644cm" svg:x="3.835cm" svg:y="14.929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frame draw:style-name="gr22" draw:text-style-name="P48" draw:layer="layout" svg:width="1.767cm" svg:height="1.928cm" svg:x="1.962cm" svg:y="18.903cm">
          <draw:text-box>
            <text:p><text:span text:style-name="T1">…</text:span></text:p>
          </draw:text-box>
        </draw:frame>
        <draw:frame draw:style-name="gr57" draw:text-style-name="P49" draw:layer="layout" svg:width="1.767cm" svg:height="4.036cm" svg:x="11.598cm" svg:y="16.116cm">
          <draw:text-box>
            <text:p><text:span text:style-name="T36">←</text:span></text:p>
          </draw:text-box>
        </draw:frame>
        <draw:frame draw:style-name="gr57" draw:text-style-name="P49" draw:layer="layout" svg:width="1.767cm" svg:height="4.036cm" svg:x="11.588cm" svg:y="18.716cm">
          <draw:text-box>
            <text:p><text:span text:style-name="T36">←</text:span></text:p>
          </draw:text-box>
        </draw:frame>
        <draw:frame draw:style-name="gr57" draw:text-style-name="P49" draw:layer="layout" svg:width="1.767cm" svg:height="4.036cm" svg:x="11.578cm" svg:y="20.116cm">
          <draw:text-box>
            <text:p><text:span text:style-name="T36">←</text:span></text:p>
          </draw:text-box>
        </draw:frame>
        <draw:frame draw:style-name="gr58" draw:text-style-name="P50" draw:layer="layout" svg:width="1.349cm" svg:height="1.928cm" svg:x="12.584cm" svg:y="16.299cm">
          <draw:text-box>
            <text:p text:style-name="P8"><text:span text:style-name="T37">2</text:span></text:p>
          </draw:text-box>
        </draw:frame>
        <draw:frame draw:style-name="gr59" draw:text-style-name="P50" draw:layer="layout" svg:width="1.349cm" svg:height="1.928cm" svg:x="12.585cm" svg:y="18.899cm">
          <draw:text-box>
            <text:p text:style-name="P8"><text:span text:style-name="T37">2</text:span></text:p>
          </draw:text-box>
        </draw:frame>
        <draw:frame draw:style-name="gr60" draw:text-style-name="P50" draw:layer="layout" svg:width="1.349cm" svg:height="1.928cm" svg:x="12.586cm" svg:y="20.299cm">
          <draw:text-box>
            <text:p text:style-name="P8"><text:span text:style-name="T37">2</text:span></text:p>
          </draw:text-box>
        </draw:frame>
      </draw:page>
      <draw:page draw:name="page15" draw:style-name="dp1" draw:master-page-name="Default">
        <draw:frame draw:style-name="gr55" draw:text-style-name="P45" draw:layer="layout" svg:width="3.456cm" svg:height="1.597cm" svg:x="8.639cm" svg:y="5.524cm">
          <draw:text-box>
            <text:p><text:span text:style-name="T3">= </text:span><text:span text:style-name="T3"><text:s/></text:span><text:span text:style-name="T3">1</text:span></text:p>
          </draw:text-box>
        </draw:frame>
        <draw:line draw:style-name="gr2" draw:text-style-name="P3" draw:layer="layout" svg:x1="5.867cm" svg:y1="2.706cm" svg:x2="3.835cm" svg:y2="2.706cm">
          <text:p/>
        </draw:line>
        <draw:frame draw:style-name="gr23" draw:text-style-name="P4" draw:layer="layout" svg:width="1.518cm" svg:height="1.826cm" svg:x="4.151cm" svg:y="1.503cm">
          <draw:text-box>
            <text:p><text:span text:style-name="T2">i₁</text:span></text:p>
          </draw:text-box>
        </draw:frame>
        <draw:line draw:style-name="gr2" draw:text-style-name="P3" draw:layer="layout" svg:x1="5.867cm" svg:y1="5.348cm" svg:x2="3.835cm" svg:y2="5.348cm">
          <text:p/>
        </draw:line>
        <draw:frame draw:style-name="gr23" draw:text-style-name="P4" draw:layer="layout" svg:width="1.518cm" svg:height="1.826cm" svg:x="4.151cm" svg:y="4.145cm">
          <draw:text-box>
            <text:p><text:span text:style-name="T2">i₂</text:span></text:p>
          </draw:text-box>
        </draw:frame>
        <draw:line draw:style-name="gr2" draw:text-style-name="P3" draw:layer="layout" svg:x1="5.967cm" svg:y1="9.302cm" svg:x2="3.935cm" svg:y2="9.302cm">
          <text:p/>
        </draw:line>
        <draw:frame draw:style-name="gr23" draw:text-style-name="P4" draw:layer="layout" svg:width="1.518cm" svg:height="1.826cm" svg:x="4.251cm" svg:y="8.099cm">
          <draw:text-box>
            <text:p><text:span text:style-name="T2">iₙ</text:span></text:p>
          </draw:text-box>
        </draw:frame>
        <draw:custom-shape draw:style-name="gr7" draw:text-style-name="P2" draw:layer="layout" svg:width="2.032cm" svg:height="1.905cm" svg:x="5.934cm" svg:y="1.728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5.934cm" svg:y="4.428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5.935cm" svg:y="8.359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frame draw:style-name="gr22" draw:text-style-name="P48" draw:layer="layout" svg:width="1.767cm" svg:height="1.928cm" svg:x="4.061cm" svg:y="5.702cm">
          <draw:text-box>
            <text:p><text:span text:style-name="T1">…</text:span></text:p>
          </draw:text-box>
        </draw:frame>
        <draw:custom-shape draw:style-name="gr7" draw:text-style-name="P2" draw:layer="layout" svg:width="2.032cm" svg:height="1.905cm" svg:x="1.835cm" svg:y="1.727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.835cm" svg:y="4.427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.836cm" svg:y="8.358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953cm" svg:y1="13.236cm" svg:x2="3.921cm" svg:y2="13.236cm">
          <text:p/>
        </draw:line>
        <draw:frame draw:style-name="gr23" draw:text-style-name="P4" draw:layer="layout" svg:width="1.518cm" svg:height="1.826cm" svg:x="4.237cm" svg:y="12.033cm">
          <draw:text-box>
            <text:p><text:span text:style-name="T2">i₁</text:span></text:p>
          </draw:text-box>
        </draw:frame>
        <draw:line draw:style-name="gr2" draw:text-style-name="P3" draw:layer="layout" svg:x1="5.953cm" svg:y1="15.878cm" svg:x2="3.921cm" svg:y2="15.878cm">
          <text:p/>
        </draw:line>
        <draw:frame draw:style-name="gr23" draw:text-style-name="P4" draw:layer="layout" svg:width="1.518cm" svg:height="1.826cm" svg:x="4.237cm" svg:y="14.675cm">
          <draw:text-box>
            <text:p><text:span text:style-name="T2">i₂</text:span></text:p>
          </draw:text-box>
        </draw:frame>
        <draw:line draw:style-name="gr2" draw:text-style-name="P3" draw:layer="layout" svg:x1="5.953cm" svg:y1="19.832cm" svg:x2="3.921cm" svg:y2="19.832cm">
          <text:p/>
        </draw:line>
        <draw:frame draw:style-name="gr23" draw:text-style-name="P4" draw:layer="layout" svg:width="1.518cm" svg:height="1.826cm" svg:x="4.237cm" svg:y="18.629cm">
          <draw:text-box>
            <text:p><text:span text:style-name="T2">iₙ</text:span></text:p>
          </draw:text-box>
        </draw:frame>
        <draw:custom-shape draw:style-name="gr7" draw:text-style-name="P2" draw:layer="layout" svg:width="2.032cm" svg:height="1.905cm" svg:x="6.02cm" svg:y="12.258cm">
          <text:p text:style-name="P1"><text:span text:style-name="T1">ψ₁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6.02cm" svg:y="14.958cm">
          <text:p text:style-name="P1"><text:span text:style-name="T1">ψ₂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6.021cm" svg:y="18.889cm">
          <text:p text:style-name="P1"><text:span text:style-name="T1">ψₙ</text:span></text:p>
          <draw:enhanced-geometry svg:viewBox="0 0 21600 21600" draw:type="rectangle" draw:enhanced-path="M 0 0 L 21600 0 21600 21600 0 21600 0 0 Z N"/>
        </draw:custom-shape>
        <draw:frame draw:style-name="gr22" draw:text-style-name="P48" draw:layer="layout" svg:width="1.767cm" svg:height="1.928cm" svg:x="4.147cm" svg:y="16.232cm">
          <draw:text-box>
            <text:p><text:span text:style-name="T1">…</text:span></text:p>
          </draw:text-box>
        </draw:frame>
        <draw:line draw:style-name="gr2" draw:text-style-name="P3" draw:layer="layout" svg:x1="7.007cm" svg:y1="14.99cm" svg:x2="7.007cm" svg:y2="14.189cm">
          <text:p/>
        </draw:line>
        <draw:line draw:style-name="gr2" draw:text-style-name="P3" draw:layer="layout" svg:x1="7.007cm" svg:y1="17.591cm" svg:x2="7.007cm" svg:y2="16.79cm">
          <text:p/>
        </draw:line>
        <draw:line draw:style-name="gr2" draw:text-style-name="P3" draw:layer="layout" svg:x1="7.007cm" svg:y1="18.892cm" svg:x2="7.007cm" svg:y2="18.091cm">
          <text:p/>
        </draw:line>
        <draw:custom-shape draw:style-name="gr7" draw:text-style-name="P2" draw:layer="layout" svg:width="2.032cm" svg:height="1.905cm" svg:x="1.836cm" svg:y="12.226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.836cm" svg:y="14.926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.837cm" svg:y="18.857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frame draw:style-name="gr61" draw:text-style-name="P51" draw:layer="layout" svg:width="4.599cm" svg:height="1.597cm" svg:x="8.739cm" svg:y="16.024cm">
          <draw:text-box>
            <text:p text:style-name="P8"><text:span text:style-name="T6">= </text:span><text:span text:style-name="T6"><text:s/></text:span><text:span text:style-name="T6">1</text:span><text:span text:style-name="T3">√</text:span><text:span text:style-name="T3">2</text:span></text:p>
          </draw:text-box>
        </draw:frame>
      </draw:page>
      <draw:page draw:name="page16" draw:style-name="dp1" draw:master-page-name="Default">
        <draw:line draw:style-name="gr2" draw:text-style-name="P3" draw:layer="layout" svg:x1="7.414cm" svg:y1="2.812cm" svg:x2="5.382cm" svg:y2="2.812cm">
          <text:p/>
        </draw:line>
        <draw:frame draw:style-name="gr23" draw:text-style-name="P4" draw:layer="layout" svg:width="1.518cm" svg:height="1.826cm" svg:x="5.698cm" svg:y="1.609cm">
          <draw:text-box>
            <text:p><text:span text:style-name="T2">i₁</text:span></text:p>
          </draw:text-box>
        </draw:frame>
        <draw:line draw:style-name="gr2" draw:text-style-name="P3" draw:layer="layout" svg:x1="7.414cm" svg:y1="5.454cm" svg:x2="5.382cm" svg:y2="5.454cm">
          <text:p/>
        </draw:line>
        <draw:frame draw:style-name="gr23" draw:text-style-name="P4" draw:layer="layout" svg:width="1.518cm" svg:height="1.826cm" svg:x="5.698cm" svg:y="4.251cm">
          <draw:text-box>
            <text:p><text:span text:style-name="T2">i₂</text:span></text:p>
          </draw:text-box>
        </draw:frame>
        <draw:line draw:style-name="gr2" draw:text-style-name="P3" draw:layer="layout" svg:x1="7.514cm" svg:y1="9.408cm" svg:x2="5.482cm" svg:y2="9.408cm">
          <text:p/>
        </draw:line>
        <draw:frame draw:style-name="gr23" draw:text-style-name="P4" draw:layer="layout" svg:width="1.518cm" svg:height="1.826cm" svg:x="5.798cm" svg:y="8.205cm">
          <draw:text-box>
            <text:p><text:span text:style-name="T2">iₙ</text:span></text:p>
          </draw:text-box>
        </draw:frame>
        <draw:custom-shape draw:style-name="gr7" draw:text-style-name="P2" draw:layer="layout" svg:width="2.032cm" svg:height="1.905cm" svg:x="7.481cm" svg:y="1.834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7.481cm" svg:y="4.534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7.482cm" svg:y="8.465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frame draw:style-name="gr22" draw:text-style-name="P48" draw:layer="layout" svg:width="1.767cm" svg:height="1.928cm" svg:x="5.608cm" svg:y="5.808cm">
          <draw:text-box>
            <text:p><text:span text:style-name="T1">…</text:span></text:p>
          </draw:text-box>
        </draw:frame>
        <draw:custom-shape draw:style-name="gr7" draw:text-style-name="P2" draw:layer="layout" svg:width="2.032cm" svg:height="1.905cm" svg:x="3.381cm" svg:y="4.534cm">
          <text:p text:style-name="P1"><text:span text:style-name="T1">X₂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314cm" svg:y1="5.496cm" svg:x2="1.282cm" svg:y2="5.496cm">
          <text:p/>
        </draw:line>
        <draw:frame draw:style-name="gr34" draw:text-style-name="P4" draw:layer="layout" svg:width="2.026cm" svg:height="1.826cm" svg:x="1.598cm" svg:y="4.293cm">
          <draw:text-box>
            <text:p><text:span text:style-name="T2">i₂</text:span><text:span text:style-name="T2">’</text:span></text:p>
          </draw:text-box>
        </draw:frame>
        <draw:line draw:style-name="gr2" draw:text-style-name="P3" draw:layer="layout" svg:x1="14.814cm" svg:y1="2.827cm" svg:x2="12.782cm" svg:y2="2.827cm">
          <text:p/>
        </draw:line>
        <draw:frame draw:style-name="gr23" draw:text-style-name="P4" draw:layer="layout" svg:width="1.518cm" svg:height="1.826cm" svg:x="13.098cm" svg:y="1.624cm">
          <draw:text-box>
            <text:p><text:span text:style-name="T2">i₁</text:span></text:p>
          </draw:text-box>
        </draw:frame>
        <draw:line draw:style-name="gr2" draw:text-style-name="P3" draw:layer="layout" svg:x1="14.814cm" svg:y1="5.469cm" svg:x2="12.782cm" svg:y2="5.469cm">
          <text:p/>
        </draw:line>
        <draw:frame draw:style-name="gr23" draw:text-style-name="P4" draw:layer="layout" svg:width="1.518cm" svg:height="1.826cm" svg:x="13.098cm" svg:y="4.266cm">
          <draw:text-box>
            <text:p><text:span text:style-name="T2">i₂</text:span></text:p>
          </draw:text-box>
        </draw:frame>
        <draw:line draw:style-name="gr2" draw:text-style-name="P3" draw:layer="layout" svg:x1="14.914cm" svg:y1="9.423cm" svg:x2="12.882cm" svg:y2="9.423cm">
          <text:p/>
        </draw:line>
        <draw:frame draw:style-name="gr23" draw:text-style-name="P4" draw:layer="layout" svg:width="1.518cm" svg:height="1.826cm" svg:x="13.198cm" svg:y="8.22cm">
          <draw:text-box>
            <text:p><text:span text:style-name="T2">iₙ</text:span></text:p>
          </draw:text-box>
        </draw:frame>
        <draw:custom-shape draw:style-name="gr7" draw:text-style-name="P2" draw:layer="layout" svg:width="2.032cm" svg:height="1.905cm" svg:x="14.881cm" svg:y="1.849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4.881cm" svg:y="4.549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4.882cm" svg:y="8.48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frame draw:style-name="gr22" draw:text-style-name="P48" draw:layer="layout" svg:width="1.767cm" svg:height="1.928cm" svg:x="13.008cm" svg:y="5.823cm">
          <draw:text-box>
            <text:p><text:span text:style-name="T1">…</text:span></text:p>
          </draw:text-box>
        </draw:frame>
        <draw:frame draw:style-name="gr62" draw:text-style-name="P52" draw:layer="layout" svg:width="1.899cm" svg:height="3.035cm" svg:x="10.346cm" svg:y="5.064cm">
          <draw:text-box>
            <text:p><text:span text:style-name="T38">→</text:span></text:p>
          </draw:text-box>
        </draw:frame>
        <draw:line draw:style-name="gr2" draw:text-style-name="P3" draw:layer="layout" svg:x1="3.686cm" svg:y1="14.63cm" svg:x2="1.654cm" svg:y2="14.63cm">
          <text:p/>
        </draw:line>
        <draw:frame draw:style-name="gr34" draw:text-style-name="P4" draw:layer="layout" svg:width="2.026cm" svg:height="1.826cm" svg:x="1.77cm" svg:y="13.427cm">
          <draw:text-box>
            <text:p><text:span text:style-name="T2">i₁</text:span><text:span text:style-name="T2">’</text:span></text:p>
          </draw:text-box>
        </draw:frame>
        <draw:line draw:style-name="gr2" draw:text-style-name="P3" draw:layer="layout" svg:x1="3.686cm" svg:y1="17.272cm" svg:x2="1.654cm" svg:y2="17.272cm">
          <text:p/>
        </draw:line>
        <draw:frame draw:style-name="gr34" draw:text-style-name="P4" draw:layer="layout" svg:width="2.026cm" svg:height="1.826cm" svg:x="1.77cm" svg:y="16.069cm">
          <draw:text-box>
            <text:p><text:span text:style-name="T2">i₂</text:span><text:span text:style-name="T2">’</text:span></text:p>
          </draw:text-box>
        </draw:frame>
        <draw:line draw:style-name="gr2" draw:text-style-name="P3" draw:layer="layout" svg:x1="3.786cm" svg:y1="21.226cm" svg:x2="1.754cm" svg:y2="21.226cm">
          <text:p/>
        </draw:line>
        <draw:frame draw:style-name="gr34" draw:text-style-name="P4" draw:layer="layout" svg:width="2.026cm" svg:height="1.826cm" svg:x="1.87cm" svg:y="20.023cm">
          <draw:text-box>
            <text:p><text:span text:style-name="T2">iₙ</text:span><text:span text:style-name="T2">’</text:span></text:p>
          </draw:text-box>
        </draw:frame>
        <draw:custom-shape draw:style-name="gr56" draw:text-style-name="P2" draw:layer="layout" svg:width="2.032cm" svg:height="8.644cm" svg:x="3.753cm" svg:y="13.652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frame draw:style-name="gr22" draw:text-style-name="P48" draw:layer="layout" svg:width="1.767cm" svg:height="1.928cm" svg:x="1.88cm" svg:y="17.626cm">
          <draw:text-box>
            <text:p><text:span text:style-name="T1">…</text:span></text:p>
          </draw:text-box>
        </draw:frame>
        <draw:frame draw:style-name="gr22" draw:text-style-name="P19" draw:layer="layout" svg:width="1.323cm" svg:height="1.928cm" svg:x="8.036cm" svg:y="17.089cm">
          <draw:text-box>
            <text:p><text:span text:style-name="T4">=</text:span></text:p>
          </draw:text-box>
        </draw:frame>
        <draw:line draw:style-name="gr2" draw:text-style-name="P3" draw:layer="layout" svg:x1="12.386cm" svg:y1="14.63cm" svg:x2="10.354cm" svg:y2="14.63cm">
          <text:p/>
        </draw:line>
        <draw:frame draw:style-name="gr34" draw:text-style-name="P4" draw:layer="layout" svg:width="2.026cm" svg:height="1.826cm" svg:x="10.47cm" svg:y="13.427cm">
          <draw:text-box>
            <text:p><text:span text:style-name="T2">i₁</text:span><text:span text:style-name="T2">’</text:span></text:p>
          </draw:text-box>
        </draw:frame>
        <draw:line draw:style-name="gr2" draw:text-style-name="P3" draw:layer="layout" svg:x1="12.386cm" svg:y1="17.272cm" svg:x2="10.354cm" svg:y2="17.272cm">
          <text:p/>
        </draw:line>
        <draw:frame draw:style-name="gr34" draw:text-style-name="P4" draw:layer="layout" svg:width="2.026cm" svg:height="1.826cm" svg:x="10.47cm" svg:y="16.069cm">
          <draw:text-box>
            <text:p><text:span text:style-name="T2">i₂</text:span><text:span text:style-name="T2">’</text:span></text:p>
          </draw:text-box>
        </draw:frame>
        <draw:line draw:style-name="gr2" draw:text-style-name="P3" draw:layer="layout" svg:x1="12.486cm" svg:y1="21.226cm" svg:x2="10.454cm" svg:y2="21.226cm">
          <text:p/>
        </draw:line>
        <draw:frame draw:style-name="gr34" draw:text-style-name="P4" draw:layer="layout" svg:width="2.026cm" svg:height="1.826cm" svg:x="10.57cm" svg:y="20.023cm">
          <draw:text-box>
            <text:p><text:span text:style-name="T2">iₙ</text:span><text:span text:style-name="T2">’</text:span></text:p>
          </draw:text-box>
        </draw:frame>
        <draw:custom-shape draw:style-name="gr7" draw:text-style-name="P2" draw:layer="layout" svg:width="2.032cm" svg:height="1.905cm" svg:x="12.453cm" svg:y="13.652cm">
          <text:p text:style-name="P1"><text:span text:style-name="T1">Z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2.453cm" svg:y="16.352cm">
          <text:p text:style-name="P1"><text:span text:style-name="T1">Z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2.454cm" svg:y="20.283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frame draw:style-name="gr22" draw:text-style-name="P48" draw:layer="layout" svg:width="1.767cm" svg:height="1.928cm" svg:x="10.58cm" svg:y="17.626cm">
          <draw:text-box>
            <text:p><text:span text:style-name="T1">…</text:span></text:p>
          </draw:text-box>
        </draw:frame>
        <draw:frame draw:style-name="gr22" draw:text-style-name="P19" draw:layer="layout" svg:width="1.323cm" svg:height="1.928cm" svg:x="16.636cm" svg:y="17.105cm">
          <draw:text-box>
            <text:p><text:span text:style-name="T4">+</text:span></text:p>
          </draw:text-box>
        </draw:frame>
        <draw:frame draw:style-name="gr22" draw:text-style-name="P48" draw:layer="layout" svg:width="1.767cm" svg:height="1.928cm" svg:x="18.081cm" svg:y="16.726cm">
          <draw:text-box>
            <text:p><text:span text:style-name="T1">…</text:span></text:p>
          </draw:text-box>
        </draw:frame>
        <draw:line draw:style-name="gr2" draw:text-style-name="P3" draw:layer="layout" svg:x1="7.883cm" svg:y1="14.634cm" svg:x2="5.851cm" svg:y2="14.634cm">
          <text:p/>
        </draw:line>
        <draw:frame draw:style-name="gr63" draw:text-style-name="P4" draw:layer="layout" svg:width="1.759cm" svg:height="1.826cm" svg:x="5.967cm" svg:y="13.431cm">
          <draw:text-box>
            <text:p><text:span text:style-name="T2">i₁</text:span></text:p>
          </draw:text-box>
        </draw:frame>
        <draw:line draw:style-name="gr2" draw:text-style-name="P3" draw:layer="layout" svg:x1="7.883cm" svg:y1="17.276cm" svg:x2="5.851cm" svg:y2="17.276cm">
          <text:p/>
        </draw:line>
        <draw:frame draw:style-name="gr23" draw:text-style-name="P4" draw:layer="layout" svg:width="1.518cm" svg:height="1.826cm" svg:x="5.967cm" svg:y="16.073cm">
          <draw:text-box>
            <text:p><text:span text:style-name="T2">i₂</text:span></text:p>
          </draw:text-box>
        </draw:frame>
        <draw:line draw:style-name="gr2" draw:text-style-name="P3" draw:layer="layout" svg:x1="7.883cm" svg:y1="21.23cm" svg:x2="5.851cm" svg:y2="21.23cm">
          <text:p/>
        </draw:line>
        <draw:frame draw:style-name="gr23" draw:text-style-name="P4" draw:layer="layout" svg:width="1.518cm" svg:height="1.826cm" svg:x="5.967cm" svg:y="20.027cm">
          <draw:text-box>
            <text:p><text:span text:style-name="T2">iₙ</text:span></text:p>
          </draw:text-box>
        </draw:frame>
        <draw:frame draw:style-name="gr22" draw:text-style-name="P48" draw:layer="layout" svg:width="1.767cm" svg:height="1.928cm" svg:x="6.077cm" svg:y="17.63cm">
          <draw:text-box>
            <text:p><text:span text:style-name="T1">…</text:span></text:p>
          </draw:text-box>
        </draw:frame>
        <draw:line draw:style-name="gr2" draw:text-style-name="P3" draw:layer="layout" svg:x1="16.483cm" svg:y1="14.676cm" svg:x2="14.451cm" svg:y2="14.676cm">
          <text:p/>
        </draw:line>
        <draw:frame draw:style-name="gr63" draw:text-style-name="P4" draw:layer="layout" svg:width="1.759cm" svg:height="1.826cm" svg:x="14.567cm" svg:y="13.473cm">
          <draw:text-box>
            <text:p><text:span text:style-name="T2">i₁</text:span></text:p>
          </draw:text-box>
        </draw:frame>
        <draw:line draw:style-name="gr2" draw:text-style-name="P3" draw:layer="layout" svg:x1="16.483cm" svg:y1="17.318cm" svg:x2="14.451cm" svg:y2="17.318cm">
          <text:p/>
        </draw:line>
        <draw:frame draw:style-name="gr23" draw:text-style-name="P4" draw:layer="layout" svg:width="1.518cm" svg:height="1.826cm" svg:x="14.567cm" svg:y="16.115cm">
          <draw:text-box>
            <text:p><text:span text:style-name="T2">i₂</text:span></text:p>
          </draw:text-box>
        </draw:frame>
        <draw:line draw:style-name="gr2" draw:text-style-name="P3" draw:layer="layout" svg:x1="16.483cm" svg:y1="21.272cm" svg:x2="14.451cm" svg:y2="21.272cm">
          <text:p/>
        </draw:line>
        <draw:frame draw:style-name="gr23" draw:text-style-name="P4" draw:layer="layout" svg:width="1.518cm" svg:height="1.826cm" svg:x="14.567cm" svg:y="20.069cm">
          <draw:text-box>
            <text:p><text:span text:style-name="T2">iₙ</text:span></text:p>
          </draw:text-box>
        </draw:frame>
        <draw:frame draw:style-name="gr22" draw:text-style-name="P48" draw:layer="layout" svg:width="1.767cm" svg:height="1.928cm" svg:x="14.677cm" svg:y="17.672cm">
          <draw:text-box>
            <text:p><text:span text:style-name="T1">…</text:span></text:p>
          </draw:text-box>
        </draw:frame>
        <draw:frame draw:style-name="gr64" draw:text-style-name="P53" draw:layer="layout" svg:width="1.323cm" svg:height="2.855cm" svg:x="9.037cm" svg:y="16.89cm">
          <draw:text-box>
            <text:p><text:span text:style-name="T10">-</text:span></text:p>
          </draw:text-box>
        </draw:frame>
      </draw:page>
      <draw:page draw:name="page17" draw:style-name="dp1" draw:master-page-name="Default">
        <draw:line draw:style-name="gr2" draw:text-style-name="P3" draw:layer="layout" svg:x1="3.54cm" svg:y1="3.438cm" svg:x2="1.508cm" svg:y2="3.438cm">
          <text:p/>
        </draw:line>
        <draw:frame draw:style-name="gr34" draw:text-style-name="P4" draw:layer="layout" svg:width="2.026cm" svg:height="1.826cm" svg:x="1.724cm" svg:y="2.235cm">
          <draw:text-box>
            <text:p><text:span text:style-name="T2">i₁</text:span><text:span text:style-name="T2">’</text:span></text:p>
          </draw:text-box>
        </draw:frame>
        <draw:line draw:style-name="gr2" draw:text-style-name="P3" draw:layer="layout" svg:x1="3.54cm" svg:y1="6.08cm" svg:x2="1.508cm" svg:y2="6.08cm">
          <text:p/>
        </draw:line>
        <draw:frame draw:style-name="gr34" draw:text-style-name="P4" draw:layer="layout" svg:width="2.026cm" svg:height="1.826cm" svg:x="1.724cm" svg:y="4.877cm">
          <draw:text-box>
            <text:p><text:span text:style-name="T2">i₂</text:span><text:span text:style-name="T2">’</text:span></text:p>
          </draw:text-box>
        </draw:frame>
        <draw:line draw:style-name="gr2" draw:text-style-name="P3" draw:layer="layout" svg:x1="3.54cm" svg:y1="10.034cm" svg:x2="1.508cm" svg:y2="10.034cm">
          <text:p/>
        </draw:line>
        <draw:frame draw:style-name="gr34" draw:text-style-name="P4" draw:layer="layout" svg:width="2.026cm" svg:height="1.826cm" svg:x="1.724cm" svg:y="8.831cm">
          <draw:text-box>
            <text:p><text:span text:style-name="T2">iₙ</text:span><text:span text:style-name="T2">’</text:span></text:p>
          </draw:text-box>
        </draw:frame>
        <draw:custom-shape draw:style-name="gr56" draw:text-style-name="P2" draw:layer="layout" svg:width="2.032cm" svg:height="8.644cm" svg:x="3.607cm" svg:y="2.46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frame draw:style-name="gr22" draw:text-style-name="P48" draw:layer="layout" svg:width="1.767cm" svg:height="1.928cm" svg:x="1.734cm" svg:y="6.434cm">
          <draw:text-box>
            <text:p><text:span text:style-name="T1">…</text:span></text:p>
          </draw:text-box>
        </draw:frame>
        <draw:frame draw:style-name="gr22" draw:text-style-name="P19" draw:layer="layout" svg:width="1.323cm" svg:height="1.928cm" svg:x="7.89cm" svg:y="5.897cm">
          <draw:text-box>
            <text:p><text:span text:style-name="T4">=</text:span></text:p>
          </draw:text-box>
        </draw:frame>
        <draw:line draw:style-name="gr2" draw:text-style-name="P3" draw:layer="layout" svg:x1="11.54cm" svg:y1="3.438cm" svg:x2="9.508cm" svg:y2="3.438cm">
          <text:p/>
        </draw:line>
        <draw:frame draw:style-name="gr34" draw:text-style-name="P4" draw:layer="layout" svg:width="2.026cm" svg:height="1.826cm" svg:x="9.724cm" svg:y="2.235cm">
          <draw:text-box>
            <text:p><text:span text:style-name="T2">i₁</text:span><text:span text:style-name="T2">’</text:span></text:p>
          </draw:text-box>
        </draw:frame>
        <draw:line draw:style-name="gr2" draw:text-style-name="P3" draw:layer="layout" svg:x1="11.54cm" svg:y1="6.08cm" svg:x2="9.508cm" svg:y2="6.08cm">
          <text:p/>
        </draw:line>
        <draw:frame draw:style-name="gr34" draw:text-style-name="P4" draw:layer="layout" svg:width="2.026cm" svg:height="1.826cm" svg:x="9.724cm" svg:y="4.877cm">
          <draw:text-box>
            <text:p><text:span text:style-name="T2">i₂</text:span><text:span text:style-name="T2">’</text:span></text:p>
          </draw:text-box>
        </draw:frame>
        <draw:line draw:style-name="gr2" draw:text-style-name="P3" draw:layer="layout" svg:x1="11.64cm" svg:y1="10.034cm" svg:x2="9.608cm" svg:y2="10.034cm">
          <text:p/>
        </draw:line>
        <draw:frame draw:style-name="gr34" draw:text-style-name="P4" draw:layer="layout" svg:width="2.026cm" svg:height="1.826cm" svg:x="9.824cm" svg:y="8.831cm">
          <draw:text-box>
            <text:p><text:span text:style-name="T2">iₙ</text:span><text:span text:style-name="T2">’</text:span></text:p>
          </draw:text-box>
        </draw:frame>
        <draw:custom-shape draw:style-name="gr7" draw:text-style-name="P55" draw:layer="layout" svg:width="2.032cm" svg:height="1.905cm" svg:x="11.607cm" svg:y="2.46cm">
          <text:p text:style-name="P54"><text:span text:style-name="T1">H₁</text:span></text:p>
          <draw:enhanced-geometry svg:viewBox="0 0 21600 21600" draw:type="rectangle" draw:enhanced-path="M 0 0 L 21600 0 21600 21600 0 21600 0 0 Z N"/>
        </draw:custom-shape>
        <draw:custom-shape draw:style-name="gr7" draw:text-style-name="P55" draw:layer="layout" svg:width="2.032cm" svg:height="1.905cm" svg:x="11.607cm" svg:y="5.16cm">
          <text:p text:style-name="P54"><text:span text:style-name="T1">H₂</text:span></text:p>
          <draw:enhanced-geometry svg:viewBox="0 0 21600 21600" draw:type="rectangle" draw:enhanced-path="M 0 0 L 21600 0 21600 21600 0 21600 0 0 Z N"/>
        </draw:custom-shape>
        <draw:custom-shape draw:style-name="gr7" draw:text-style-name="P55" draw:layer="layout" svg:width="2.032cm" svg:height="1.905cm" svg:x="11.608cm" svg:y="9.091cm">
          <text:p text:style-name="P54"><text:span text:style-name="T1">Hₙ</text:span></text:p>
          <draw:enhanced-geometry svg:viewBox="0 0 21600 21600" draw:type="rectangle" draw:enhanced-path="M 0 0 L 21600 0 21600 21600 0 21600 0 0 Z N"/>
        </draw:custom-shape>
        <draw:frame draw:style-name="gr22" draw:text-style-name="P48" draw:layer="layout" svg:width="1.767cm" svg:height="1.928cm" svg:x="9.734cm" svg:y="6.434cm">
          <draw:text-box>
            <text:p><text:span text:style-name="T1">…</text:span></text:p>
          </draw:text-box>
        </draw:frame>
        <draw:line draw:style-name="gr2" draw:text-style-name="P3" draw:layer="layout" svg:x1="7.737cm" svg:y1="3.442cm" svg:x2="5.705cm" svg:y2="3.442cm">
          <text:p/>
        </draw:line>
        <draw:frame draw:style-name="gr63" draw:text-style-name="P4" draw:layer="layout" svg:width="1.759cm" svg:height="1.826cm" svg:x="5.921cm" svg:y="2.239cm">
          <draw:text-box>
            <text:p><text:span text:style-name="T2">i₁</text:span></text:p>
          </draw:text-box>
        </draw:frame>
        <draw:line draw:style-name="gr2" draw:text-style-name="P3" draw:layer="layout" svg:x1="7.737cm" svg:y1="6.084cm" svg:x2="5.705cm" svg:y2="6.084cm">
          <text:p/>
        </draw:line>
        <draw:frame draw:style-name="gr23" draw:text-style-name="P4" draw:layer="layout" svg:width="1.518cm" svg:height="1.826cm" svg:x="5.921cm" svg:y="4.881cm">
          <draw:text-box>
            <text:p><text:span text:style-name="T2">i₂</text:span></text:p>
          </draw:text-box>
        </draw:frame>
        <draw:line draw:style-name="gr2" draw:text-style-name="P3" draw:layer="layout" svg:x1="7.737cm" svg:y1="10.038cm" svg:x2="5.705cm" svg:y2="10.038cm">
          <text:p/>
        </draw:line>
        <draw:frame draw:style-name="gr23" draw:text-style-name="P4" draw:layer="layout" svg:width="1.518cm" svg:height="1.826cm" svg:x="5.921cm" svg:y="8.835cm">
          <draw:text-box>
            <text:p><text:span text:style-name="T2">iₙ</text:span></text:p>
          </draw:text-box>
        </draw:frame>
        <draw:frame draw:style-name="gr22" draw:text-style-name="P48" draw:layer="layout" svg:width="1.767cm" svg:height="1.928cm" svg:x="5.931cm" svg:y="6.438cm">
          <draw:text-box>
            <text:p><text:span text:style-name="T1">…</text:span></text:p>
          </draw:text-box>
        </draw:frame>
        <draw:line draw:style-name="gr2" draw:text-style-name="P3" draw:layer="layout" svg:x1="15.637cm" svg:y1="3.484cm" svg:x2="13.605cm" svg:y2="3.484cm">
          <text:p/>
        </draw:line>
        <draw:frame draw:style-name="gr63" draw:text-style-name="P4" draw:layer="layout" svg:width="1.759cm" svg:height="1.826cm" svg:x="13.821cm" svg:y="2.281cm">
          <draw:text-box>
            <text:p><text:span text:style-name="T2">i₁</text:span></text:p>
          </draw:text-box>
        </draw:frame>
        <draw:line draw:style-name="gr2" draw:text-style-name="P3" draw:layer="layout" svg:x1="15.637cm" svg:y1="6.126cm" svg:x2="13.605cm" svg:y2="6.126cm">
          <text:p/>
        </draw:line>
        <draw:frame draw:style-name="gr23" draw:text-style-name="P4" draw:layer="layout" svg:width="1.518cm" svg:height="1.826cm" svg:x="13.821cm" svg:y="4.923cm">
          <draw:text-box>
            <text:p><text:span text:style-name="T2">i₂</text:span></text:p>
          </draw:text-box>
        </draw:frame>
        <draw:line draw:style-name="gr2" draw:text-style-name="P3" draw:layer="layout" svg:x1="15.637cm" svg:y1="10.08cm" svg:x2="13.605cm" svg:y2="10.08cm">
          <text:p/>
        </draw:line>
        <draw:frame draw:style-name="gr23" draw:text-style-name="P4" draw:layer="layout" svg:width="1.518cm" svg:height="1.826cm" svg:x="13.821cm" svg:y="8.877cm">
          <draw:text-box>
            <text:p><text:span text:style-name="T2">iₙ</text:span></text:p>
          </draw:text-box>
        </draw:frame>
        <draw:frame draw:style-name="gr22" draw:text-style-name="P48" draw:layer="layout" svg:width="1.767cm" svg:height="1.928cm" svg:x="13.831cm" svg:y="6.48cm">
          <draw:text-box>
            <text:p><text:span text:style-name="T1">…</text:span></text:p>
          </draw:text-box>
        </draw:frame>
        <draw:line draw:style-name="gr2" draw:text-style-name="P3" draw:layer="layout" svg:x1="12.591cm" svg:y1="5.187cm" svg:x2="12.591cm" svg:y2="4.386cm">
          <text:p/>
        </draw:line>
        <draw:line draw:style-name="gr2" draw:text-style-name="P3" draw:layer="layout" svg:x1="12.591cm" svg:y1="7.888cm" svg:x2="12.591cm" svg:y2="7.087cm">
          <text:p/>
        </draw:line>
        <draw:line draw:style-name="gr2" draw:text-style-name="P3" draw:layer="layout" svg:x1="12.591cm" svg:y1="9.089cm" svg:x2="12.591cm" svg:y2="8.288cm">
          <text:p/>
        </draw:line>
        <draw:frame draw:style-name="gr57" draw:text-style-name="P56" draw:layer="layout" svg:width="1.767cm" svg:height="4.036cm" svg:x="13.454cm" svg:y="3.024cm">
          <draw:text-box>
            <text:p><text:span text:style-name="T39">←</text:span></text:p>
          </draw:text-box>
        </draw:frame>
        <draw:frame draw:style-name="gr65" draw:text-style-name="P56" draw:layer="layout" svg:width="1.767cm" svg:height="4.281cm" svg:x="13.644cm" svg:y="5.71cm">
          <draw:text-box>
            <text:p><text:span text:style-name="T39">←</text:span></text:p>
          </draw:text-box>
        </draw:frame>
        <draw:frame draw:style-name="gr57" draw:text-style-name="P56" draw:layer="layout" svg:width="1.767cm" svg:height="4.036cm" svg:x="13.634cm" svg:y="7.024cm">
          <draw:text-box>
            <text:p><text:span text:style-name="T39">←</text:span></text:p>
          </draw:text-box>
        </draw:frame>
        <draw:frame draw:style-name="gr66" draw:text-style-name="P50" draw:layer="layout" svg:width="1.349cm" svg:height="1.928cm" svg:x="15.341cm" svg:y="6.407cm">
          <draw:text-box>
            <text:p text:style-name="P8"><text:span text:style-name="T37">3</text:span></text:p>
          </draw:text-box>
        </draw:frame>
        <draw:frame draw:style-name="gr67" draw:text-style-name="P50" draw:layer="layout" svg:width="1.349cm" svg:height="1.928cm" svg:x="15.342cm" svg:y="7.807cm">
          <draw:text-box>
            <text:p text:style-name="P8"><text:span text:style-name="T37">3</text:span></text:p>
          </draw:text-box>
        </draw:frame>
        <draw:frame draw:style-name="gr68" draw:text-style-name="P50" draw:layer="layout" svg:width="1.349cm" svg:height="1.928cm" svg:x="15.342cm" svg:y="3.807cm">
          <draw:text-box>
            <text:p text:style-name="P8"><text:span text:style-name="T37">3</text:span></text:p>
          </draw:text-box>
        </draw:frame>
        <draw:line draw:style-name="gr2" draw:text-style-name="P3" draw:layer="layout" svg:x1="6.08cm" svg:y1="13.979cm" svg:x2="4.048cm" svg:y2="13.979cm">
          <text:p/>
        </draw:line>
        <draw:frame draw:style-name="gr34" draw:text-style-name="P4" draw:layer="layout" svg:width="2.026cm" svg:height="1.826cm" svg:x="4.264cm" svg:y="12.776cm">
          <draw:text-box>
            <text:p><text:span text:style-name="T2">i₁</text:span><text:span text:style-name="T2">’</text:span></text:p>
          </draw:text-box>
        </draw:frame>
        <draw:line draw:style-name="gr2" draw:text-style-name="P3" draw:layer="layout" svg:x1="6.08cm" svg:y1="16.621cm" svg:x2="4.048cm" svg:y2="16.621cm">
          <text:p/>
        </draw:line>
        <draw:frame draw:style-name="gr34" draw:text-style-name="P4" draw:layer="layout" svg:width="2.026cm" svg:height="1.826cm" svg:x="4.264cm" svg:y="15.418cm">
          <draw:text-box>
            <text:p><text:span text:style-name="T2">i₂</text:span><text:span text:style-name="T2">’</text:span></text:p>
          </draw:text-box>
        </draw:frame>
        <draw:line draw:style-name="gr2" draw:text-style-name="P3" draw:layer="layout" svg:x1="6.08cm" svg:y1="20.575cm" svg:x2="4.048cm" svg:y2="20.575cm">
          <text:p/>
        </draw:line>
        <draw:frame draw:style-name="gr34" draw:text-style-name="P4" draw:layer="layout" svg:width="2.026cm" svg:height="1.826cm" svg:x="4.264cm" svg:y="19.372cm">
          <draw:text-box>
            <text:p><text:span text:style-name="T2">iₙ</text:span><text:span text:style-name="T2">’</text:span></text:p>
          </draw:text-box>
        </draw:frame>
        <draw:custom-shape draw:style-name="gr69" draw:text-style-name="P55" draw:layer="layout" svg:width="2.032cm" svg:height="1.905cm" svg:x="6.147cm" svg:y="13.001cm">
          <text:p text:style-name="P54"><text:span text:style-name="T1">H₁</text:span></text:p>
          <draw:enhanced-geometry svg:viewBox="0 0 21600 21600" draw:type="rectangle" draw:enhanced-path="M 0 0 L 21600 0 21600 21600 0 21600 0 0 Z N"/>
        </draw:custom-shape>
        <draw:custom-shape draw:style-name="gr70" draw:text-style-name="P55" draw:layer="layout" svg:width="2.032cm" svg:height="1.905cm" svg:x="6.147cm" svg:y="15.701cm">
          <text:p text:style-name="P54"><text:span text:style-name="T1">H₂</text:span></text:p>
          <draw:enhanced-geometry svg:viewBox="0 0 21600 21600" draw:type="rectangle" draw:enhanced-path="M 0 0 L 21600 0 21600 21600 0 21600 0 0 Z N"/>
        </draw:custom-shape>
        <draw:custom-shape draw:style-name="gr71" draw:text-style-name="P55" draw:layer="layout" svg:width="2.032cm" svg:height="1.905cm" svg:x="6.148cm" svg:y="19.632cm">
          <text:p text:style-name="P54"><text:span text:style-name="T1">Hₙ</text:span></text:p>
          <draw:enhanced-geometry svg:viewBox="0 0 21600 21600" draw:type="rectangle" draw:enhanced-path="M 0 0 L 21600 0 21600 21600 0 21600 0 0 Z N"/>
        </draw:custom-shape>
        <draw:frame draw:style-name="gr22" draw:text-style-name="P48" draw:layer="layout" svg:width="1.767cm" svg:height="1.928cm" svg:x="4.274cm" svg:y="16.975cm">
          <draw:text-box>
            <text:p><text:span text:style-name="T1">…</text:span></text:p>
          </draw:text-box>
        </draw:frame>
        <draw:line draw:style-name="gr2" draw:text-style-name="P3" draw:layer="layout" svg:x1="10.177cm" svg:y1="14.025cm" svg:x2="8.145cm" svg:y2="14.025cm">
          <text:p/>
        </draw:line>
        <draw:frame draw:style-name="gr63" draw:text-style-name="P4" draw:layer="layout" svg:width="1.759cm" svg:height="1.826cm" svg:x="8.561cm" svg:y="12.822cm">
          <draw:text-box>
            <text:p><text:span text:style-name="T2">i₁</text:span></text:p>
          </draw:text-box>
        </draw:frame>
        <draw:line draw:style-name="gr2" draw:text-style-name="P3" draw:layer="layout" svg:x1="10.177cm" svg:y1="16.667cm" svg:x2="8.145cm" svg:y2="16.667cm">
          <text:p/>
        </draw:line>
        <draw:frame draw:style-name="gr23" draw:text-style-name="P4" draw:layer="layout" svg:width="1.518cm" svg:height="1.826cm" svg:x="8.561cm" svg:y="15.464cm">
          <draw:text-box>
            <text:p><text:span text:style-name="T2">i₂</text:span></text:p>
          </draw:text-box>
        </draw:frame>
        <draw:line draw:style-name="gr2" draw:text-style-name="P3" draw:layer="layout" svg:x1="10.177cm" svg:y1="20.621cm" svg:x2="8.145cm" svg:y2="20.621cm">
          <text:p/>
        </draw:line>
        <draw:frame draw:style-name="gr23" draw:text-style-name="P4" draw:layer="layout" svg:width="1.518cm" svg:height="1.826cm" svg:x="8.561cm" svg:y="19.418cm">
          <draw:text-box>
            <text:p><text:span text:style-name="T2">iₙ</text:span></text:p>
          </draw:text-box>
        </draw:frame>
        <draw:frame draw:style-name="gr22" draw:text-style-name="P48" draw:layer="layout" svg:width="1.767cm" svg:height="1.928cm" svg:x="8.371cm" svg:y="17.021cm">
          <draw:text-box>
            <text:p><text:span text:style-name="T1">…</text:span></text:p>
          </draw:text-box>
        </draw:frame>
        <draw:line draw:style-name="gr2" draw:text-style-name="P3" draw:layer="layout" svg:x1="7.131cm" svg:y1="15.728cm" svg:x2="7.131cm" svg:y2="14.927cm">
          <text:p/>
        </draw:line>
        <draw:line draw:style-name="gr2" draw:text-style-name="P3" draw:layer="layout" svg:x1="7.131cm" svg:y1="18.429cm" svg:x2="7.131cm" svg:y2="17.628cm">
          <text:p/>
        </draw:line>
        <draw:line draw:style-name="gr2" draw:text-style-name="P3" draw:layer="layout" svg:x1="7.131cm" svg:y1="19.63cm" svg:x2="7.131cm" svg:y2="18.829cm">
          <text:p/>
        </draw:line>
        <draw:custom-shape draw:style-name="gr72" draw:text-style-name="P55" draw:layer="layout" svg:width="2.032cm" svg:height="1.905cm" svg:x="1.948cm" svg:y="13cm">
          <text:p text:style-name="P54"><text:span text:style-name="T1">Z+</text:span></text:p>
          <draw:enhanced-geometry svg:viewBox="0 0 21600 21600" draw:type="rectangle" draw:enhanced-path="M 0 0 L 21600 0 21600 21600 0 21600 0 0 Z N"/>
        </draw:custom-shape>
        <draw:custom-shape draw:style-name="gr73" draw:text-style-name="P55" draw:layer="layout" svg:width="2.032cm" svg:height="1.905cm" svg:x="1.948cm" svg:y="15.7cm">
          <text:p text:style-name="P54"><text:span text:style-name="T1">Z+</text:span></text:p>
          <draw:enhanced-geometry svg:viewBox="0 0 21600 21600" draw:type="rectangle" draw:enhanced-path="M 0 0 L 21600 0 21600 21600 0 21600 0 0 Z N"/>
        </draw:custom-shape>
        <draw:custom-shape draw:style-name="gr74" draw:text-style-name="P55" draw:layer="layout" svg:width="2.032cm" svg:height="1.905cm" svg:x="1.949cm" svg:y="19.631cm">
          <text:p text:style-name="P54"><text:span text:style-name="T1">Z+</text:span></text:p>
          <draw:enhanced-geometry svg:viewBox="0 0 21600 21600" draw:type="rectangle" draw:enhanced-path="M 0 0 L 21600 0 21600 21600 0 21600 0 0 Z N"/>
        </draw:custom-shape>
        <draw:custom-shape draw:style-name="gr75" draw:text-style-name="P55" draw:layer="layout" svg:width="2.032cm" svg:height="1.905cm" svg:x="10.249cm" svg:y="12.999cm">
          <text:p text:style-name="P54"><text:span text:style-name="T1">Z+</text:span></text:p>
          <draw:enhanced-geometry svg:viewBox="0 0 21600 21600" draw:type="rectangle" draw:enhanced-path="M 0 0 L 21600 0 21600 21600 0 21600 0 0 Z N"/>
        </draw:custom-shape>
        <draw:custom-shape draw:style-name="gr76" draw:text-style-name="P55" draw:layer="layout" svg:width="2.032cm" svg:height="1.905cm" svg:x="10.249cm" svg:y="15.699cm">
          <text:p text:style-name="P54"><text:span text:style-name="T1">Z+</text:span></text:p>
          <draw:enhanced-geometry svg:viewBox="0 0 21600 21600" draw:type="rectangle" draw:enhanced-path="M 0 0 L 21600 0 21600 21600 0 21600 0 0 Z N"/>
        </draw:custom-shape>
        <draw:custom-shape draw:style-name="gr77" draw:text-style-name="P55" draw:layer="layout" svg:width="2.032cm" svg:height="1.905cm" svg:x="10.25cm" svg:y="19.63cm">
          <text:p text:style-name="P54"><text:span text:style-name="T1">Z+</text:span></text:p>
          <draw:enhanced-geometry svg:viewBox="0 0 21600 21600" draw:type="rectangle" draw:enhanced-path="M 0 0 L 21600 0 21600 21600 0 21600 0 0 Z N"/>
        </draw:custom-shape>
      </draw:page>
      <draw:page draw:name="page18" draw:style-name="dp1" draw:master-page-name="Default">
        <draw:line draw:style-name="gr2" draw:text-style-name="P34" draw:layer="layout" svg:x1="10.18cm" svg:y1="2.732cm" svg:x2="8.148cm" svg:y2="2.732cm">
          <text:p/>
        </draw:line>
        <draw:frame draw:style-name="gr78" draw:text-style-name="P4" draw:layer="layout" svg:width="2.026cm" svg:height="1.259cm" svg:x="8.264cm" svg:y="1.529cm">
          <draw:text-box>
            <text:p><text:span text:style-name="T2">i₁</text:span><text:span text:style-name="T2">’</text:span></text:p>
          </draw:text-box>
        </draw:frame>
        <draw:line draw:style-name="gr2" draw:text-style-name="P34" draw:layer="layout" svg:x1="10.18cm" svg:y1="5.374cm" svg:x2="8.148cm" svg:y2="5.374cm">
          <text:p/>
        </draw:line>
        <draw:frame draw:style-name="gr34" draw:text-style-name="P4" draw:layer="layout" svg:width="2.026cm" svg:height="1.826cm" svg:x="8.264cm" svg:y="4.171cm">
          <draw:text-box>
            <text:p><text:span text:style-name="T2">i₂</text:span><text:span text:style-name="T2">’</text:span></text:p>
          </draw:text-box>
        </draw:frame>
        <draw:line draw:style-name="gr2" draw:text-style-name="P34" draw:layer="layout" svg:x1="10.18cm" svg:y1="9.328cm" svg:x2="8.148cm" svg:y2="9.328cm">
          <text:p/>
        </draw:line>
        <draw:frame draw:style-name="gr34" draw:text-style-name="P4" draw:layer="layout" svg:width="2.026cm" svg:height="1.826cm" svg:x="8.264cm" svg:y="8.125cm">
          <draw:text-box>
            <text:p><text:span text:style-name="T2">iₙ</text:span><text:span text:style-name="T2">’</text:span></text:p>
          </draw:text-box>
        </draw:frame>
        <draw:custom-shape draw:style-name="gr79" draw:text-style-name="P58" draw:layer="layout" svg:width="2.032cm" svg:height="1.905cm" svg:x="10.247cm" svg:y="1.754cm">
          <text:p text:style-name="P57"><text:span text:style-name="T30">H₁</text:span></text:p>
          <draw:enhanced-geometry svg:viewBox="0 0 21600 21600" draw:type="rectangle" draw:enhanced-path="M 0 0 L 21600 0 21600 21600 0 21600 0 0 Z N"/>
        </draw:custom-shape>
        <draw:custom-shape draw:style-name="gr80" draw:text-style-name="P58" draw:layer="layout" svg:width="2.032cm" svg:height="1.905cm" svg:x="10.247cm" svg:y="4.454cm">
          <text:p text:style-name="P57"><text:span text:style-name="T30">H₂</text:span></text:p>
          <draw:enhanced-geometry svg:viewBox="0 0 21600 21600" draw:type="rectangle" draw:enhanced-path="M 0 0 L 21600 0 21600 21600 0 21600 0 0 Z N"/>
        </draw:custom-shape>
        <draw:custom-shape draw:style-name="gr81" draw:text-style-name="P58" draw:layer="layout" svg:width="2.032cm" svg:height="1.905cm" svg:x="10.248cm" svg:y="8.385cm">
          <text:p text:style-name="P57"><text:span text:style-name="T30">Hₙ</text:span></text:p>
          <draw:enhanced-geometry svg:viewBox="0 0 21600 21600" draw:type="rectangle" draw:enhanced-path="M 0 0 L 21600 0 21600 21600 0 21600 0 0 Z N"/>
        </draw:custom-shape>
        <draw:frame draw:style-name="gr82" draw:text-style-name="P59" draw:layer="layout" svg:width="1.767cm" svg:height="1.826cm" svg:x="8.374cm" svg:y="5.728cm">
          <draw:text-box>
            <text:p><text:span text:style-name="T40">…</text:span></text:p>
          </draw:text-box>
        </draw:frame>
        <draw:line draw:style-name="gr2" draw:text-style-name="P34" draw:layer="layout" svg:x1="14.277cm" svg:y1="2.778cm" svg:x2="12.245cm" svg:y2="2.778cm">
          <text:p/>
        </draw:line>
        <draw:frame draw:style-name="gr83" draw:text-style-name="P4" draw:layer="layout" svg:width="1.759cm" svg:height="1.259cm" svg:x="12.661cm" svg:y="1.575cm">
          <draw:text-box>
            <text:p><text:span text:style-name="T2">i₁</text:span></text:p>
          </draw:text-box>
        </draw:frame>
        <draw:line draw:style-name="gr2" draw:text-style-name="P34" draw:layer="layout" svg:x1="14.277cm" svg:y1="5.42cm" svg:x2="12.245cm" svg:y2="5.42cm">
          <text:p/>
        </draw:line>
        <draw:frame draw:style-name="gr23" draw:text-style-name="P4" draw:layer="layout" svg:width="1.518cm" svg:height="1.826cm" svg:x="12.661cm" svg:y="4.217cm">
          <draw:text-box>
            <text:p><text:span text:style-name="T2">i₂</text:span></text:p>
          </draw:text-box>
        </draw:frame>
        <draw:line draw:style-name="gr2" draw:text-style-name="P34" draw:layer="layout" svg:x1="14.277cm" svg:y1="9.374cm" svg:x2="12.245cm" svg:y2="9.374cm">
          <text:p/>
        </draw:line>
        <draw:frame draw:style-name="gr23" draw:text-style-name="P4" draw:layer="layout" svg:width="1.518cm" svg:height="1.826cm" svg:x="12.661cm" svg:y="8.171cm">
          <draw:text-box>
            <text:p><text:span text:style-name="T2">iₙ</text:span></text:p>
          </draw:text-box>
        </draw:frame>
        <draw:frame draw:style-name="gr82" draw:text-style-name="P59" draw:layer="layout" svg:width="1.767cm" svg:height="1.826cm" svg:x="12.471cm" svg:y="5.774cm">
          <draw:text-box>
            <text:p><text:span text:style-name="T40">…</text:span></text:p>
          </draw:text-box>
        </draw:frame>
        <draw:line draw:style-name="gr2" draw:text-style-name="P34" draw:layer="layout" svg:x1="11.231cm" svg:y1="4.481cm" svg:x2="11.231cm" svg:y2="3.68cm">
          <text:p/>
        </draw:line>
        <draw:line draw:style-name="gr2" draw:text-style-name="P34" draw:layer="layout" svg:x1="11.231cm" svg:y1="7.182cm" svg:x2="11.231cm" svg:y2="6.381cm">
          <text:p/>
        </draw:line>
        <draw:line draw:style-name="gr2" draw:text-style-name="P34" draw:layer="layout" svg:x1="11.231cm" svg:y1="8.383cm" svg:x2="11.231cm" svg:y2="7.582cm">
          <text:p/>
        </draw:line>
        <draw:custom-shape draw:style-name="gr7" draw:text-style-name="P43" draw:layer="layout" svg:width="2.032cm" svg:height="1.905cm" svg:x="14.384cm" svg:y="1.735cm">
          <text:p text:style-name="P42"><text:span text:style-name="T30">ψ₁</text:span></text:p>
          <draw:enhanced-geometry svg:viewBox="0 0 21600 21600" draw:type="rectangle" draw:enhanced-path="M 0 0 L 21600 0 21600 21600 0 21600 0 0 Z N"/>
        </draw:custom-shape>
        <draw:custom-shape draw:style-name="gr7" draw:text-style-name="P43" draw:layer="layout" svg:width="2.032cm" svg:height="1.905cm" svg:x="14.384cm" svg:y="4.435cm">
          <text:p text:style-name="P42"><text:span text:style-name="T30">ψ₂</text:span></text:p>
          <draw:enhanced-geometry svg:viewBox="0 0 21600 21600" draw:type="rectangle" draw:enhanced-path="M 0 0 L 21600 0 21600 21600 0 21600 0 0 Z N"/>
        </draw:custom-shape>
        <draw:custom-shape draw:style-name="gr7" draw:text-style-name="P43" draw:layer="layout" svg:width="2.032cm" svg:height="1.905cm" svg:x="14.385cm" svg:y="8.366cm">
          <text:p text:style-name="P42"><text:span text:style-name="T30">ψₙ</text:span></text:p>
          <draw:enhanced-geometry svg:viewBox="0 0 21600 21600" draw:type="rectangle" draw:enhanced-path="M 0 0 L 21600 0 21600 21600 0 21600 0 0 Z N"/>
        </draw:custom-shape>
        <draw:line draw:style-name="gr2" draw:text-style-name="P34" draw:layer="layout" svg:x1="15.371cm" svg:y1="4.467cm" svg:x2="15.371cm" svg:y2="3.666cm">
          <text:p/>
        </draw:line>
        <draw:line draw:style-name="gr2" draw:text-style-name="P34" draw:layer="layout" svg:x1="15.371cm" svg:y1="7.068cm" svg:x2="15.371cm" svg:y2="6.267cm">
          <text:p/>
        </draw:line>
        <draw:line draw:style-name="gr2" draw:text-style-name="P34" draw:layer="layout" svg:x1="15.371cm" svg:y1="8.369cm" svg:x2="15.371cm" svg:y2="7.568cm">
          <text:p/>
        </draw:line>
        <draw:custom-shape draw:style-name="gr7" draw:text-style-name="P43" draw:layer="layout" svg:width="2.032cm" svg:height="1.905cm" svg:x="6.085cm" svg:y="1.734cm">
          <text:p text:style-name="P42"><text:span text:style-name="T30">ψ₁</text:span></text:p>
          <draw:enhanced-geometry svg:viewBox="0 0 21600 21600" draw:type="rectangle" draw:enhanced-path="M 0 0 L 21600 0 21600 21600 0 21600 0 0 Z N"/>
        </draw:custom-shape>
        <draw:custom-shape draw:style-name="gr7" draw:text-style-name="P43" draw:layer="layout" svg:width="2.032cm" svg:height="1.905cm" svg:x="6.085cm" svg:y="4.434cm">
          <text:p text:style-name="P42"><text:span text:style-name="T30">ψ₂</text:span></text:p>
          <draw:enhanced-geometry svg:viewBox="0 0 21600 21600" draw:type="rectangle" draw:enhanced-path="M 0 0 L 21600 0 21600 21600 0 21600 0 0 Z N"/>
        </draw:custom-shape>
        <draw:custom-shape draw:style-name="gr7" draw:text-style-name="P43" draw:layer="layout" svg:width="2.032cm" svg:height="1.905cm" svg:x="6.086cm" svg:y="8.365cm">
          <text:p text:style-name="P42"><text:span text:style-name="T30">ψₙ</text:span></text:p>
          <draw:enhanced-geometry svg:viewBox="0 0 21600 21600" draw:type="rectangle" draw:enhanced-path="M 0 0 L 21600 0 21600 21600 0 21600 0 0 Z N"/>
        </draw:custom-shape>
        <draw:line draw:style-name="gr2" draw:text-style-name="P34" draw:layer="layout" svg:x1="7.072cm" svg:y1="4.466cm" svg:x2="7.072cm" svg:y2="3.665cm">
          <text:p/>
        </draw:line>
        <draw:line draw:style-name="gr2" draw:text-style-name="P34" draw:layer="layout" svg:x1="7.072cm" svg:y1="7.067cm" svg:x2="7.072cm" svg:y2="6.266cm">
          <text:p/>
        </draw:line>
        <draw:line draw:style-name="gr2" draw:text-style-name="P34" draw:layer="layout" svg:x1="7.072cm" svg:y1="8.368cm" svg:x2="7.072cm" svg:y2="7.567cm">
          <text:p/>
        </draw:line>
        <draw:frame draw:style-name="gr84" draw:text-style-name="P5" draw:layer="layout" svg:width="4.566cm" svg:height="1.826cm" svg:x="1.096cm" svg:y="6.81cm">
          <draw:text-box>
            <text:p><text:span text:style-name="T6">E</text:span><text:span text:style-name="T6">(</text:span><text:span text:style-name="T3">ψ</text:span><text:span text:style-name="T3">) </text:span><text:span text:style-name="T3">=</text:span></text:p>
          </draw:text-box>
        </draw:frame>
        <draw:frame draw:style-name="gr85" draw:text-style-name="P10" draw:layer="layout" svg:width="3.888cm" svg:height="1.826cm" svg:x="9.187cm" svg:y="10.834cm">
          <draw:text-box>
            <text:p text:style-name="P8"><text:span text:style-name="T3">⟨</text:span><text:span text:style-name="T3">ψ</text:span><text:span text:style-name="T3">|</text:span><text:span text:style-name="T3">ψ</text:span><text:span text:style-name="T3">⟩</text:span></text:p>
          </draw:text-box>
        </draw:frame>
        <draw:line draw:style-name="gr2" draw:text-style-name="P34" draw:layer="layout" svg:x1="16.637cm" svg:y1="10.668cm" svg:x2="5.842cm" svg:y2="10.668cm">
          <text:p/>
        </draw:line>
        <draw:frame draw:style-name="gr41" draw:text-style-name="P46" draw:layer="layout" svg:width="3.042cm" svg:height="3.605cm" svg:x="2.917cm" svg:y="13.307cm">
          <draw:text-box>
            <text:p><text:span text:style-name="T32">m</text:span><text:span text:style-name="T32">i</text:span><text:span text:style-name="T32">n</text:span></text:p>
            <text:p text:style-name="P8"><text:span text:style-name="T32"><text:s/></text:span><text:span text:style-name="T32">ψ</text:span></text:p>
          </draw:text-box>
        </draw:frame>
        <draw:frame draw:style-name="gr36" draw:text-style-name="P46" draw:layer="layout" svg:width="3.889cm" svg:height="1.928cm" svg:x="5.311cm" svg:y="14.06cm">
          <draw:text-box>
            <text:p><text:span text:style-name="T32">E</text:span><text:span text:style-name="T32">(</text:span><text:span text:style-name="T32">ψ</text:span><text:span text:style-name="T33">)</text:span></text:p>
          </draw:text-box>
        </draw:frame>
        <draw:frame draw:style-name="gr54" draw:text-style-name="P46" draw:layer="layout" svg:width="4.227cm" svg:height="1.597cm" svg:x="12.211cm" svg:y="14.16cm">
          <draw:text-box>
            <text:p><text:span text:style-name="T32">∂</text:span><text:span text:style-name="T34">ψ</text:span><text:span text:style-name="T32">E</text:span><text:span text:style-name="T32">(</text:span><text:span text:style-name="T32">ψ</text:span><text:span text:style-name="T33">)</text:span></text:p>
          </draw:text-box>
        </draw:frame>
      </draw:page>
      <draw:page draw:name="page19" draw:style-name="dp1" draw:master-page-name="Default">
        <draw:line draw:style-name="gr2" draw:text-style-name="P34" draw:layer="layout" svg:x1="3.488cm" svg:y1="3.492cm" svg:x2="1.456cm" svg:y2="3.492cm">
          <text:p/>
        </draw:line>
        <draw:frame draw:style-name="gr45" draw:text-style-name="P4" draw:layer="layout" svg:width="2.534cm" svg:height="1.826cm" svg:x="1.172cm" svg:y="2.289cm">
          <draw:text-box>
            <text:p><text:span text:style-name="T2">i₁</text:span><text:span text:style-name="T2">’’</text:span></text:p>
          </draw:text-box>
        </draw:frame>
        <draw:line draw:style-name="gr2" draw:text-style-name="P34" draw:layer="layout" svg:x1="3.488cm" svg:y1="6.134cm" svg:x2="1.456cm" svg:y2="6.134cm">
          <text:p/>
        </draw:line>
        <draw:frame draw:style-name="gr46" draw:text-style-name="P4" draw:layer="layout" svg:width="2.534cm" svg:height="1.259cm" svg:x="1.172cm" svg:y="4.931cm">
          <draw:text-box>
            <text:p><text:span text:style-name="T2">i₂</text:span><text:span text:style-name="T2">’’</text:span></text:p>
          </draw:text-box>
        </draw:frame>
        <draw:line draw:style-name="gr2" draw:text-style-name="P34" draw:layer="layout" svg:x1="3.488cm" svg:y1="10.088cm" svg:x2="1.456cm" svg:y2="10.088cm">
          <text:p/>
        </draw:line>
        <draw:frame draw:style-name="gr46" draw:text-style-name="P4" draw:layer="layout" svg:width="2.534cm" svg:height="1.259cm" svg:x="1.172cm" svg:y="8.885cm">
          <draw:text-box>
            <text:p><text:span text:style-name="T2">iₙ</text:span><text:span text:style-name="T2">’’</text:span></text:p>
          </draw:text-box>
        </draw:frame>
        <draw:custom-shape draw:style-name="gr56" draw:text-style-name="P37" draw:layer="layout" svg:width="2.032cm" svg:height="8.644cm" svg:x="3.555cm" svg:y="2.514cm">
          <text:p text:style-name="P36"><text:span text:style-name="T41">u(θ</text:span><text:span text:style-name="T26">ₗ)</text:span></text:p>
          <draw:enhanced-geometry svg:viewBox="0 0 21600 21600" draw:type="rectangle" draw:enhanced-path="M 0 0 L 21600 0 21600 21600 0 21600 0 0 Z N"/>
        </draw:custom-shape>
        <draw:frame draw:style-name="gr82" draw:text-style-name="P59" draw:layer="layout" svg:width="1.767cm" svg:height="1.826cm" svg:x="1.682cm" svg:y="6.488cm">
          <draw:text-box>
            <text:p><text:span text:style-name="T40">…</text:span></text:p>
          </draw:text-box>
        </draw:frame>
        <draw:frame draw:style-name="gr53" draw:text-style-name="P45" draw:layer="layout" svg:width="1.323cm" svg:height="1.827cm" svg:x="7.838cm" svg:y="5.951cm">
          <draw:text-box>
            <text:p><text:span text:style-name="T3">=</text:span></text:p>
          </draw:text-box>
        </draw:frame>
        <draw:line draw:style-name="gr2" draw:text-style-name="P34" draw:layer="layout" svg:x1="15.988cm" svg:y1="3.492cm" svg:x2="13.956cm" svg:y2="3.492cm">
          <text:p/>
        </draw:line>
        <draw:frame draw:style-name="gr78" draw:text-style-name="P4" draw:layer="layout" svg:width="2.026cm" svg:height="1.259cm" svg:x="13.972cm" svg:y="2.289cm">
          <draw:text-box>
            <text:p><text:span text:style-name="T2">i₁</text:span><text:span text:style-name="T2">’</text:span></text:p>
          </draw:text-box>
        </draw:frame>
        <draw:line draw:style-name="gr2" draw:text-style-name="P34" draw:layer="layout" svg:x1="15.988cm" svg:y1="6.134cm" svg:x2="13.956cm" svg:y2="6.134cm">
          <text:p/>
        </draw:line>
        <draw:frame draw:style-name="gr34" draw:text-style-name="P4" draw:layer="layout" svg:width="2.026cm" svg:height="1.826cm" svg:x="13.972cm" svg:y="4.931cm">
          <draw:text-box>
            <text:p><text:span text:style-name="T2">i₂</text:span><text:span text:style-name="T2">’</text:span></text:p>
          </draw:text-box>
        </draw:frame>
        <draw:line draw:style-name="gr2" draw:text-style-name="P34" draw:layer="layout" svg:x1="15.988cm" svg:y1="10.088cm" svg:x2="13.956cm" svg:y2="10.088cm">
          <text:p/>
        </draw:line>
        <draw:frame draw:style-name="gr34" draw:text-style-name="P4" draw:layer="layout" svg:width="2.026cm" svg:height="1.826cm" svg:x="13.972cm" svg:y="8.885cm">
          <draw:text-box>
            <text:p><text:span text:style-name="T2">iₙ</text:span><text:span text:style-name="T2">’</text:span></text:p>
          </draw:text-box>
        </draw:frame>
        <draw:custom-shape draw:style-name="gr86" draw:text-style-name="P61" draw:layer="layout" svg:width="2.032cm" svg:height="1.905cm" svg:x="16.055cm" svg:y="2.514cm">
          <text:p text:style-name="P60"><text:span text:style-name="T20">Ry(θ₁)</text:span></text:p>
          <draw:enhanced-geometry svg:viewBox="0 0 21600 21600" draw:type="rectangle" draw:enhanced-path="M 0 0 L 21600 0 21600 21600 0 21600 0 0 Z N"/>
        </draw:custom-shape>
        <draw:custom-shape draw:style-name="gr87" draw:text-style-name="P61" draw:layer="layout" svg:width="2.032cm" svg:height="1.905cm" svg:x="16.055cm" svg:y="5.214cm">
          <text:p text:style-name="P60"><text:span text:style-name="T20">Ry(θ₂)</text:span></text:p>
          <draw:enhanced-geometry svg:viewBox="0 0 21600 21600" draw:type="rectangle" draw:enhanced-path="M 0 0 L 21600 0 21600 21600 0 21600 0 0 Z N"/>
        </draw:custom-shape>
        <draw:custom-shape draw:style-name="gr88" draw:text-style-name="P61" draw:layer="layout" svg:width="2.032cm" svg:height="1.905cm" svg:x="16.056cm" svg:y="9.145cm">
          <text:p text:style-name="P60"><text:span text:style-name="T20">Ry(θₙ)</text:span></text:p>
          <draw:enhanced-geometry svg:viewBox="0 0 21600 21600" draw:type="rectangle" draw:enhanced-path="M 0 0 L 21600 0 21600 21600 0 21600 0 0 Z N"/>
        </draw:custom-shape>
        <draw:frame draw:style-name="gr82" draw:text-style-name="P59" draw:layer="layout" svg:width="1.767cm" svg:height="1.826cm" svg:x="14.182cm" svg:y="6.488cm">
          <draw:text-box>
            <text:p><text:span text:style-name="T40">…</text:span></text:p>
          </draw:text-box>
        </draw:frame>
        <draw:line draw:style-name="gr2" draw:text-style-name="P34" draw:layer="layout" svg:x1="7.685cm" svg:y1="3.496cm" svg:x2="5.653cm" svg:y2="3.496cm">
          <text:p/>
        </draw:line>
        <draw:frame draw:style-name="gr83" draw:text-style-name="P4" draw:layer="layout" svg:width="1.759cm" svg:height="1.259cm" svg:x="5.669cm" svg:y="2.293cm">
          <draw:text-box>
            <text:p><text:span text:style-name="T2">i₁</text:span></text:p>
          </draw:text-box>
        </draw:frame>
        <draw:line draw:style-name="gr2" draw:text-style-name="P34" draw:layer="layout" svg:x1="7.685cm" svg:y1="6.138cm" svg:x2="5.653cm" svg:y2="6.138cm">
          <text:p/>
        </draw:line>
        <draw:frame draw:style-name="gr23" draw:text-style-name="P4" draw:layer="layout" svg:width="1.518cm" svg:height="1.826cm" svg:x="5.669cm" svg:y="4.935cm">
          <draw:text-box>
            <text:p><text:span text:style-name="T2">i₂</text:span></text:p>
          </draw:text-box>
        </draw:frame>
        <draw:line draw:style-name="gr2" draw:text-style-name="P34" draw:layer="layout" svg:x1="7.685cm" svg:y1="10.092cm" svg:x2="5.653cm" svg:y2="10.092cm">
          <text:p/>
        </draw:line>
        <draw:frame draw:style-name="gr23" draw:text-style-name="P4" draw:layer="layout" svg:width="1.518cm" svg:height="1.826cm" svg:x="5.669cm" svg:y="8.889cm">
          <draw:text-box>
            <text:p><text:span text:style-name="T2">iₙ</text:span></text:p>
          </draw:text-box>
        </draw:frame>
        <draw:frame draw:style-name="gr82" draw:text-style-name="P59" draw:layer="layout" svg:width="1.767cm" svg:height="1.826cm" svg:x="5.879cm" svg:y="6.492cm">
          <draw:text-box>
            <text:p><text:span text:style-name="T40">…</text:span></text:p>
          </draw:text-box>
        </draw:frame>
        <draw:line draw:style-name="gr2" draw:text-style-name="P34" draw:layer="layout" svg:x1="20.085cm" svg:y1="3.538cm" svg:x2="18.053cm" svg:y2="3.538cm">
          <text:p/>
        </draw:line>
        <draw:frame draw:style-name="gr83" draw:text-style-name="P4" draw:layer="layout" svg:width="1.759cm" svg:height="1.259cm" svg:x="18.069cm" svg:y="2.335cm">
          <draw:text-box>
            <text:p><text:span text:style-name="T2">i₁</text:span></text:p>
          </draw:text-box>
        </draw:frame>
        <draw:line draw:style-name="gr2" draw:text-style-name="P34" draw:layer="layout" svg:x1="20.085cm" svg:y1="6.18cm" svg:x2="18.053cm" svg:y2="6.18cm">
          <text:p/>
        </draw:line>
        <draw:frame draw:style-name="gr23" draw:text-style-name="P4" draw:layer="layout" svg:width="1.518cm" svg:height="1.826cm" svg:x="18.069cm" svg:y="4.977cm">
          <draw:text-box>
            <text:p><text:span text:style-name="T2">i₂</text:span></text:p>
          </draw:text-box>
        </draw:frame>
        <draw:line draw:style-name="gr2" draw:text-style-name="P34" draw:layer="layout" svg:x1="20.085cm" svg:y1="10.134cm" svg:x2="18.053cm" svg:y2="10.134cm">
          <text:p/>
        </draw:line>
        <draw:frame draw:style-name="gr23" draw:text-style-name="P4" draw:layer="layout" svg:width="1.518cm" svg:height="1.826cm" svg:x="18.069cm" svg:y="8.931cm">
          <draw:text-box>
            <text:p><text:span text:style-name="T2">iₙ</text:span></text:p>
          </draw:text-box>
        </draw:frame>
        <draw:frame draw:style-name="gr82" draw:text-style-name="P59" draw:layer="layout" svg:width="1.767cm" svg:height="1.826cm" svg:x="18.279cm" svg:y="6.534cm">
          <draw:text-box>
            <text:p><text:span text:style-name="T40">…</text:span></text:p>
          </draw:text-box>
        </draw:frame>
        <draw:line draw:style-name="gr2" draw:text-style-name="P34" draw:layer="layout" svg:x1="11.788cm" svg:y1="3.476cm" svg:x2="9.756cm" svg:y2="3.476cm">
          <text:p/>
        </draw:line>
        <draw:frame draw:style-name="gr89" draw:text-style-name="P4" draw:layer="layout" svg:width="2.534cm" svg:height="1.613cm" svg:x="9.572cm" svg:y="2.273cm">
          <draw:text-box>
            <text:p><text:span text:style-name="T2">i₁</text:span><text:span text:style-name="T2">’’</text:span></text:p>
          </draw:text-box>
        </draw:frame>
        <draw:line draw:style-name="gr2" draw:text-style-name="P34" draw:layer="layout" svg:x1="11.788cm" svg:y1="6.118cm" svg:x2="9.756cm" svg:y2="6.118cm">
          <text:p/>
        </draw:line>
        <draw:frame draw:style-name="gr90" draw:text-style-name="P4" draw:layer="layout" svg:width="2.534cm" svg:height="1.384cm" svg:x="9.572cm" svg:y="4.915cm">
          <draw:text-box>
            <text:p><text:span text:style-name="T2">i₂</text:span><text:span text:style-name="T2">’’</text:span></text:p>
          </draw:text-box>
        </draw:frame>
        <draw:line draw:style-name="gr2" draw:text-style-name="P34" draw:layer="layout" svg:x1="11.888cm" svg:y1="10.072cm" svg:x2="9.856cm" svg:y2="10.072cm">
          <text:p/>
        </draw:line>
        <draw:frame draw:style-name="gr46" draw:text-style-name="P4" draw:layer="layout" svg:width="2.534cm" svg:height="1.259cm" svg:x="9.572cm" svg:y="8.869cm">
          <draw:text-box>
            <text:p><text:span text:style-name="T2">iₙ</text:span><text:span text:style-name="T2">’’</text:span></text:p>
          </draw:text-box>
        </draw:frame>
        <draw:frame draw:style-name="gr82" draw:text-style-name="P59" draw:layer="layout" svg:width="1.767cm" svg:height="1.826cm" svg:x="9.982cm" svg:y="6.472cm">
          <draw:text-box>
            <text:p><text:span text:style-name="T40">…</text:span></text:p>
          </draw:text-box>
        </draw:frame>
        <draw:custom-shape draw:style-name="gr91" draw:text-style-name="P63" draw:layer="layout" svg:width="2.032cm" svg:height="4.598cm" svg:x="11.855cm" svg:y="6.498cm">
          <text:p text:style-name="P62"><text:span text:style-name="T22">CX</text:span></text:p>
          <draw:enhanced-geometry svg:viewBox="0 0 21600 21600" draw:type="rectangle" draw:enhanced-path="M 0 0 L 21600 0 21600 21600 0 21600 0 0 Z N"/>
        </draw:custom-shape>
        <draw:custom-shape draw:style-name="gr92" draw:text-style-name="P64" draw:layer="layout" svg:width="2.413cm" svg:height="2.032cm" svg:x="11.668cm" svg:y="6.261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3" draw:layer="layout" svg:width="2.032cm" svg:height="4.598cm" svg:x="11.855cm" svg:y="2.498cm">
          <text:p text:style-name="P62"><text:span text:style-name="T22">CX</text:span></text:p>
          <draw:enhanced-geometry svg:viewBox="0 0 21600 21600" draw:type="rectangle" draw:enhanced-path="M 0 0 L 21600 0 21600 21600 0 21600 0 0 Z N"/>
        </draw:custom-shape>
        <draw:frame draw:style-name="gr94" draw:text-style-name="P9" draw:layer="layout" svg:width="13.202cm" svg:height="1.928cm" svg:x="3.192cm" svg:y="12.164cm">
          <draw:text-box>
            <text:p text:style-name="P8"><text:span text:style-name="T5">∏</text:span><text:span text:style-name="T5">ₗ </text:span><text:span text:style-name="T5">u</text:span><text:span text:style-name="T5">(</text:span><text:span text:style-name="T5">θ</text:span><text:span text:style-name="T5">ₗ</text:span><text:span text:style-name="T5">) </text:span><text:span text:style-name="T4">→ </text:span><text:span text:style-name="T4">U</text:span><text:span text:style-name="T4">(</text:span><text:span text:style-name="T4">θ</text:span><text:span text:style-name="T4">)</text:span></text:p>
          </draw:text-box>
        </draw:frame>
        <draw:line draw:style-name="gr2" draw:text-style-name="P34" draw:layer="layout" svg:x1="3.78cm" svg:y1="15.54cm" svg:x2="1.748cm" svg:y2="15.54cm">
          <text:p/>
        </draw:line>
        <draw:frame draw:style-name="gr78" draw:text-style-name="P4" draw:layer="layout" svg:width="2.026cm" svg:height="1.259cm" svg:x="1.864cm" svg:y="14.337cm">
          <draw:text-box>
            <text:p><text:span text:style-name="T2">i₁</text:span><text:span text:style-name="T2">’</text:span></text:p>
          </draw:text-box>
        </draw:frame>
        <draw:line draw:style-name="gr2" draw:text-style-name="P34" draw:layer="layout" svg:x1="3.78cm" svg:y1="18.182cm" svg:x2="1.748cm" svg:y2="18.182cm">
          <text:p/>
        </draw:line>
        <draw:frame draw:style-name="gr34" draw:text-style-name="P4" draw:layer="layout" svg:width="2.026cm" svg:height="1.826cm" svg:x="1.864cm" svg:y="16.979cm">
          <draw:text-box>
            <text:p><text:span text:style-name="T2">i₂</text:span><text:span text:style-name="T2">’</text:span></text:p>
          </draw:text-box>
        </draw:frame>
        <draw:line draw:style-name="gr2" draw:text-style-name="P34" draw:layer="layout" svg:x1="3.78cm" svg:y1="22.136cm" svg:x2="1.748cm" svg:y2="22.136cm">
          <text:p/>
        </draw:line>
        <draw:frame draw:style-name="gr34" draw:text-style-name="P4" draw:layer="layout" svg:width="2.026cm" svg:height="1.826cm" svg:x="1.864cm" svg:y="20.933cm">
          <draw:text-box>
            <text:p><text:span text:style-name="T2">iₙ</text:span><text:span text:style-name="T2">’</text:span></text:p>
          </draw:text-box>
        </draw:frame>
        <draw:frame draw:style-name="gr82" draw:text-style-name="P59" draw:layer="layout" svg:width="1.767cm" svg:height="1.826cm" svg:x="1.974cm" svg:y="18.536cm">
          <draw:text-box>
            <text:p><text:span text:style-name="T40">…</text:span></text:p>
          </draw:text-box>
        </draw:frame>
        <draw:line draw:style-name="gr2" draw:text-style-name="P34" draw:layer="layout" svg:x1="7.877cm" svg:y1="15.586cm" svg:x2="5.845cm" svg:y2="15.586cm">
          <text:p/>
        </draw:line>
        <draw:frame draw:style-name="gr83" draw:text-style-name="P4" draw:layer="layout" svg:width="1.759cm" svg:height="1.259cm" svg:x="6.261cm" svg:y="14.383cm">
          <draw:text-box>
            <text:p><text:span text:style-name="T2">i₁</text:span></text:p>
          </draw:text-box>
        </draw:frame>
        <draw:line draw:style-name="gr2" draw:text-style-name="P34" draw:layer="layout" svg:x1="7.877cm" svg:y1="18.228cm" svg:x2="5.845cm" svg:y2="18.228cm">
          <text:p/>
        </draw:line>
        <draw:frame draw:style-name="gr23" draw:text-style-name="P4" draw:layer="layout" svg:width="1.518cm" svg:height="1.826cm" svg:x="6.261cm" svg:y="17.025cm">
          <draw:text-box>
            <text:p><text:span text:style-name="T2">i₂</text:span></text:p>
          </draw:text-box>
        </draw:frame>
        <draw:line draw:style-name="gr2" draw:text-style-name="P34" draw:layer="layout" svg:x1="7.877cm" svg:y1="22.182cm" svg:x2="5.845cm" svg:y2="22.182cm">
          <text:p/>
        </draw:line>
        <draw:frame draw:style-name="gr23" draw:text-style-name="P4" draw:layer="layout" svg:width="1.518cm" svg:height="1.826cm" svg:x="6.261cm" svg:y="20.979cm">
          <draw:text-box>
            <text:p><text:span text:style-name="T2">iₙ</text:span></text:p>
          </draw:text-box>
        </draw:frame>
        <draw:frame draw:style-name="gr82" draw:text-style-name="P59" draw:layer="layout" svg:width="1.767cm" svg:height="1.826cm" svg:x="6.071cm" svg:y="18.582cm">
          <draw:text-box>
            <text:p><text:span text:style-name="T40">…</text:span></text:p>
          </draw:text-box>
        </draw:frame>
        <draw:custom-shape draw:style-name="gr7" draw:text-style-name="P43" draw:layer="layout" svg:width="2.032cm" svg:height="1.905cm" svg:x="7.984cm" svg:y="14.543cm">
          <text:p text:style-name="P42"><text:span text:style-name="T30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43" draw:layer="layout" svg:width="2.032cm" svg:height="1.905cm" svg:x="7.984cm" svg:y="17.243cm">
          <text:p text:style-name="P42"><text:span text:style-name="T30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43" draw:layer="layout" svg:width="2.032cm" svg:height="1.905cm" svg:x="7.985cm" svg:y="21.174cm">
          <text:p text:style-name="P42"><text:span text:style-name="T30">Z+</text:span></text:p>
          <draw:enhanced-geometry svg:viewBox="0 0 21600 21600" draw:type="rectangle" draw:enhanced-path="M 0 0 L 21600 0 21600 21600 0 21600 0 0 Z N"/>
        </draw:custom-shape>
        <draw:line draw:style-name="gr2" draw:text-style-name="P34" draw:layer="layout" svg:x1="15.477cm" svg:y1="15.577cm" svg:x2="13.445cm" svg:y2="15.577cm">
          <text:p/>
        </draw:line>
        <draw:frame draw:style-name="gr83" draw:text-style-name="P4" draw:layer="layout" svg:width="1.759cm" svg:height="1.259cm" svg:x="13.861cm" svg:y="14.374cm">
          <draw:text-box>
            <text:p><text:span text:style-name="T2">i₁</text:span></text:p>
          </draw:text-box>
        </draw:frame>
        <draw:line draw:style-name="gr2" draw:text-style-name="P34" draw:layer="layout" svg:x1="15.477cm" svg:y1="18.219cm" svg:x2="13.445cm" svg:y2="18.219cm">
          <text:p/>
        </draw:line>
        <draw:frame draw:style-name="gr23" draw:text-style-name="P4" draw:layer="layout" svg:width="1.518cm" svg:height="1.826cm" svg:x="13.861cm" svg:y="17.016cm">
          <draw:text-box>
            <text:p><text:span text:style-name="T2">i₂</text:span></text:p>
          </draw:text-box>
        </draw:frame>
        <draw:line draw:style-name="gr2" draw:text-style-name="P34" draw:layer="layout" svg:x1="15.477cm" svg:y1="22.173cm" svg:x2="13.445cm" svg:y2="22.173cm">
          <text:p/>
        </draw:line>
        <draw:frame draw:style-name="gr23" draw:text-style-name="P4" draw:layer="layout" svg:width="1.518cm" svg:height="1.826cm" svg:x="13.861cm" svg:y="20.97cm">
          <draw:text-box>
            <text:p><text:span text:style-name="T2">iₙ</text:span></text:p>
          </draw:text-box>
        </draw:frame>
        <draw:frame draw:style-name="gr82" draw:text-style-name="P59" draw:layer="layout" svg:width="1.767cm" svg:height="1.826cm" svg:x="13.671cm" svg:y="18.573cm">
          <draw:text-box>
            <text:p><text:span text:style-name="T40">…</text:span></text:p>
          </draw:text-box>
        </draw:frame>
        <draw:custom-shape draw:style-name="gr7" draw:text-style-name="P43" draw:layer="layout" svg:width="2.032cm" svg:height="1.905cm" svg:x="15.584cm" svg:y="14.534cm">
          <text:p text:style-name="P57"><text:span text:style-name="T30">θ₁</text:span></text:p>
          <draw:enhanced-geometry svg:viewBox="0 0 21600 21600" draw:type="rectangle" draw:enhanced-path="M 0 0 L 21600 0 21600 21600 0 21600 0 0 Z N"/>
        </draw:custom-shape>
        <draw:custom-shape draw:style-name="gr7" draw:text-style-name="P43" draw:layer="layout" svg:width="2.032cm" svg:height="1.905cm" svg:x="15.584cm" svg:y="17.234cm">
          <text:p text:style-name="P57"><text:span text:style-name="T42">θ</text:span><text:span text:style-name="T30">₂</text:span></text:p>
          <draw:enhanced-geometry svg:viewBox="0 0 21600 21600" draw:type="rectangle" draw:enhanced-path="M 0 0 L 21600 0 21600 21600 0 21600 0 0 Z N"/>
        </draw:custom-shape>
        <draw:custom-shape draw:style-name="gr7" draw:text-style-name="P43" draw:layer="layout" svg:width="2.032cm" svg:height="1.905cm" svg:x="15.585cm" svg:y="21.165cm">
          <text:p text:style-name="P57"><text:span text:style-name="T42">θ</text:span><text:span text:style-name="T30">ₙ</text:span></text:p>
          <draw:enhanced-geometry svg:viewBox="0 0 21600 21600" draw:type="rectangle" draw:enhanced-path="M 0 0 L 21600 0 21600 21600 0 21600 0 0 Z N"/>
        </draw:custom-shape>
        <draw:line draw:style-name="gr2" draw:text-style-name="P34" draw:layer="layout" svg:x1="16.571cm" svg:y1="17.266cm" svg:x2="16.571cm" svg:y2="16.465cm">
          <text:p/>
        </draw:line>
        <draw:line draw:style-name="gr2" draw:text-style-name="P34" draw:layer="layout" svg:x1="16.571cm" svg:y1="19.867cm" svg:x2="16.571cm" svg:y2="19.066cm">
          <text:p/>
        </draw:line>
        <draw:line draw:style-name="gr2" draw:text-style-name="P34" draw:layer="layout" svg:x1="16.571cm" svg:y1="21.168cm" svg:x2="16.571cm" svg:y2="20.367cm">
          <text:p/>
        </draw:line>
        <draw:frame draw:style-name="gr95" draw:text-style-name="P65" draw:layer="layout" svg:width="1.349cm" svg:height="1.929cm" svg:x="11.123cm" svg:y="17.078cm">
          <draw:text-box>
            <text:p><text:span text:style-name="T4">→</text:span></text:p>
          </draw:text-box>
        </draw:frame>
        <draw:custom-shape draw:style-name="gr56" draw:text-style-name="P40" draw:layer="layout" svg:width="2.032cm" svg:height="8.644cm" svg:x="3.755cm" svg:y="14.514cm">
          <text:p text:style-name="P39"><text:span text:style-name="T43">U(θ</text:span><text:span text:style-name="T28">)</text:span></text:p>
          <draw:enhanced-geometry svg:viewBox="0 0 21600 21600" draw:type="rectangle" draw:enhanced-path="M 0 0 L 21600 0 21600 21600 0 21600 0 0 Z N"/>
        </draw:custom-shape>
      </draw:page>
      <draw:page draw:name="page20" draw:style-name="dp1" draw:master-page-name="Default">
        <draw:frame draw:style-name="gr96" draw:text-style-name="P46" draw:layer="layout" svg:width="2.534cm" svg:height="2.943cm" svg:x="3.608cm" svg:y="10.977cm">
          <draw:text-box>
            <text:p><text:span text:style-name="T32">mi</text:span><text:span text:style-name="T32">n</text:span></text:p>
            <text:p text:style-name="P8"><text:span text:style-name="T32"><text:s/></text:span><text:span text:style-name="T32">θ</text:span></text:p>
          </draw:text-box>
        </draw:frame>
        <draw:frame draw:style-name="gr36" draw:text-style-name="P46" draw:layer="layout" svg:width="3.889cm" svg:height="1.928cm" svg:x="6.002cm" svg:y="11.73cm">
          <draw:text-box>
            <text:p><text:span text:style-name="T32">E(</text:span><text:span text:style-name="T32">θ</text:span><text:span text:style-name="T33">)</text:span></text:p>
          </draw:text-box>
        </draw:frame>
        <draw:frame draw:style-name="gr54" draw:text-style-name="P46" draw:layer="layout" svg:width="4.227cm" svg:height="1.597cm" svg:x="12.902cm" svg:y="11.83cm">
          <draw:text-box>
            <text:p><text:span text:style-name="T32">∂</text:span><text:span text:style-name="T34">θ</text:span><text:span text:style-name="T32">E(</text:span><text:span text:style-name="T32">θ</text:span><text:span text:style-name="T33">)</text:span></text:p>
          </draw:text-box>
        </draw:frame>
        <draw:line draw:style-name="gr2" draw:text-style-name="P34" draw:layer="layout" svg:x1="11.434cm" svg:y1="2.533cm" svg:x2="9.402cm" svg:y2="2.533cm">
          <text:p/>
        </draw:line>
        <draw:frame draw:style-name="gr78" draw:text-style-name="P4" draw:layer="layout" svg:width="2.026cm" svg:height="1.259cm" svg:x="9.518cm" svg:y="1.33cm">
          <draw:text-box>
            <text:p><text:span text:style-name="T2">i₁</text:span><text:span text:style-name="T2">’</text:span></text:p>
          </draw:text-box>
        </draw:frame>
        <draw:line draw:style-name="gr2" draw:text-style-name="P34" draw:layer="layout" svg:x1="11.434cm" svg:y1="5.175cm" svg:x2="9.402cm" svg:y2="5.175cm">
          <text:p/>
        </draw:line>
        <draw:frame draw:style-name="gr34" draw:text-style-name="P4" draw:layer="layout" svg:width="2.026cm" svg:height="1.826cm" svg:x="9.518cm" svg:y="3.972cm">
          <draw:text-box>
            <text:p><text:span text:style-name="T2">i₂’</text:span></text:p>
          </draw:text-box>
        </draw:frame>
        <draw:line draw:style-name="gr2" draw:text-style-name="P34" draw:layer="layout" svg:x1="11.434cm" svg:y1="9.129cm" svg:x2="9.402cm" svg:y2="9.129cm">
          <text:p/>
        </draw:line>
        <draw:frame draw:style-name="gr34" draw:text-style-name="P4" draw:layer="layout" svg:width="2.026cm" svg:height="1.826cm" svg:x="9.518cm" svg:y="7.926cm">
          <draw:text-box>
            <text:p><text:span text:style-name="T2">iₙ’</text:span></text:p>
          </draw:text-box>
        </draw:frame>
        <draw:custom-shape draw:style-name="gr97" draw:text-style-name="P58" draw:layer="layout" svg:width="2.032cm" svg:height="1.905cm" svg:x="11.501cm" svg:y="1.555cm">
          <text:p text:style-name="P57"><text:span text:style-name="T30">H₁</text:span></text:p>
          <draw:enhanced-geometry svg:viewBox="0 0 21600 21600" draw:type="rectangle" draw:enhanced-path="M 0 0 L 21600 0 21600 21600 0 21600 0 0 Z N"/>
        </draw:custom-shape>
        <draw:custom-shape draw:style-name="gr98" draw:text-style-name="P58" draw:layer="layout" svg:width="2.032cm" svg:height="1.905cm" svg:x="11.501cm" svg:y="4.255cm">
          <text:p text:style-name="P57"><text:span text:style-name="T30">H₂</text:span></text:p>
          <draw:enhanced-geometry svg:viewBox="0 0 21600 21600" draw:type="rectangle" draw:enhanced-path="M 0 0 L 21600 0 21600 21600 0 21600 0 0 Z N"/>
        </draw:custom-shape>
        <draw:custom-shape draw:style-name="gr99" draw:text-style-name="P58" draw:layer="layout" svg:width="2.032cm" svg:height="1.905cm" svg:x="11.502cm" svg:y="8.186cm">
          <text:p text:style-name="P57"><text:span text:style-name="T30">Hₙ</text:span></text:p>
          <draw:enhanced-geometry svg:viewBox="0 0 21600 21600" draw:type="rectangle" draw:enhanced-path="M 0 0 L 21600 0 21600 21600 0 21600 0 0 Z N"/>
        </draw:custom-shape>
        <draw:frame draw:style-name="gr82" draw:text-style-name="P59" draw:layer="layout" svg:width="1.767cm" svg:height="1.826cm" svg:x="9.628cm" svg:y="5.529cm">
          <draw:text-box>
            <text:p><text:span text:style-name="T40">…</text:span></text:p>
          </draw:text-box>
        </draw:frame>
        <draw:line draw:style-name="gr2" draw:text-style-name="P34" draw:layer="layout" svg:x1="15.531cm" svg:y1="2.579cm" svg:x2="13.499cm" svg:y2="2.579cm">
          <text:p/>
        </draw:line>
        <draw:frame draw:style-name="gr83" draw:text-style-name="P4" draw:layer="layout" svg:width="1.759cm" svg:height="1.259cm" svg:x="13.915cm" svg:y="1.376cm">
          <draw:text-box>
            <text:p><text:span text:style-name="T2">i₁</text:span></text:p>
          </draw:text-box>
        </draw:frame>
        <draw:line draw:style-name="gr2" draw:text-style-name="P34" draw:layer="layout" svg:x1="15.531cm" svg:y1="5.221cm" svg:x2="13.499cm" svg:y2="5.221cm">
          <text:p/>
        </draw:line>
        <draw:frame draw:style-name="gr23" draw:text-style-name="P4" draw:layer="layout" svg:width="1.518cm" svg:height="1.826cm" svg:x="13.915cm" svg:y="4.018cm">
          <draw:text-box>
            <text:p><text:span text:style-name="T2">i₂</text:span></text:p>
          </draw:text-box>
        </draw:frame>
        <draw:line draw:style-name="gr2" draw:text-style-name="P34" draw:layer="layout" svg:x1="15.531cm" svg:y1="9.175cm" svg:x2="13.499cm" svg:y2="9.175cm">
          <text:p/>
        </draw:line>
        <draw:frame draw:style-name="gr23" draw:text-style-name="P4" draw:layer="layout" svg:width="1.518cm" svg:height="1.826cm" svg:x="13.915cm" svg:y="7.972cm">
          <draw:text-box>
            <text:p><text:span text:style-name="T2">iₙ</text:span></text:p>
          </draw:text-box>
        </draw:frame>
        <draw:frame draw:style-name="gr82" draw:text-style-name="P59" draw:layer="layout" svg:width="1.767cm" svg:height="1.826cm" svg:x="13.725cm" svg:y="5.575cm">
          <draw:text-box>
            <text:p><text:span text:style-name="T40">…</text:span></text:p>
          </draw:text-box>
        </draw:frame>
        <draw:line draw:style-name="gr2" draw:text-style-name="P34" draw:layer="layout" svg:x1="12.485cm" svg:y1="4.282cm" svg:x2="12.485cm" svg:y2="3.481cm">
          <text:p/>
        </draw:line>
        <draw:line draw:style-name="gr2" draw:text-style-name="P34" draw:layer="layout" svg:x1="12.485cm" svg:y1="6.983cm" svg:x2="12.485cm" svg:y2="6.182cm">
          <text:p/>
        </draw:line>
        <draw:line draw:style-name="gr2" draw:text-style-name="P34" draw:layer="layout" svg:x1="12.485cm" svg:y1="8.184cm" svg:x2="12.485cm" svg:y2="7.383cm">
          <text:p/>
        </draw:line>
        <draw:custom-shape draw:style-name="gr7" draw:text-style-name="P43" draw:layer="layout" svg:width="2.032cm" svg:height="1.905cm" svg:x="15.638cm" svg:y="1.536cm">
          <text:p text:style-name="P42"><text:span text:style-name="T30">θ₁</text:span></text:p>
          <draw:enhanced-geometry svg:viewBox="0 0 21600 21600" draw:type="rectangle" draw:enhanced-path="M 0 0 L 21600 0 21600 21600 0 21600 0 0 Z N"/>
        </draw:custom-shape>
        <draw:custom-shape draw:style-name="gr7" draw:text-style-name="P43" draw:layer="layout" svg:width="2.032cm" svg:height="1.905cm" svg:x="15.638cm" svg:y="4.236cm">
          <text:p text:style-name="P42"><text:span text:style-name="T30">θ₂</text:span></text:p>
          <draw:enhanced-geometry svg:viewBox="0 0 21600 21600" draw:type="rectangle" draw:enhanced-path="M 0 0 L 21600 0 21600 21600 0 21600 0 0 Z N"/>
        </draw:custom-shape>
        <draw:custom-shape draw:style-name="gr7" draw:text-style-name="P43" draw:layer="layout" svg:width="2.032cm" svg:height="1.905cm" svg:x="15.639cm" svg:y="8.167cm">
          <text:p text:style-name="P42"><text:span text:style-name="T30">θₙ</text:span></text:p>
          <draw:enhanced-geometry svg:viewBox="0 0 21600 21600" draw:type="rectangle" draw:enhanced-path="M 0 0 L 21600 0 21600 21600 0 21600 0 0 Z N"/>
        </draw:custom-shape>
        <draw:line draw:style-name="gr2" draw:text-style-name="P34" draw:layer="layout" svg:x1="16.625cm" svg:y1="4.268cm" svg:x2="16.625cm" svg:y2="3.467cm">
          <text:p/>
        </draw:line>
        <draw:line draw:style-name="gr2" draw:text-style-name="P34" draw:layer="layout" svg:x1="16.625cm" svg:y1="6.869cm" svg:x2="16.625cm" svg:y2="6.068cm">
          <text:p/>
        </draw:line>
        <draw:line draw:style-name="gr2" draw:text-style-name="P34" draw:layer="layout" svg:x1="16.625cm" svg:y1="8.17cm" svg:x2="16.625cm" svg:y2="7.369cm">
          <text:p/>
        </draw:line>
        <draw:custom-shape draw:style-name="gr7" draw:text-style-name="P43" draw:layer="layout" svg:width="2.032cm" svg:height="1.905cm" svg:x="7.339cm" svg:y="1.535cm">
          <text:p text:style-name="P42"><text:span text:style-name="T30">θ₁</text:span></text:p>
          <draw:enhanced-geometry svg:viewBox="0 0 21600 21600" draw:type="rectangle" draw:enhanced-path="M 0 0 L 21600 0 21600 21600 0 21600 0 0 Z N"/>
        </draw:custom-shape>
        <draw:custom-shape draw:style-name="gr7" draw:text-style-name="P43" draw:layer="layout" svg:width="2.032cm" svg:height="1.905cm" svg:x="7.339cm" svg:y="4.235cm">
          <text:p text:style-name="P42"><text:span text:style-name="T30">θ₂</text:span></text:p>
          <draw:enhanced-geometry svg:viewBox="0 0 21600 21600" draw:type="rectangle" draw:enhanced-path="M 0 0 L 21600 0 21600 21600 0 21600 0 0 Z N"/>
        </draw:custom-shape>
        <draw:custom-shape draw:style-name="gr7" draw:text-style-name="P43" draw:layer="layout" svg:width="2.032cm" svg:height="1.905cm" svg:x="7.34cm" svg:y="8.166cm">
          <text:p text:style-name="P42"><text:span text:style-name="T30">θₙ</text:span></text:p>
          <draw:enhanced-geometry svg:viewBox="0 0 21600 21600" draw:type="rectangle" draw:enhanced-path="M 0 0 L 21600 0 21600 21600 0 21600 0 0 Z N"/>
        </draw:custom-shape>
        <draw:line draw:style-name="gr2" draw:text-style-name="P34" draw:layer="layout" svg:x1="8.326cm" svg:y1="4.267cm" svg:x2="8.326cm" svg:y2="3.466cm">
          <text:p/>
        </draw:line>
        <draw:line draw:style-name="gr2" draw:text-style-name="P34" draw:layer="layout" svg:x1="8.326cm" svg:y1="6.868cm" svg:x2="8.326cm" svg:y2="6.067cm">
          <text:p/>
        </draw:line>
        <draw:line draw:style-name="gr2" draw:text-style-name="P34" draw:layer="layout" svg:x1="8.326cm" svg:y1="8.169cm" svg:x2="8.326cm" svg:y2="7.368cm">
          <text:p/>
        </draw:line>
        <draw:frame draw:style-name="gr84" draw:text-style-name="P5" draw:layer="layout" svg:width="4.566cm" svg:height="1.826cm" svg:x="2.35cm" svg:y="5.611cm">
          <draw:text-box>
            <text:p><text:span text:style-name="T6">E(θ</text:span><text:span text:style-name="T3">) =</text:span></text:p>
          </draw:text-box>
        </draw:frame>
        <draw:frame draw:style-name="gr96" draw:text-style-name="P46" draw:layer="layout" svg:width="2.534cm" svg:height="2.943cm" svg:x="3.593cm" svg:y="23.977cm">
          <draw:text-box>
            <text:p><text:span text:style-name="T32">m</text:span><text:span text:style-name="T32">i</text:span><text:span text:style-name="T32">n</text:span></text:p>
            <text:p text:style-name="P8"><text:span text:style-name="T32"><text:s/></text:span><text:span text:style-name="T32">θ</text:span></text:p>
          </draw:text-box>
        </draw:frame>
        <draw:frame draw:style-name="gr36" draw:text-style-name="P46" draw:layer="layout" svg:width="3.889cm" svg:height="1.928cm" svg:x="5.987cm" svg:y="24.73cm">
          <draw:text-box>
            <text:p><text:span text:style-name="T32">F</text:span><text:span text:style-name="T32">(</text:span><text:span text:style-name="T32">θ</text:span><text:span text:style-name="T33">)</text:span></text:p>
          </draw:text-box>
        </draw:frame>
        <draw:frame draw:style-name="gr54" draw:text-style-name="P46" draw:layer="layout" svg:width="4.227cm" svg:height="1.597cm" svg:x="12.887cm" svg:y="24.83cm">
          <draw:text-box>
            <text:p><text:span text:style-name="T32">∂</text:span><text:span text:style-name="T34">θ</text:span><text:span text:style-name="T6">F</text:span><text:span text:style-name="T32">(</text:span><text:span text:style-name="T32">θ</text:span><text:span text:style-name="T33">)</text:span></text:p>
          </draw:text-box>
        </draw:frame>
        <draw:line draw:style-name="gr2" draw:text-style-name="P34" draw:layer="layout" svg:x1="13.316cm" svg:y1="15.579cm" svg:x2="11.284cm" svg:y2="15.579cm">
          <text:p/>
        </draw:line>
        <draw:frame draw:style-name="gr83" draw:text-style-name="P4" draw:layer="layout" svg:width="1.759cm" svg:height="1.259cm" svg:x="11.7cm" svg:y="14.376cm">
          <draw:text-box>
            <text:p><text:span text:style-name="T2">i₁</text:span></text:p>
          </draw:text-box>
        </draw:frame>
        <draw:line draw:style-name="gr2" draw:text-style-name="P34" draw:layer="layout" svg:x1="13.316cm" svg:y1="18.221cm" svg:x2="11.284cm" svg:y2="18.221cm">
          <text:p/>
        </draw:line>
        <draw:frame draw:style-name="gr23" draw:text-style-name="P4" draw:layer="layout" svg:width="1.518cm" svg:height="1.826cm" svg:x="11.7cm" svg:y="17.018cm">
          <draw:text-box>
            <text:p><text:span text:style-name="T2">i₂</text:span></text:p>
          </draw:text-box>
        </draw:frame>
        <draw:line draw:style-name="gr2" draw:text-style-name="P34" draw:layer="layout" svg:x1="13.316cm" svg:y1="22.175cm" svg:x2="11.284cm" svg:y2="22.175cm">
          <text:p/>
        </draw:line>
        <draw:frame draw:style-name="gr23" draw:text-style-name="P4" draw:layer="layout" svg:width="1.518cm" svg:height="1.826cm" svg:x="11.7cm" svg:y="20.972cm">
          <draw:text-box>
            <text:p><text:span text:style-name="T2">iₙ</text:span></text:p>
          </draw:text-box>
        </draw:frame>
        <draw:frame draw:style-name="gr82" draw:text-style-name="P59" draw:layer="layout" svg:width="1.767cm" svg:height="1.826cm" svg:x="11.51cm" svg:y="18.575cm">
          <draw:text-box>
            <text:p><text:span text:style-name="T40">…</text:span></text:p>
          </draw:text-box>
        </draw:frame>
        <draw:custom-shape draw:style-name="gr7" draw:text-style-name="P43" draw:layer="layout" svg:width="2.032cm" svg:height="1.905cm" svg:x="13.423cm" svg:y="14.536cm">
          <text:p text:style-name="P42"><text:span text:style-name="T30">θ₁</text:span></text:p>
          <draw:enhanced-geometry svg:viewBox="0 0 21600 21600" draw:type="rectangle" draw:enhanced-path="M 0 0 L 21600 0 21600 21600 0 21600 0 0 Z N"/>
        </draw:custom-shape>
        <draw:custom-shape draw:style-name="gr7" draw:text-style-name="P43" draw:layer="layout" svg:width="2.032cm" svg:height="1.905cm" svg:x="13.423cm" svg:y="17.236cm">
          <text:p text:style-name="P42"><text:span text:style-name="T30">θ₂</text:span></text:p>
          <draw:enhanced-geometry svg:viewBox="0 0 21600 21600" draw:type="rectangle" draw:enhanced-path="M 0 0 L 21600 0 21600 21600 0 21600 0 0 Z N"/>
        </draw:custom-shape>
        <draw:custom-shape draw:style-name="gr7" draw:text-style-name="P43" draw:layer="layout" svg:width="2.032cm" svg:height="1.905cm" svg:x="13.424cm" svg:y="21.167cm">
          <text:p text:style-name="P42"><text:span text:style-name="T30">θₙ</text:span></text:p>
          <draw:enhanced-geometry svg:viewBox="0 0 21600 21600" draw:type="rectangle" draw:enhanced-path="M 0 0 L 21600 0 21600 21600 0 21600 0 0 Z N"/>
        </draw:custom-shape>
        <draw:line draw:style-name="gr2" draw:text-style-name="P34" draw:layer="layout" svg:x1="14.41cm" svg:y1="17.268cm" svg:x2="14.41cm" svg:y2="16.467cm">
          <text:p/>
        </draw:line>
        <draw:line draw:style-name="gr2" draw:text-style-name="P34" draw:layer="layout" svg:x1="14.41cm" svg:y1="19.869cm" svg:x2="14.41cm" svg:y2="19.068cm">
          <text:p/>
        </draw:line>
        <draw:line draw:style-name="gr2" draw:text-style-name="P34" draw:layer="layout" svg:x1="14.41cm" svg:y1="21.17cm" svg:x2="14.41cm" svg:y2="20.369cm">
          <text:p/>
        </draw:line>
        <draw:frame draw:style-name="gr51" draw:text-style-name="P5" draw:layer="layout" svg:width="5.921cm" svg:height="1.826cm" svg:x="2.035cm" svg:y="18.211cm">
          <draw:text-box>
            <text:p><text:span text:style-name="T6">F</text:span><text:span text:style-name="T6">(</text:span><text:span text:style-name="T6">θ</text:span><text:span text:style-name="T3">) </text:span><text:span text:style-name="T3">= </text:span><text:span text:style-name="T3">-</text:span></text:p>
          </draw:text-box>
        </draw:frame>
        <draw:custom-shape draw:style-name="gr7" draw:text-style-name="P43" draw:layer="layout" svg:width="2.032cm" svg:height="1.905cm" svg:x="9.186cm" svg:y="14.533cm">
          <text:p text:style-name="P42"><text:span text:style-name="T30">ψ₁</text:span></text:p>
          <draw:enhanced-geometry svg:viewBox="0 0 21600 21600" draw:type="rectangle" draw:enhanced-path="M 0 0 L 21600 0 21600 21600 0 21600 0 0 Z N"/>
        </draw:custom-shape>
        <draw:custom-shape draw:style-name="gr7" draw:text-style-name="P43" draw:layer="layout" svg:width="2.032cm" svg:height="1.905cm" svg:x="9.186cm" svg:y="17.233cm">
          <text:p text:style-name="P42"><text:span text:style-name="T30">ψ₂</text:span></text:p>
          <draw:enhanced-geometry svg:viewBox="0 0 21600 21600" draw:type="rectangle" draw:enhanced-path="M 0 0 L 21600 0 21600 21600 0 21600 0 0 Z N"/>
        </draw:custom-shape>
        <draw:custom-shape draw:style-name="gr7" draw:text-style-name="P43" draw:layer="layout" svg:width="2.032cm" svg:height="1.905cm" svg:x="9.187cm" svg:y="21.164cm">
          <text:p text:style-name="P42"><text:span text:style-name="T30">ψₙ</text:span></text:p>
          <draw:enhanced-geometry svg:viewBox="0 0 21600 21600" draw:type="rectangle" draw:enhanced-path="M 0 0 L 21600 0 21600 21600 0 21600 0 0 Z N"/>
        </draw:custom-shape>
        <draw:line draw:style-name="gr2" draw:text-style-name="P34" draw:layer="layout" svg:x1="10.173cm" svg:y1="17.265cm" svg:x2="10.173cm" svg:y2="16.464cm">
          <text:p/>
        </draw:line>
        <draw:line draw:style-name="gr2" draw:text-style-name="P34" draw:layer="layout" svg:x1="10.173cm" svg:y1="19.866cm" svg:x2="10.173cm" svg:y2="19.065cm">
          <text:p/>
        </draw:line>
        <draw:line draw:style-name="gr2" draw:text-style-name="P34" draw:layer="layout" svg:x1="10.173cm" svg:y1="21.167cm" svg:x2="10.173cm" svg:y2="20.366cm">
          <text:p/>
        </draw:line>
        <draw:frame draw:style-name="gr35" draw:text-style-name="P24" draw:layer="layout" svg:width="2.534cm" svg:height="4.281cm" svg:x="7.288cm" svg:y="16.651cm">
          <draw:text-box>
            <text:p><text:span text:style-name="T17">|</text:span></text:p>
          </draw:text-box>
        </draw:frame>
        <draw:frame draw:style-name="gr35" draw:text-style-name="P44" draw:layer="layout" svg:width="2.534cm" svg:height="4.281cm" svg:x="14.994cm" svg:y="16.634cm">
          <draw:text-box>
            <text:p><text:span text:style-name="T31">|</text:span></text:p>
          </draw:text-box>
        </draw:frame>
        <draw:frame draw:style-name="gr53" draw:text-style-name="P45" draw:layer="layout" svg:width="1.361cm" svg:height="1.827cm" svg:x="16.481cm" svg:y="16.177cm">
          <draw:text-box>
            <text:p><text:span text:style-name="T6">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uliaMono1" svg:font-family="JuliaMono" style:font-pitch="fixed"/>
    <style:font-face style:name="JuliaMono" svg:font-family="JuliaMon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5T12:11:58.745563794</meta:creation-date>
    <dc:date>2022-03-01T08:20:53.465868471</dc:date>
    <meta:editing-duration>PT7H58M43S</meta:editing-duration>
    <meta:editing-cycles>100</meta:editing-cycles>
    <meta:generator>LibreOffice/6.4.7.2$Linux_X86_64 LibreOffice_project/40$Build-2</meta:generator>
    <meta:document-statistic meta:object-count="1080"/>
  </office:meta>
</office:document-meta>
</file>

<file path=Object 1/content.xml><?xml version="1.0" encoding="utf-8"?>
<math xmlns="http://www.w3.org/1998/Math/MathML" display="block"/>
</file>